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541" svg:font-family="MSI_Z541" style:font-pitch="variable"/>
    <style:font-face style:name="MSI_Z542" svg:font-family="MSI_Z542" style:font-pitch="variable"/>
    <style:font-face style:name="MSI_Z543" svg:font-family="MSI_Z543" style:font-pitch="variable"/>
    <style:font-face style:name="MSI_Z544" svg:font-family="MSI_Z544" style:font-pitch="variable"/>
    <style:font-face style:name="MSI_Z545" svg:font-family="MSI_Z545" style:font-pitch="variable"/>
    <style:font-face style:name="MSI_Z546" svg:font-family="MSI_Z546" style:font-pitch="variable"/>
    <style:font-face style:name="MSI_Z547" svg:font-family="MSI_Z547" style:font-pitch="variable"/>
    <style:font-face style:name="MSI_Z548" svg:font-family="MSI_Z548" style:font-pitch="variable"/>
    <style:font-face style:name="MSI_Z549" svg:font-family="MSI_Z549" style:font-pitch="variable"/>
    <style:font-face style:name="MSI_Z550" svg:font-family="MSI_Z550" style:font-pitch="variable"/>
    <style:font-face style:name="MSI_Z551" svg:font-family="MSI_Z551" style:font-pitch="variable"/>
    <style:font-face style:name="MSI_Z552" svg:font-family="MSI_Z552" style:font-pitch="variable"/>
    <style:font-face style:name="MSI_Z553" svg:font-family="MSI_Z553" style:font-pitch="variable"/>
    <style:font-face style:name="MSI_Z554" svg:font-family="MSI_Z554" style:font-pitch="variable"/>
    <style:font-face style:name="MSI_Z555" svg:font-family="MSI_Z555" style:font-pitch="variable"/>
    <style:font-face style:name="MSI_Z556" svg:font-family="MSI_Z556" style:font-pitch="variable"/>
    <style:font-face style:name="MSI_Z557" svg:font-family="MSI_Z557" style:font-pitch="variable"/>
    <style:font-face style:name="MSI_Z558" svg:font-family="MSI_Z558" style:font-pitch="variable"/>
    <style:font-face style:name="MSI_Z559" svg:font-family="MSI_Z559" style:font-pitch="variable"/>
    <style:font-face style:name="MSI_Z560" svg:font-family="MSI_Z560" style:font-pitch="variable"/>
    <style:font-face style:name="MSI_Z561" svg:font-family="MSI_Z56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QCF_P541" svg:font-family="QCF_P541" style:font-family-generic="roman" style:font-pitch="variable"/>
    <style:font-face style:name="QCF_P542" svg:font-family="QCF_P542" style:font-family-generic="roman" style:font-pitch="variable"/>
    <style:font-face style:name="QCF_P543" svg:font-family="QCF_P543" style:font-family-generic="roman" style:font-pitch="variable"/>
    <style:font-face style:name="QCF_P544" svg:font-family="QCF_P544" style:font-family-generic="roman" style:font-pitch="variable"/>
    <style:font-face style:name="QCF_P546" svg:font-family="QCF_P546" style:font-family-generic="roman" style:font-pitch="variable"/>
    <style:font-face style:name="QCF_P547" svg:font-family="QCF_P547" style:font-family-generic="roman" style:font-pitch="variable"/>
    <style:font-face style:name="QCF_P548" svg:font-family="QCF_P548" style:font-family-generic="roman" style:font-pitch="variable"/>
    <style:font-face style:name="QCF_P549" svg:font-family="QCF_P549" style:font-family-generic="roman" style:font-pitch="variable"/>
    <style:font-face style:name="QCF_P550" svg:font-family="QCF_P550" style:font-family-generic="roman" style:font-pitch="variable"/>
    <style:font-face style:name="QCF_P551" svg:font-family="QCF_P551" style:font-family-generic="roman" style:font-pitch="variable"/>
    <style:font-face style:name="QCF_P552" svg:font-family="QCF_P552" style:font-family-generic="roman" style:font-pitch="variable"/>
    <style:font-face style:name="QCF_P553" svg:font-family="QCF_P553" style:font-family-generic="roman" style:font-pitch="variable"/>
    <style:font-face style:name="QCF_P554" svg:font-family="QCF_P554" style:font-family-generic="roman" style:font-pitch="variable"/>
    <style:font-face style:name="QCF_P555" svg:font-family="QCF_P555" style:font-family-generic="roman" style:font-pitch="variable"/>
    <style:font-face style:name="QCF_P556" svg:font-family="QCF_P556" style:font-family-generic="roman" style:font-pitch="variable"/>
    <style:font-face style:name="QCF_P557" svg:font-family="QCF_P557" style:font-family-generic="roman" style:font-pitch="variable"/>
    <style:font-face style:name="QCF_P558" svg:font-family="QCF_P558" style:font-family-generic="roman" style:font-pitch="variable"/>
    <style:font-face style:name="QCF_P559" svg:font-family="QCF_P559" style:font-family-generic="roman" style:font-pitch="variable"/>
    <style:font-face style:name="QCF_P560" svg:font-family="QCF_P560" style:font-family-generic="roman" style:font-pitch="variable"/>
    <style:font-face style:name="QCF_P561" svg:font-family="QCF_P56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5511" svg:font-family="QCF_P551" style:font-family-generic="system" style:font-pitch="variable"/>
    <style:font-face style:name="QCF_P5521" svg:font-family="QCF_P552" style:font-family-generic="system" style:font-pitch="variable"/>
    <style:font-face style:name="QCF_P5531" svg:font-family="QCF_P553" style:font-family-generic="system" style:font-pitch="variable"/>
    <style:font-face style:name="QCF_P5541" svg:font-family="QCF_P554" style:font-family-generic="system" style:font-pitch="variable"/>
    <style:font-face style:name="QCF_P5551" svg:font-family="QCF_P555" style:font-family-generic="system" style:font-pitch="variable"/>
    <style:font-face style:name="QCF_P5561" svg:font-family="QCF_P556" style:font-family-generic="system" style:font-pitch="variable"/>
    <style:font-face style:name="QCF_P5571" svg:font-family="QCF_P557" style:font-family-generic="system" style:font-pitch="variable"/>
    <style:font-face style:name="QCF_P5581" svg:font-family="QCF_P558" style:font-family-generic="system" style:font-pitch="variable"/>
    <style:font-face style:name="QCF_P5591" svg:font-family="QCF_P559" style:font-family-generic="system" style:font-pitch="variable"/>
    <style:font-face style:name="QCF_P5601" svg:font-family="QCF_P560" style:font-family-generic="system" style:font-pitch="variable"/>
    <style:font-face style:name="QCF_P5611" svg:font-family="QCF_P56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75019c"/>
    </style:style>
    <style:style style:name="P2" style:family="paragraph" style:parent-style-name="Header">
      <style:paragraph-properties fo:text-align="start" style:justify-single-word="false"/>
      <style:text-properties officeooo:paragraph-rsid="00c359f2"/>
    </style:style>
    <style:style style:name="P3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4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134ce9b" officeooo:paragraph-rsid="0213ad55" style:font-size-asian="23.5pt" style:font-name-complex="MSI_Z543" style:font-size-complex="23.5pt"/>
    </style:style>
    <style:style style:name="P5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134ce9b" officeooo:paragraph-rsid="0214d933" style:font-size-asian="23.5pt" style:font-name-complex="MSI_Z544" style:font-size-complex="23.5pt"/>
    </style:style>
    <style:style style:name="P6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134ce9b" officeooo:paragraph-rsid="021b4574" style:font-size-asian="23.5pt" style:font-name-complex="MSI_Z546" style:font-size-complex="23.5pt"/>
    </style:style>
    <style:style style:name="P7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134ce9b" officeooo:paragraph-rsid="021bad58" style:font-size-asian="23.5pt" style:font-name-complex="MSI_Z547" style:font-size-complex="23.5pt"/>
    </style:style>
    <style:style style:name="P8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134ce9b" officeooo:paragraph-rsid="021bad58" style:font-size-asian="23.5pt" style:font-name-complex="MSI_Z548" style:font-size-complex="23.5pt"/>
    </style:style>
    <style:style style:name="P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134ce9b" officeooo:paragraph-rsid="0216956d" style:font-size-asian="23.5pt" style:font-name-complex="MSI_Z545" style:font-size-complex="23.5pt"/>
    </style:style>
    <style:style style:name="P10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134ce9b" officeooo:paragraph-rsid="0216956d" style:font-size-asian="23.5pt" style:font-name-complex="MSI_Z545" style:font-size-complex="23.5pt"/>
    </style:style>
    <style:style style:name="P11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216956d" officeooo:paragraph-rsid="0216956d" style:font-size-asian="23.5pt" style:font-name-complex="MSI_Z545" style:font-size-complex="23.5pt"/>
    </style:style>
    <style:style style:name="P1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134ce9b" officeooo:paragraph-rsid="0213ad55" style:font-size-asian="23.5pt" style:font-name-complex="MSI_Z542" style:font-size-complex="23.5pt"/>
    </style:style>
    <style:style style:name="P1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134ce9b" officeooo:paragraph-rsid="021b4574" style:font-size-asian="23.5pt" style:font-name-complex="MSI_Z542" style:font-size-complex="23.5pt"/>
    </style:style>
    <style:style style:name="P1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134ce9b" officeooo:paragraph-rsid="0213ad55" style:font-size-asian="23.5pt" style:font-name-complex="MSI_Z543" style:font-size-complex="23.5pt"/>
    </style:style>
    <style:style style:name="P1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134ce9b" officeooo:paragraph-rsid="0214d933" style:font-size-asian="23.5pt" style:font-name-complex="MSI_Z544" style:font-size-complex="23.5pt"/>
    </style:style>
    <style:style style:name="P16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216956d" officeooo:paragraph-rsid="0216956d" style:font-size-asian="23.5pt" style:font-name-complex="MSI_BASMALAH" style:font-size-complex="23.5pt"/>
    </style:style>
    <style:style style:name="P1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134ce9b" officeooo:paragraph-rsid="021b4574" style:font-size-asian="23.5pt" style:font-name-complex="MSI_Z546" style:font-size-complex="23.5pt"/>
    </style:style>
    <style:style style:name="P1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134ce9b" officeooo:paragraph-rsid="021bad58" style:font-size-asian="23.5pt" style:font-name-complex="MSI_Z547" style:font-size-complex="23.5pt"/>
    </style:style>
    <style:style style:name="P1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134ce9b" officeooo:paragraph-rsid="021bad58" style:font-size-asian="23.5pt" style:font-name-complex="MSI_Z548" style:font-size-complex="23.5pt"/>
    </style:style>
    <style:style style:name="P20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21d5245" officeooo:paragraph-rsid="021d5245" style:font-size-asian="23.5pt" style:font-name-complex="MSI_Z548" style:font-size-complex="23.5pt"/>
    </style:style>
    <style:style style:name="P2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134ce9b" officeooo:paragraph-rsid="021d5245" style:font-size-asian="23.5pt" style:font-name-complex="MSI_Z549" style:font-size-complex="23.5pt"/>
    </style:style>
    <style:style style:name="P2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134ce9b" officeooo:paragraph-rsid="021ddf05" style:font-size-asian="23.5pt" style:font-name-complex="MSI_Z550" style:font-size-complex="23.5pt"/>
    </style:style>
    <style:style style:name="P2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2339in"/>
        </style:tab-stops>
      </style:paragraph-properties>
      <style:text-properties style:use-window-font-color="true" style:font-name="QCF_P541" fo:font-size="23.5pt" officeooo:rsid="0134ce9b" officeooo:paragraph-rsid="021f64f6" style:font-size-asian="23.5pt" style:font-name-complex="MSI_Z551" style:font-size-complex="23.5pt"/>
    </style:style>
    <style:style style:name="P2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134ce9b" officeooo:paragraph-rsid="021e3511" style:font-size-asian="23.5pt" style:font-name-complex="MSI_Z551" style:font-size-complex="23.5pt"/>
    </style:style>
    <style:style style:name="P2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2339in"/>
        </style:tab-stops>
      </style:paragraph-properties>
      <style:text-properties style:use-window-font-color="true" style:font-name="QCF_P541" fo:font-size="23.5pt" officeooo:rsid="0134ce9b" officeooo:paragraph-rsid="021f64f6" style:font-size-asian="23.5pt" style:font-name-complex="MSI_Z552" style:font-size-complex="23.5pt"/>
    </style:style>
    <style:style style:name="P2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pt" officeooo:rsid="0134ce9b" officeooo:paragraph-rsid="0213ad55" style:font-size-asian="23pt" style:font-name-complex="MSI_Z542" style:font-size-complex="23pt"/>
    </style:style>
    <style:style style:name="P2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pt" officeooo:rsid="0134ce9b" officeooo:paragraph-rsid="0213ad55" style:font-size-asian="23pt" style:font-name-complex="MSI_Z543" style:font-size-complex="23pt"/>
    </style:style>
    <style:style style:name="P2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pt" officeooo:rsid="0134ce9b" officeooo:paragraph-rsid="0214d933" style:font-size-asian="23pt" style:font-name-complex="MSI_Z544" style:font-size-complex="23pt"/>
    </style:style>
    <style:style style:name="P2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pt" officeooo:rsid="0134ce9b" officeooo:paragraph-rsid="0216956d" style:font-size-asian="23pt" style:font-name-complex="MSI_Z545" style:font-size-complex="23pt"/>
    </style:style>
    <style:style style:name="P3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2339in"/>
        </style:tab-stops>
      </style:paragraph-properties>
      <style:text-properties style:use-window-font-color="true" style:font-name="QCF_P541" fo:font-size="23pt" officeooo:rsid="0134ce9b" officeooo:paragraph-rsid="021f64f6" style:font-size-asian="23pt" style:font-name-complex="MSI_Z552" style:font-size-complex="23pt"/>
    </style:style>
    <style:style style:name="P31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42" fo:font-size="23.5pt" officeooo:rsid="0213ad55" officeooo:paragraph-rsid="0213ad55" style:font-size-asian="23.5pt" style:font-name-complex="MSI_BASMALAH" style:font-size-complex="23.5pt"/>
    </style:style>
    <style:style style:name="P32" style:family="paragraph" style:parent-style-name="Standard" style:master-page-name="Standard">
      <style:paragraph-properties fo:text-align="center" style:justify-single-word="false" style:page-number="542" fo:break-before="auto" fo:break-after="auto" style:writing-mode="rl-tb">
        <style:tab-stops>
          <style:tab-stop style:position="1.4673in"/>
        </style:tab-stops>
      </style:paragraph-properties>
      <style:text-properties style:use-window-font-color="true" style:font-name="QCF_P542" fo:font-size="23.5pt" officeooo:rsid="0213ad55" officeooo:paragraph-rsid="0213ad55" style:font-size-asian="23.5pt" style:font-name-complex="MSI_BASMALAH" style:font-size-complex="23.5pt"/>
    </style:style>
    <style:style style:name="P33" style:family="paragraph" style:parent-style-name="Standard" style:master-page-name="ganti_20_surat">
      <style:paragraph-properties fo:text-align="justify" fo:text-align-last="justify" style:justify-single-word="tru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134ce9b" officeooo:paragraph-rsid="0216956d" style:font-size-asian="23.5pt" style:font-name-complex="MSI_Z545" style:font-size-complex="23.5pt"/>
    </style:style>
    <style:style style:name="P34" style:family="paragraph" style:parent-style-name="Standard" style:master-page-name="ganti_20_surat2">
      <style:paragraph-properties fo:text-align="justify" fo:text-align-last="justify" style:justify-single-word="tru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134ce9b" officeooo:paragraph-rsid="021ddf05" style:font-size-asian="23.5pt" style:font-name-complex="MSI_Z550" style:font-size-complex="23.5pt"/>
    </style:style>
    <style:style style:name="P35" style:family="paragraph" style:parent-style-name="Standard" style:master-page-name="ganti_20_surat2">
      <style:paragraph-properties fo:text-align="center" style:justify-single-word="fals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21d5245" officeooo:paragraph-rsid="021d5245" style:font-size-asian="23.5pt" style:font-name-complex="MSI_Z549" style:font-size-complex="23.5pt"/>
    </style:style>
    <style:style style:name="P36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51" fo:font-size="23.5pt" officeooo:rsid="021f64f6" officeooo:paragraph-rsid="021f64f6" style:font-size-asian="23.5pt" style:font-name-complex="MSI_BASMALAH" style:font-size-complex="23.5pt"/>
    </style:style>
    <style:style style:name="P3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2339in"/>
        </style:tab-stops>
      </style:paragraph-properties>
      <style:text-properties style:use-window-font-color="true" style:font-name="QCF_P541" fo:font-size="23.5pt" officeooo:rsid="0134ce9b" officeooo:paragraph-rsid="02212949" style:font-size-asian="23.5pt" style:font-name-complex="MSI_Z553" style:font-size-complex="23.5pt"/>
    </style:style>
    <style:style style:name="P38" style:family="paragraph" style:parent-style-name="Standard">
      <style:paragraph-properties fo:text-align="center" style:justify-single-word="false" style:writing-mode="rl-tb">
        <style:tab-stops>
          <style:tab-stop style:position="1.2339in"/>
        </style:tab-stops>
      </style:paragraph-properties>
      <style:text-properties style:use-window-font-color="true" style:font-name="QCF_P541" fo:font-size="23.5pt" officeooo:rsid="02212949" officeooo:paragraph-rsid="02212949" style:font-size-asian="23.5pt" style:font-name-complex="MSI_Z553" style:font-size-complex="23.5pt"/>
    </style:style>
    <style:style style:name="P3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1299in"/>
        </style:tab-stops>
      </style:paragraph-properties>
      <style:text-properties style:use-window-font-color="true" style:font-name="QCF_P541" fo:font-size="23.5pt" officeooo:rsid="0134ce9b" officeooo:paragraph-rsid="0221b3a2" style:font-size-asian="23.5pt" style:font-name-complex="MSI_Z554" style:font-size-complex="23.5pt"/>
    </style:style>
    <style:style style:name="P4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2339in"/>
        </style:tab-stops>
      </style:paragraph-properties>
      <style:text-properties style:use-window-font-color="true" style:font-name="QCF_P541" fo:font-size="23.5pt" officeooo:rsid="0134ce9b" officeooo:paragraph-rsid="02212949" style:font-size-asian="23.5pt" style:font-name-complex="MSI_Z554" style:font-size-complex="23.5pt"/>
    </style:style>
    <style:style style:name="P4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1299in"/>
        </style:tab-stops>
      </style:paragraph-properties>
      <style:text-properties style:use-window-font-color="true" style:font-name="QCF_P541" fo:font-size="23.5pt" officeooo:rsid="0134ce9b" officeooo:paragraph-rsid="0221b3a2" style:font-size-asian="23.5pt" style:font-name-complex="MSI_Z555" style:font-size-complex="23.5pt"/>
    </style:style>
    <style:style style:name="P42" style:family="paragraph" style:parent-style-name="Standard">
      <style:paragraph-properties fo:text-align="center" style:justify-single-word="false" style:writing-mode="rl-tb">
        <style:tab-stops>
          <style:tab-stop style:position="2.1299in"/>
        </style:tab-stops>
      </style:paragraph-properties>
      <style:text-properties style:use-window-font-color="true" style:font-name="QCF_P541" fo:font-size="23.5pt" officeooo:rsid="0221cf08" officeooo:paragraph-rsid="0221cf08" style:font-size-asian="23.5pt" style:font-name-complex="MSI_Z555" style:font-size-complex="23.5pt"/>
    </style:style>
    <style:style style:name="P4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1299in"/>
        </style:tab-stops>
      </style:paragraph-properties>
      <style:text-properties style:use-window-font-color="true" style:font-name="QCF_P541" fo:font-size="23.5pt" officeooo:rsid="0134ce9b" officeooo:paragraph-rsid="02220b06" style:font-size-asian="23.5pt" style:font-name-complex="MSI_Z556" style:font-size-complex="23.5pt"/>
    </style:style>
    <style:style style:name="P4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1299in"/>
        </style:tab-stops>
      </style:paragraph-properties>
      <style:text-properties style:use-window-font-color="true" style:font-name="QCF_P541" fo:font-size="23.5pt" officeooo:rsid="0134ce9b" officeooo:paragraph-rsid="02220b06" style:font-size-asian="23.5pt" style:font-name-complex="MSI_Z557" style:font-size-complex="23.5pt"/>
    </style:style>
    <style:style style:name="P45" style:family="paragraph" style:parent-style-name="Standard">
      <style:paragraph-properties fo:text-align="center" style:justify-single-word="false" style:writing-mode="rl-tb">
        <style:tab-stops>
          <style:tab-stop style:position="2.1299in"/>
        </style:tab-stops>
      </style:paragraph-properties>
      <style:text-properties style:use-window-font-color="true" style:font-name="QCF_P541" fo:font-size="23.5pt" officeooo:rsid="0222f1ed" officeooo:paragraph-rsid="0222f1ed" style:font-size-asian="23.5pt" style:font-name-complex="MSI_Z557" style:font-size-complex="23.5pt"/>
    </style:style>
    <style:style style:name="P4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1299in"/>
        </style:tab-stops>
      </style:paragraph-properties>
      <style:text-properties style:use-window-font-color="true" style:font-name="QCF_P541" fo:font-size="23.5pt" officeooo:rsid="0134ce9b" officeooo:paragraph-rsid="0222f1ed" style:font-size-asian="23.5pt" style:font-name-complex="MSI_Z558" style:font-size-complex="23.5pt"/>
    </style:style>
    <style:style style:name="P4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1299in"/>
        </style:tab-stops>
      </style:paragraph-properties>
      <style:text-properties style:use-window-font-color="true" style:font-name="QCF_P541" fo:font-size="23.5pt" officeooo:rsid="0134ce9b" officeooo:paragraph-rsid="0222f1ed" style:font-size-asian="23.5pt" style:font-name-complex="MSI_Z559" style:font-size-complex="23.5pt"/>
    </style:style>
    <style:style style:name="P4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1299in"/>
        </style:tab-stops>
      </style:paragraph-properties>
      <style:text-properties style:use-window-font-color="true" style:font-name="QCF_P541" fo:font-size="23.5pt" officeooo:rsid="0134ce9b" officeooo:paragraph-rsid="0223d91c" style:font-size-asian="23.5pt" style:font-name-complex="MSI_Z560" style:font-size-complex="23.5pt"/>
    </style:style>
    <style:style style:name="P49" style:family="paragraph" style:parent-style-name="Standard">
      <style:paragraph-properties fo:text-align="center" style:justify-single-word="false" style:writing-mode="rl-tb">
        <style:tab-stops>
          <style:tab-stop style:position="2.1299in"/>
        </style:tab-stops>
      </style:paragraph-properties>
      <style:text-properties style:use-window-font-color="true" style:font-name="QCF_P541" fo:font-size="23.5pt" officeooo:rsid="0223d91c" officeooo:paragraph-rsid="0223d91c" style:font-size-asian="23.5pt" style:font-name-complex="MSI_Z560" style:font-size-complex="23.5pt"/>
    </style:style>
    <style:style style:name="P5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1299in"/>
        </style:tab-stops>
      </style:paragraph-properties>
      <style:text-properties style:use-window-font-color="true" style:font-name="QCF_P541" fo:font-size="23.5pt" officeooo:rsid="0134ce9b" officeooo:paragraph-rsid="0223d91c" style:font-size-asian="23.5pt" style:font-name-complex="MSI_Z561" style:font-size-complex="23.5pt"/>
    </style:style>
    <style:style style:name="P51" style:family="paragraph" style:parent-style-name="Standard">
      <style:paragraph-properties fo:text-align="center" style:justify-single-word="false" style:writing-mode="rl-tb">
        <style:tab-stops>
          <style:tab-stop style:position="1.2339in"/>
        </style:tab-stops>
      </style:paragraph-properties>
      <style:text-properties style:use-window-font-color="true" style:font-name="QCF_P554" fo:font-size="23.5pt" officeooo:rsid="0221b3a2" officeooo:paragraph-rsid="0221b3a2" style:font-size-asian="23.5pt" style:font-name-complex="MSI_Z554" style:font-size-complex="23.5pt"/>
    </style:style>
    <style:style style:name="P52" style:family="paragraph" style:parent-style-name="Standard" style:master-page-name="ganti_20_surat3">
      <style:paragraph-properties fo:text-align="justify" fo:text-align-last="justify" style:justify-single-word="true" style:page-number="auto" fo:break-before="page" style:writing-mode="rl-tb">
        <style:tab-stops>
          <style:tab-stop style:position="1.2339in"/>
        </style:tab-stops>
      </style:paragraph-properties>
      <style:text-properties style:use-window-font-color="true" style:font-name="QCF_P541" fo:font-size="23.5pt" officeooo:rsid="0134ce9b" officeooo:paragraph-rsid="021f64f6" style:font-size-asian="23.5pt" style:font-name-complex="MSI_Z552" style:font-size-complex="23.5pt"/>
    </style:style>
    <style:style style:name="P53" style:family="paragraph" style:parent-style-name="Standard" style:master-page-name="ganti_20_surat3">
      <style:paragraph-properties fo:text-align="justify" fo:text-align-last="justify" style:justify-single-word="tru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41" fo:font-size="23.5pt" officeooo:rsid="0134ce9b" officeooo:paragraph-rsid="021e3511" style:font-size-asian="23.5pt" style:font-name-complex="MSI_Z551" style:font-size-complex="23.5pt"/>
    </style:style>
    <style:style style:name="P54" style:family="paragraph" style:parent-style-name="Standard" style:master-page-name="ganti_20_surat4">
      <style:paragraph-properties fo:text-align="center" style:justify-single-word="false" style:page-number="auto" fo:break-before="page" style:writing-mode="rl-tb">
        <style:tab-stops>
          <style:tab-stop style:position="1.2339in"/>
        </style:tab-stops>
      </style:paragraph-properties>
      <style:text-properties style:use-window-font-color="true" style:font-name="QCF_P541" fo:font-size="23.5pt" officeooo:rsid="02212949" officeooo:paragraph-rsid="02212949" style:font-size-asian="23.5pt" style:font-name-complex="MSI_Z553" style:font-size-complex="23.5pt"/>
    </style:style>
    <style:style style:name="P55" style:family="paragraph" style:parent-style-name="Standard" style:master-page-name="ganti_20_surat5">
      <style:paragraph-properties fo:text-align="justify" fo:text-align-last="justify" style:justify-single-word="true" style:page-number="auto" fo:break-before="page" style:writing-mode="rl-tb">
        <style:tab-stops>
          <style:tab-stop style:position="2.1299in"/>
        </style:tab-stops>
      </style:paragraph-properties>
      <style:text-properties style:use-window-font-color="true" style:font-name="QCF_P541" fo:font-size="23.5pt" officeooo:rsid="0134ce9b" officeooo:paragraph-rsid="0221b3a2" style:font-size-asian="23.5pt" style:font-name-complex="MSI_Z555" style:font-size-complex="23.5pt"/>
    </style:style>
    <style:style style:name="P56" style:family="paragraph" style:parent-style-name="Standard" style:master-page-name="ganti_20_surat5">
      <style:paragraph-properties fo:text-align="justify" fo:text-align-last="justify" style:justify-single-word="true" style:page-number="auto" fo:break-before="page" style:writing-mode="rl-tb">
        <style:tab-stops>
          <style:tab-stop style:position="1.2339in"/>
        </style:tab-stops>
      </style:paragraph-properties>
      <style:text-properties style:use-window-font-color="true" style:font-name="QCF_P541" fo:font-size="23.5pt" officeooo:rsid="0134ce9b" officeooo:paragraph-rsid="02212949" style:font-size-asian="23.5pt" style:font-name-complex="MSI_Z554" style:font-size-complex="23.5pt"/>
    </style:style>
    <style:style style:name="P57" style:family="paragraph" style:parent-style-name="Standard" style:master-page-name="ganti_20_surat6">
      <style:paragraph-properties fo:text-align="justify" fo:text-align-last="justify" style:justify-single-word="true" style:page-number="auto" fo:break-before="page" style:writing-mode="rl-tb">
        <style:tab-stops>
          <style:tab-stop style:position="2.1299in"/>
        </style:tab-stops>
      </style:paragraph-properties>
      <style:text-properties style:use-window-font-color="true" style:font-name="QCF_P541" fo:font-size="23.5pt" officeooo:rsid="0134ce9b" officeooo:paragraph-rsid="02220b06" style:font-size-asian="23.5pt" style:font-name-complex="MSI_Z557" style:font-size-complex="23.5pt"/>
    </style:style>
    <style:style style:name="P58" style:family="paragraph" style:parent-style-name="Standard" style:master-page-name="ganti_20_surat6">
      <style:paragraph-properties fo:text-align="center" style:justify-single-word="false" style:page-number="auto" fo:break-before="page" style:writing-mode="rl-tb">
        <style:tab-stops>
          <style:tab-stop style:position="2.1299in"/>
        </style:tab-stops>
      </style:paragraph-properties>
      <style:text-properties style:use-window-font-color="true" style:font-name="QCF_P541" fo:font-size="23.5pt" officeooo:rsid="02220b06" officeooo:paragraph-rsid="02220b06" style:font-size-asian="23.5pt" style:font-name-complex="MSI_Z556" style:font-size-complex="23.5pt"/>
    </style:style>
    <style:style style:name="P59" style:family="paragraph" style:parent-style-name="Standard" style:master-page-name="ganti_20_surat7">
      <style:paragraph-properties fo:text-align="justify" fo:text-align-last="justify" style:justify-single-word="true" style:page-number="auto" fo:break-before="page" style:writing-mode="rl-tb">
        <style:tab-stops>
          <style:tab-stop style:position="2.1299in"/>
        </style:tab-stops>
      </style:paragraph-properties>
      <style:text-properties style:use-window-font-color="true" style:font-name="QCF_P541" fo:font-size="23.5pt" officeooo:rsid="0134ce9b" officeooo:paragraph-rsid="0222f1ed" style:font-size-asian="23.5pt" style:font-name-complex="MSI_Z559" style:font-size-complex="23.5pt"/>
    </style:style>
    <style:style style:name="P60" style:family="paragraph" style:parent-style-name="Standard" style:master-page-name="ganti_20_surat7">
      <style:paragraph-properties fo:text-align="center" style:justify-single-word="false" style:page-number="auto" fo:break-before="page" style:writing-mode="rl-tb">
        <style:tab-stops>
          <style:tab-stop style:position="2.1299in"/>
        </style:tab-stops>
      </style:paragraph-properties>
      <style:text-properties style:use-window-font-color="true" style:font-name="QCF_P541" fo:font-size="23.5pt" officeooo:rsid="0222f1ed" officeooo:paragraph-rsid="0222f1ed" style:font-size-asian="23.5pt" style:font-name-complex="MSI_Z558" style:font-size-complex="23.5pt"/>
    </style:style>
    <style:style style:name="P61" style:family="paragraph" style:parent-style-name="Standard" style:master-page-name="ganti_20_surat8">
      <style:paragraph-properties fo:text-align="justify" fo:text-align-last="justify" style:justify-single-word="true" style:page-number="auto" fo:break-before="page" style:writing-mode="rl-tb">
        <style:tab-stops>
          <style:tab-stop style:position="2.1299in"/>
        </style:tab-stops>
      </style:paragraph-properties>
      <style:text-properties style:use-window-font-color="true" style:font-name="QCF_P541" fo:font-size="23.5pt" officeooo:rsid="0134ce9b" officeooo:paragraph-rsid="0223d91c" style:font-size-asian="23.5pt" style:font-name-complex="MSI_Z561" style:font-size-complex="23.5pt"/>
    </style:style>
    <style:style style:name="P62" style:family="paragraph" style:parent-style-name="Standard" style:master-page-name="ganti_20_surat8">
      <style:paragraph-properties fo:text-align="center" style:justify-single-word="false" style:page-number="auto" fo:break-before="page" style:writing-mode="rl-tb">
        <style:tab-stops>
          <style:tab-stop style:position="2.1299in"/>
        </style:tab-stops>
      </style:paragraph-properties>
      <style:text-properties style:use-window-font-color="true" style:font-name="QCF_P541" fo:font-size="23.5pt" officeooo:rsid="0223d91c" officeooo:paragraph-rsid="0223d91c" style:font-size-asian="23.5pt" style:font-name-complex="MSI_Z560" style:font-size-complex="23.5pt"/>
    </style:style>
    <style:style style:name="T1" style:family="text">
      <style:text-properties style:font-name="Liberation Sans Narrow"/>
    </style:style>
    <style:style style:name="T2" style:family="text">
      <style:text-properties style:font-name="Liberation Sans Narrow" fo:font-size="10pt" officeooo:rsid="0075019c" style:font-size-asian="8pt" style:font-size-complex="8pt"/>
    </style:style>
    <style:style style:name="T3" style:family="text">
      <style:text-properties style:font-name="Liberation Sans Narrow" fo:font-size="10pt" officeooo:rsid="01dabfa1" style:font-size-asian="8pt" style:font-size-complex="8pt"/>
    </style:style>
    <style:style style:name="T4" style:family="text">
      <style:text-properties style:font-name="Liberation Sans Narrow" fo:font-size="10pt" officeooo:rsid="020e48e7" style:font-size-asian="8pt" style:font-size-complex="8pt"/>
    </style:style>
    <style:style style:name="T5" style:family="text">
      <style:text-properties style:font-name="Liberation Sans Narrow" fo:font-size="10pt" officeooo:rsid="015e6cbb" style:font-size-asian="8pt" style:font-size-complex="8pt"/>
    </style:style>
    <style:style style:name="T6" style:family="text">
      <style:text-properties style:font-name="Liberation Sans Narrow" fo:font-size="10pt" officeooo:rsid="019c7e8c" style:font-size-asian="8pt" style:font-size-complex="8pt"/>
    </style:style>
    <style:style style:name="T7" style:family="text">
      <style:text-properties style:font-name="Liberation Sans Narrow" fo:font-size="10pt" officeooo:rsid="020fbc37" style:font-size-asian="8pt" style:font-size-complex="8pt"/>
    </style:style>
    <style:style style:name="T8" style:family="text">
      <style:text-properties style:font-name="Liberation Sans Narrow" fo:font-size="10pt" officeooo:rsid="01e3d5c0" style:font-size-asian="8pt" style:font-size-complex="8pt"/>
    </style:style>
    <style:style style:name="T9" style:family="text">
      <style:text-properties style:font-name="Liberation Sans Narrow" fo:font-size="10pt" officeooo:rsid="01c0fc98" style:font-size-asian="8pt" style:font-size-complex="8pt"/>
    </style:style>
    <style:style style:name="T10" style:family="text">
      <style:text-properties style:font-name="Liberation Sans Narrow" fo:font-size="10pt" officeooo:rsid="02108ee1" style:font-size-asian="8pt" style:font-size-complex="8pt"/>
    </style:style>
    <style:style style:name="T11" style:family="text">
      <style:text-properties style:font-name="Liberation Sans Narrow" fo:font-size="10pt" officeooo:rsid="01f67100" style:font-size-asian="8pt" style:font-size-complex="8pt"/>
    </style:style>
    <style:style style:name="T12" style:family="text">
      <style:text-properties style:font-name="Liberation Sans Narrow" fo:font-size="10pt" officeooo:rsid="0075019c" style:font-size-asian="10pt" style:font-size-complex="10pt"/>
    </style:style>
    <style:style style:name="T13" style:family="text">
      <style:text-properties style:font-name="Liberation Sans Narrow" fo:font-size="10pt" officeooo:rsid="01dff3d2" style:font-size-asian="10pt" style:font-size-complex="10pt"/>
    </style:style>
    <style:style style:name="T14" style:family="text">
      <style:text-properties style:font-name="Liberation Sans Narrow" fo:font-size="10pt" officeooo:rsid="020fbc37" style:font-size-asian="10pt" style:font-size-complex="10pt"/>
    </style:style>
    <style:style style:name="T15" style:family="text">
      <style:text-properties style:font-name="Liberation Sans Narrow" fo:font-size="10pt" officeooo:rsid="016128c4" style:font-size-asian="10pt" style:font-size-complex="10pt"/>
    </style:style>
    <style:style style:name="T16" style:family="text">
      <style:text-properties style:font-name="Liberation Sans Narrow" fo:font-size="10pt" officeooo:rsid="01c515fe" style:font-size-asian="10pt" style:font-size-complex="10pt"/>
    </style:style>
    <style:style style:name="T17" style:family="text">
      <style:text-properties style:font-name="Liberation Sans Narrow" fo:font-size="10pt" officeooo:rsid="0163d1a8" style:font-size-asian="10pt" style:font-size-complex="10pt"/>
    </style:style>
    <style:style style:name="T18" style:family="text">
      <style:text-properties style:font-name="Liberation Sans Narrow" style:font-name-complex="MSI_BASMALAH"/>
    </style:style>
    <style:style style:name="T19" style:family="text">
      <style:text-properties style:font-name="Liberation Sans Narrow" style:font-name-complex="QCF_P5591"/>
    </style:style>
    <style:style style:name="T20" style:family="text">
      <style:text-properties style:font-name="Liberation Sans Narrow" style:font-name-complex="QCF_P5601"/>
    </style:style>
    <style:style style:name="T21" style:family="text">
      <style:text-properties style:font-name="Liberation Sans Narrow" style:font-name-complex="QCF_P5611"/>
    </style:style>
    <style:style style:name="T22" style:family="text">
      <style:text-properties style:font-name="Liberation Sans Narrow" fo:font-size="23pt" style:font-size-asian="23pt" style:font-size-complex="23pt"/>
    </style:style>
    <style:style style:name="T23" style:family="text">
      <style:text-properties style:font-name="Liberation Sans Narrow" fo:font-size="22pt" style:font-size-asian="22pt" style:font-size-complex="22pt"/>
    </style:style>
    <style:style style:name="T24" style:family="text">
      <style:text-properties style:font-name="QCF_P542"/>
    </style:style>
    <style:style style:name="T25" style:family="text">
      <style:text-properties style:font-name-complex="MSI_BASMALAH"/>
    </style:style>
    <style:style style:name="T26" style:family="text">
      <style:text-properties style:font-name="QCF_P543"/>
    </style:style>
    <style:style style:name="T27" style:family="text">
      <style:text-properties style:font-name="QCF_P544"/>
    </style:style>
    <style:style style:name="T28" style:family="text">
      <style:text-properties style:font-name="QCF_P546"/>
    </style:style>
    <style:style style:name="T29" style:family="text">
      <style:text-properties style:font-name="QCF_P547"/>
    </style:style>
    <style:style style:name="T30" style:family="text">
      <style:text-properties style:font-name="QCF_P548"/>
    </style:style>
    <style:style style:name="T31" style:family="text">
      <style:text-properties style:font-name="QCF_P548" style:font-name-complex="MSI_BASMALAH"/>
    </style:style>
    <style:style style:name="T32" style:family="text">
      <style:text-properties style:font-name="QCF_P549"/>
    </style:style>
    <style:style style:name="T33" style:family="text">
      <style:text-properties style:font-name="QCF_P549" style:font-name-complex="MSI_BASMALAH"/>
    </style:style>
    <style:style style:name="T34" style:family="text">
      <style:text-properties style:font-name="QCF_P550"/>
    </style:style>
    <style:style style:name="T35" style:family="text">
      <style:text-properties style:font-name="QCF_P550" fo:font-size="23pt" style:font-size-asian="23pt" style:font-size-complex="23pt"/>
    </style:style>
    <style:style style:name="T36" style:family="text">
      <style:text-properties style:font-name="QCF_P551"/>
    </style:style>
    <style:style style:name="T37" style:family="text">
      <style:text-properties style:font-name="QCF_P552"/>
    </style:style>
    <style:style style:name="T38" style:family="text">
      <style:text-properties style:font-name="QCF_P552" fo:font-size="22pt" style:font-size-asian="22pt" style:font-size-complex="22pt"/>
    </style:style>
    <style:style style:name="T39" style:family="text">
      <style:text-properties style:font-name="QCF_P553"/>
    </style:style>
    <style:style style:name="T40" style:family="text">
      <style:text-properties style:font-name="QCF_P553" style:font-name-complex="MSI_BASMALAH"/>
    </style:style>
    <style:style style:name="T41" style:family="text">
      <style:text-properties style:font-name="QCF_P554"/>
    </style:style>
    <style:style style:name="T42" style:family="text">
      <style:text-properties style:font-name="QCF_P555"/>
    </style:style>
    <style:style style:name="T43" style:family="text">
      <style:text-properties style:font-name="QCF_P555" style:font-name-complex="MSI_BASMALAH"/>
    </style:style>
    <style:style style:name="T44" style:family="text">
      <style:text-properties style:font-name="QCF_P556"/>
    </style:style>
    <style:style style:name="T45" style:family="text">
      <style:text-properties style:font-name="QCF_P556" style:font-name-complex="MSI_BASMALAH"/>
    </style:style>
    <style:style style:name="T46" style:family="text">
      <style:text-properties style:font-name="QCF_P557"/>
    </style:style>
    <style:style style:name="T47" style:family="text">
      <style:text-properties style:font-name="QCF_P557" style:font-name-complex="MSI_BASMALAH"/>
    </style:style>
    <style:style style:name="T48" style:family="text">
      <style:text-properties style:font-name="QCF_P558"/>
    </style:style>
    <style:style style:name="T49" style:family="text">
      <style:text-properties style:font-name="QCF_P558" style:font-name-complex="MSI_BASMALAH"/>
    </style:style>
    <style:style style:name="T50" style:family="text">
      <style:text-properties style:font-name="QCF_P559"/>
    </style:style>
    <style:style style:name="T51" style:family="text">
      <style:text-properties style:font-name="QCF_P559" style:font-name-complex="QCF_P5591"/>
    </style:style>
    <style:style style:name="T52" style:family="text">
      <style:text-properties style:font-name="QCF_P560"/>
    </style:style>
    <style:style style:name="T53" style:family="text">
      <style:text-properties style:font-name="QCF_P560" style:font-name-complex="QCF_P5601"/>
    </style:style>
    <style:style style:name="T54" style:family="text">
      <style:text-properties style:font-name="QCF_P560" style:font-name-complex="MSI_BASMALAH"/>
    </style:style>
    <style:style style:name="T55" style:family="text">
      <style:text-properties style:font-name="QCF_P561"/>
    </style:style>
    <style:style style:name="T56" style:family="text">
      <style:text-properties style:font-name="QCF_P561" style:font-name-complex="QCF_P5611"/>
    </style:style>
    <style:style style:name="T57" style:family="text">
      <style:text-properties style:font-name-complex="MSI_BASMALA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oft-page-break/>ﮌﯧ</text:p>
      <text:p text:style-name="P31">ﭤﭥﭦ</text:p>
      <text:p text:style-name="P13"><text:span text:style-name="T24">ﭑ</text:span><text:span text:style-name="T1"> </text:span><text:span text:style-name="T24">ﭒ</text:span><text:span text:style-name="T1"> </text:span><text:span text:style-name="T24">ﭓ</text:span><text:span text:style-name="T1"> </text:span><text:span text:style-name="T24">ﭔ</text:span><text:span text:style-name="T1"> </text:span><text:span text:style-name="T24">ﭕ</text:span><text:span text:style-name="T1"> </text:span><text:span text:style-name="T24">ﭖ</text:span><text:span text:style-name="T1"> </text:span><text:span text:style-name="T24">ﭗ</text:span><text:span text:style-name="T1"> </text:span><text:span text:style-name="T24">ﭘ</text:span><text:span text:style-name="T1"> </text:span><text:span text:style-name="T24">ﭙ</text:span><text:span text:style-name="T1"> </text:span><text:span text:style-name="T24">ﭚ</text:span><text:span text:style-name="T1"> </text:span><text:span text:style-name="T24">ﭛ</text:span></text:p>
      <text:p text:style-name="P12"><text:span text:style-name="T1"><text:s/></text:span><text:span text:style-name="T24">ﭜ</text:span><text:span text:style-name="T1"> </text:span><text:span text:style-name="T24">ﭝ</text:span><text:span text:style-name="T1"> </text:span><text:span text:style-name="T24">ﭞﭟ</text:span><text:span text:style-name="T1"> </text:span><text:span text:style-name="T24">ﭠ</text:span><text:span text:style-name="T1"> </text:span><text:span text:style-name="T24">ﭡ</text:span><text:span text:style-name="T1"> </text:span><text:span text:style-name="T24">ﭢ</text:span><text:span text:style-name="T1"> </text:span><text:span text:style-name="T24">ﭣ</text:span><text:span text:style-name="T1"> </text:span><text:span text:style-name="T24">ﭤ</text:span><text:span text:style-name="T1"> </text:span><text:span text:style-name="T24">ﭥ</text:span><text:span text:style-name="T1"> </text:span><text:span text:style-name="T24">ﭦ</text:span></text:p>
      <text:p text:style-name="P12"><text:span text:style-name="T1"><text:s/></text:span><text:span text:style-name="T24">ﭧ</text:span><text:span text:style-name="T1"> </text:span><text:span text:style-name="T24">ﭨ</text:span><text:span text:style-name="T1"> </text:span><text:span text:style-name="T24">ﭩ</text:span><text:span text:style-name="T1"> </text:span><text:span text:style-name="T24">ﭪ</text:span><text:span text:style-name="T1"> </text:span><text:span text:style-name="T24">ﭫ</text:span><text:span text:style-name="T1"> </text:span><text:span text:style-name="T24">ﭬﭭ</text:span><text:span text:style-name="T1"> </text:span><text:span text:style-name="T24">ﭮ</text:span><text:span text:style-name="T1"> </text:span><text:span text:style-name="T24">ﭯ</text:span><text:span text:style-name="T1"> </text:span><text:span text:style-name="T24">ﭰ</text:span><text:span text:style-name="T1"> </text:span><text:span text:style-name="T24">ﭱ</text:span></text:p>
      <text:p text:style-name="P12"><text:span text:style-name="T1"><text:s/></text:span><text:span text:style-name="T24">ﭲﭳ</text:span><text:span text:style-name="T1"> </text:span><text:span text:style-name="T24">ﭴ</text:span><text:span text:style-name="T1"> </text:span><text:span text:style-name="T24">ﭵ</text:span><text:span text:style-name="T1"> </text:span><text:span text:style-name="T24">ﭶ</text:span><text:span text:style-name="T1"> </text:span><text:span text:style-name="T24">ﭷ</text:span><text:span text:style-name="T1"> </text:span><text:span text:style-name="T24">ﭸ</text:span><text:span text:style-name="T1"> </text:span><text:span text:style-name="T24">ﭹﭺ</text:span><text:span text:style-name="T1"> </text:span><text:span text:style-name="T24">ﭻ</text:span></text:p>
      <text:p text:style-name="P12"><text:span text:style-name="T24">ﭼ</text:span><text:span text:style-name="T1"> </text:span><text:span text:style-name="T24">ﭽ</text:span><text:span text:style-name="T1"> </text:span><text:span text:style-name="T24">ﭾ</text:span><text:span text:style-name="T1"> </text:span><text:span text:style-name="T24">ﭿ</text:span><text:span text:style-name="T1"> </text:span><text:span text:style-name="T24">ﮀ</text:span><text:span text:style-name="T1"> </text:span><text:span text:style-name="T24">ﮁ</text:span><text:span text:style-name="T1"> </text:span><text:span text:style-name="T24">ﮂ</text:span><text:span text:style-name="T1"> </text:span><text:span text:style-name="T24">ﮃ</text:span><text:span text:style-name="T1"> </text:span><text:span text:style-name="T24">ﮄ</text:span><text:span text:style-name="T1"> </text:span><text:span text:style-name="T24">ﮅ</text:span></text:p>
      <text:p text:style-name="P12"><text:span text:style-name="T1"><text:s/></text:span><text:span text:style-name="T24">ﮆ</text:span><text:span text:style-name="T1"> </text:span><text:span text:style-name="T24">ﮇ</text:span><text:span text:style-name="T1"> </text:span><text:span text:style-name="T24">ﮈ</text:span><text:span text:style-name="T1"> </text:span><text:span text:style-name="T24">ﮉ</text:span><text:span text:style-name="T1"> </text:span><text:span text:style-name="T24">ﮊ</text:span><text:span text:style-name="T1"> </text:span><text:span text:style-name="T24">ﮋ</text:span><text:span text:style-name="T1"> </text:span><text:span text:style-name="T24">ﮌ</text:span><text:span text:style-name="T1"> </text:span><text:span text:style-name="T24">ﮍﮎ</text:span><text:span text:style-name="T1"> </text:span><text:span text:style-name="T24">ﮏ</text:span><text:span text:style-name="T1"> </text:span><text:span text:style-name="T24">ﮐ</text:span></text:p>
      <text:p text:style-name="P12"><text:span text:style-name="T1"><text:s/></text:span><text:span text:style-name="T24">ﮑﮒ</text:span><text:span text:style-name="T1"> </text:span><text:span text:style-name="T24">ﮓ</text:span><text:span text:style-name="T1"> </text:span><text:span text:style-name="T24">ﮔ</text:span><text:span text:style-name="T1"> </text:span><text:span text:style-name="T24">ﮕ</text:span><text:span text:style-name="T1"> </text:span><text:span text:style-name="T24">ﮖ</text:span><text:span text:style-name="T1"> </text:span><text:span text:style-name="T24">ﮗ</text:span><text:span text:style-name="T1"> </text:span><text:span text:style-name="T24">ﮘ</text:span><text:span text:style-name="T1"> </text:span><text:span text:style-name="T24">ﮙ</text:span><text:span text:style-name="T1"> </text:span><text:span text:style-name="T24">ﮚ</text:span><text:span text:style-name="T1"> </text:span><text:span text:style-name="T24">ﮛ</text:span><text:span text:style-name="T1"> </text:span><text:span text:style-name="T24">ﮜ</text:span></text:p>
      <text:p text:style-name="P12"><text:span text:style-name="T1"><text:s/></text:span><text:span text:style-name="T24">ﮝ</text:span><text:span text:style-name="T1"> </text:span><text:span text:style-name="T24">ﮞ</text:span><text:span text:style-name="T1"> </text:span><text:span text:style-name="T24">ﮟ</text:span><text:span text:style-name="T1"> </text:span><text:span text:style-name="T24">ﮠ</text:span><text:span text:style-name="T1"> </text:span><text:span text:style-name="T24">ﮡﮢ</text:span><text:span text:style-name="T1"> </text:span><text:span text:style-name="T24">ﮣ</text:span><text:span text:style-name="T1"> </text:span><text:span text:style-name="T24">ﮤ</text:span><text:span text:style-name="T1"> </text:span><text:span text:style-name="T24">ﮥ</text:span><text:span text:style-name="T1"> </text:span><text:span text:style-name="T24">ﮦ</text:span><text:span text:style-name="T1"> </text:span><text:span text:style-name="T24">ﮧ</text:span></text:p>
      <text:p text:style-name="P12"><text:span text:style-name="T1"><text:s/></text:span><text:span text:style-name="T24">ﮨﮩ</text:span><text:span text:style-name="T1"> </text:span><text:span text:style-name="T24">ﮪ</text:span><text:span text:style-name="T1"> </text:span><text:span text:style-name="T24">ﮫ</text:span><text:span text:style-name="T1"> </text:span><text:span text:style-name="T24">ﮬ</text:span><text:span text:style-name="T1"> </text:span><text:span text:style-name="T24">ﮭﮮ</text:span><text:span text:style-name="T1"> </text:span><text:span text:style-name="T24">ﮯ</text:span><text:span text:style-name="T1"> </text:span><text:span text:style-name="T24">ﮰ</text:span><text:span text:style-name="T1"> </text:span><text:span text:style-name="T24">ﮱﯓ</text:span></text:p>
      <text:p text:style-name="P12"><text:span text:style-name="T1"><text:s/></text:span><text:span text:style-name="T24">ﯔ</text:span><text:span text:style-name="T1"> </text:span><text:span text:style-name="T24">ﯕ</text:span><text:span text:style-name="T1"> </text:span><text:span text:style-name="T24">ﯖ</text:span><text:span text:style-name="T1"> </text:span><text:span text:style-name="T24">ﯗ</text:span><text:span text:style-name="T1"> </text:span><text:span text:style-name="T24">ﯘ</text:span><text:span text:style-name="T1"> </text:span><text:span text:style-name="T24">ﯙ</text:span><text:span text:style-name="T1"> </text:span><text:span text:style-name="T24">ﯚ</text:span><text:span text:style-name="T1"> </text:span><text:span text:style-name="T24">ﯛ</text:span><text:span text:style-name="T1"> </text:span><text:span text:style-name="T24">ﯜ</text:span></text:p>
      <text:p text:style-name="P12"><text:span text:style-name="T1"><text:s/></text:span><text:span text:style-name="T24">ﯝ</text:span><text:span text:style-name="T1"> </text:span><text:span text:style-name="T24">ﯞ</text:span><text:span text:style-name="T1"> </text:span><text:span text:style-name="T24">ﯟ</text:span><text:span text:style-name="T1"> </text:span><text:span text:style-name="T24">ﯠ</text:span><text:span text:style-name="T1"> </text:span><text:span text:style-name="T24">ﯡ</text:span><text:span text:style-name="T1"> </text:span><text:span text:style-name="T24">ﯢﯣ</text:span><text:span text:style-name="T1"> </text:span><text:span text:style-name="T24">ﯤ</text:span><text:span text:style-name="T1"> </text:span><text:span text:style-name="T24">ﯥ</text:span><text:span text:style-name="T1"> </text:span><text:span text:style-name="T24">ﯦ</text:span><text:span text:style-name="T1"> </text:span><text:span text:style-name="T24">ﯧﯨ</text:span></text:p>
      <text:p text:style-name="P12"><text:span text:style-name="T1"><text:s/></text:span><text:span text:style-name="T24">ﯩ</text:span><text:span text:style-name="T1"> </text:span><text:span text:style-name="T24">ﯪ</text:span><text:span text:style-name="T1"> </text:span><text:span text:style-name="T24">ﯫ</text:span><text:span text:style-name="T1"> </text:span><text:span text:style-name="T24">ﯬ</text:span><text:span text:style-name="T1"> </text:span><text:span text:style-name="T24">ﯭ</text:span><text:span text:style-name="T1"> </text:span><text:span text:style-name="T24">ﯮ</text:span><text:span text:style-name="T1"> </text:span><text:span text:style-name="T24">ﯯ</text:span><text:span text:style-name="T1"> </text:span><text:span text:style-name="T24">ﯰ</text:span><text:span text:style-name="T1"> </text:span><text:span text:style-name="T24">ﯱ</text:span></text:p>
      <text:p text:style-name="P26"><text:span text:style-name="T24">ﯲﯳﯴ</text:span><text:span text:style-name="T1"> </text:span><text:span text:style-name="T24">ﯵ</text:span><text:span text:style-name="T1"> </text:span><text:span text:style-name="T24">ﯶ</text:span><text:span text:style-name="T1"> </text:span><text:span text:style-name="T24">ﯷﯸ</text:span><text:span text:style-name="T1"> </text:span><text:span text:style-name="T24">ﯹ</text:span><text:span text:style-name="T1"> </text:span><text:span text:style-name="T24">ﯺ</text:span><text:span text:style-name="T1"> </text:span><text:span text:style-name="T24">ﯻ</text:span><text:span text:style-name="T1"> </text:span><text:span text:style-name="T24">ﯼ</text:span><text:span text:style-name="T1"> </text:span><text:span text:style-name="T24">ﯽ</text:span><text:span text:style-name="T1"> </text:span><text:span text:style-name="T24">ﯾ</text:span></text:p>
      <text:p text:style-name="P4"><text:span text:style-name="T26">ﭑ</text:span><text:span text:style-name="T1"> </text:span><text:span text:style-name="T26">ﭒ</text:span><text:span text:style-name="T1"> </text:span><text:span text:style-name="T26">ﭓ</text:span><text:span text:style-name="T1"> </text:span><text:span text:style-name="T26">ﭔ</text:span><text:span text:style-name="T1"> </text:span><text:span text:style-name="T26">ﭕ</text:span><text:span text:style-name="T1"> </text:span><text:span text:style-name="T26">ﭖ</text:span><text:span text:style-name="T1"> </text:span><text:span text:style-name="T26">ﭗ</text:span><text:span text:style-name="T1"> </text:span><text:span text:style-name="T26">ﭘ</text:span><text:span text:style-name="T1"> </text:span><text:span text:style-name="T26">ﭙ</text:span><text:span text:style-name="T1"> </text:span><text:span text:style-name="T26">ﭚ</text:span><text:span text:style-name="T1"> </text:span><text:span text:style-name="T26">ﭛﭜ</text:span><text:span text:style-name="T1"> </text:span><text:span text:style-name="T26">ﭝ</text:span><text:span text:style-name="T1"> </text:span><text:span text:style-name="T26">ﭞ</text:span><text:span text:style-name="T1"> </text:span><text:span text:style-name="T26">ﭟ</text:span></text:p>
      <text:p text:style-name="P14"><text:span text:style-name="T1"><text:s/></text:span><text:span text:style-name="T26">ﭠ</text:span><text:span text:style-name="T1"> </text:span><text:span text:style-name="T26">ﭡ</text:span><text:span text:style-name="T1"> </text:span><text:span text:style-name="T26">ﭢ</text:span><text:span text:style-name="T1"> </text:span><text:span text:style-name="T26">ﭣ</text:span><text:span text:style-name="T1"> </text:span><text:span text:style-name="T26">ﭤ</text:span><text:span text:style-name="T1"> </text:span><text:span text:style-name="T26">ﭥ</text:span><text:span text:style-name="T1"> </text:span><text:span text:style-name="T26">ﭦ</text:span><text:span text:style-name="T1"> </text:span><text:span text:style-name="T26">ﭧ</text:span><text:span text:style-name="T1"> </text:span><text:span text:style-name="T26">ﭨ</text:span><text:span text:style-name="T1"> </text:span><text:span text:style-name="T26">ﭩ</text:span><text:span text:style-name="T1"> </text:span><text:span text:style-name="T26">ﭪ</text:span><text:span text:style-name="T1"> </text:span><text:span text:style-name="T26">ﭫ</text:span></text:p>
      <text:p text:style-name="P14"><text:span text:style-name="T1"><text:s/></text:span><text:span text:style-name="T26">ﭬ</text:span><text:span text:style-name="T1"> </text:span><text:span text:style-name="T26">ﭭ</text:span><text:span text:style-name="T1"> </text:span><text:span text:style-name="T26">ﭮ</text:span><text:span text:style-name="T1"> </text:span><text:span text:style-name="T26">ﭯ</text:span><text:span text:style-name="T1"> </text:span><text:span text:style-name="T26">ﭰ</text:span><text:span text:style-name="T1"> </text:span><text:span text:style-name="T26">ﭱ</text:span><text:span text:style-name="T1"> </text:span><text:span text:style-name="T26">ﭲ</text:span><text:span text:style-name="T1"> </text:span><text:span text:style-name="T26">ﭳ</text:span><text:span text:style-name="T1"> </text:span><text:span text:style-name="T26">ﭴ</text:span><text:span text:style-name="T1"> </text:span><text:span text:style-name="T26">ﭵﭶ</text:span><text:span text:style-name="T1"> </text:span><text:span text:style-name="T26">ﭷ</text:span><text:span text:style-name="T1"> </text:span><text:span text:style-name="T26">ﭸ</text:span><text:span text:style-name="T1"> </text:span><text:span text:style-name="T26">ﭹ</text:span></text:p>
      <text:p text:style-name="P14"><text:span text:style-name="T1"><text:s/></text:span><text:span text:style-name="T26">ﭺ</text:span><text:span text:style-name="T1"> </text:span><text:span text:style-name="T26">ﭻ</text:span><text:span text:style-name="T1"> </text:span><text:span text:style-name="T26">ﭼﭽ</text:span><text:span text:style-name="T1"> </text:span><text:span text:style-name="T26">ﭾ</text:span><text:span text:style-name="T1"> </text:span><text:span text:style-name="T26">ﭿ</text:span><text:span text:style-name="T1"> </text:span><text:span text:style-name="T26">ﮀ</text:span><text:span text:style-name="T1"> </text:span><text:span text:style-name="T26">ﮁ</text:span><text:span text:style-name="T1"> </text:span><text:span text:style-name="T26">ﮂ</text:span><text:span text:style-name="T1"> </text:span><text:span text:style-name="T26">ﮃ</text:span><text:span text:style-name="T1"> </text:span><text:span text:style-name="T26">ﮄ</text:span><text:span text:style-name="T1"> </text:span><text:span text:style-name="T26">ﮅ</text:span><text:span text:style-name="T1"> </text:span><text:span text:style-name="T26">ﮆ</text:span><text:span text:style-name="T1"> </text:span><text:span text:style-name="T26">ﮇ</text:span></text:p>
      <text:p text:style-name="P14"><text:span text:style-name="T1"><text:s/></text:span><text:span text:style-name="T26">ﮈ</text:span><text:span text:style-name="T1"> </text:span><text:span text:style-name="T26">ﮉ</text:span><text:span text:style-name="T1"> </text:span><text:span text:style-name="T26">ﮊ</text:span><text:span text:style-name="T1"> </text:span><text:span text:style-name="T26">ﮋ</text:span><text:span text:style-name="T1"> </text:span><text:span text:style-name="T26">ﮌ</text:span><text:span text:style-name="T1"> </text:span><text:span text:style-name="T26">ﮍ</text:span><text:span text:style-name="T1"> </text:span><text:span text:style-name="T26">ﮎ</text:span><text:span text:style-name="T1"> </text:span><text:span text:style-name="T26">ﮏ</text:span><text:span text:style-name="T1"> </text:span><text:span text:style-name="T26">ﮐ</text:span><text:span text:style-name="T1"> </text:span><text:span text:style-name="T26">ﮑ</text:span></text:p>
      <text:p text:style-name="P14"><text:span text:style-name="T1"><text:s/></text:span><text:span text:style-name="T26">ﮒ</text:span><text:span text:style-name="T1"> </text:span><text:span text:style-name="T26">ﮓ</text:span><text:span text:style-name="T1"> </text:span><text:span text:style-name="T26">ﮔ</text:span><text:span text:style-name="T1"> </text:span><text:span text:style-name="T26">ﮕ</text:span><text:span text:style-name="T1"> </text:span><text:span text:style-name="T26">ﮖ</text:span><text:span text:style-name="T1"> </text:span><text:span text:style-name="T26">ﮗ</text:span><text:span text:style-name="T1"> </text:span><text:span text:style-name="T26">ﮘ</text:span><text:span text:style-name="T1"> </text:span><text:span text:style-name="T26">ﮙ</text:span><text:span text:style-name="T1"> </text:span><text:span text:style-name="T26">ﮚ</text:span></text:p>
      <text:p text:style-name="P14"><text:span text:style-name="T1"><text:s/></text:span><text:span text:style-name="T26">ﮛ</text:span><text:span text:style-name="T1"> </text:span><text:span text:style-name="T26">ﮜ</text:span><text:span text:style-name="T1"> </text:span><text:span text:style-name="T26">ﮝ</text:span><text:span text:style-name="T1"> </text:span><text:span text:style-name="T26">ﮞ</text:span><text:span text:style-name="T1"> </text:span><text:span text:style-name="T26">ﮟ</text:span><text:span text:style-name="T1"> </text:span><text:span text:style-name="T26">ﮠ</text:span><text:span text:style-name="T1"> </text:span><text:span text:style-name="T26">ﮡ</text:span><text:span text:style-name="T1"> </text:span><text:span text:style-name="T26">ﮢ</text:span><text:span text:style-name="T1"> </text:span><text:span text:style-name="T26">ﮣ</text:span><text:span text:style-name="T1"> </text:span><text:span text:style-name="T26">ﮤﮥ</text:span><text:span text:style-name="T1"> </text:span><text:span text:style-name="T26">ﮦ</text:span></text:p>
      <text:p text:style-name="P14"><text:span text:style-name="T1"><text:s/></text:span><text:span text:style-name="T26">ﮧ</text:span><text:span text:style-name="T1"> </text:span><text:span text:style-name="T26">ﮨﮩ</text:span><text:span text:style-name="T1"> </text:span><text:span text:style-name="T26">ﮪ</text:span><text:span text:style-name="T1"> </text:span><text:span text:style-name="T26">ﮫ</text:span><text:span text:style-name="T1"> </text:span><text:span text:style-name="T26">ﮬ</text:span><text:span text:style-name="T1"> </text:span><text:span text:style-name="T26">ﮭ</text:span><text:span text:style-name="T1"> </text:span><text:span text:style-name="T26">ﮮ</text:span><text:span text:style-name="T1"> </text:span><text:span text:style-name="T26">ﮯ</text:span><text:span text:style-name="T1"> </text:span><text:span text:style-name="T26">ﮰ</text:span></text:p>
      <text:p text:style-name="P14"><text:span text:style-name="T1"><text:s/></text:span><text:span text:style-name="T26">ﮱ</text:span><text:span text:style-name="T1"> </text:span><text:span text:style-name="T26">ﯓ</text:span><text:span text:style-name="T1"> </text:span><text:span text:style-name="T26">ﯔ</text:span><text:span text:style-name="T1"> </text:span><text:span text:style-name="T26">ﯕ</text:span><text:span text:style-name="T1"> </text:span><text:span text:style-name="T26">ﯖ</text:span><text:span text:style-name="T1"> </text:span><text:span text:style-name="T26">ﯗ</text:span><text:span text:style-name="T1"> </text:span><text:span text:style-name="T26">ﯘ</text:span></text:p>
      <text:p text:style-name="P14"><text:span text:style-name="T1"><text:s/></text:span><text:span text:style-name="T26">ﯙ</text:span><text:span text:style-name="T1"> </text:span><text:span text:style-name="T26">ﯚ</text:span><text:span text:style-name="T1"> </text:span><text:span text:style-name="T26">ﯛﯜ</text:span><text:span text:style-name="T1"> </text:span><text:span text:style-name="T26">ﯝ</text:span><text:span text:style-name="T1"> </text:span><text:span text:style-name="T26">ﯞ</text:span><text:span text:style-name="T1"> </text:span><text:span text:style-name="T26">ﯟ</text:span><text:span text:style-name="T1"> </text:span><text:span text:style-name="T26">ﯠ</text:span><text:span text:style-name="T1"> </text:span><text:span text:style-name="T26">ﯡ</text:span><text:span text:style-name="T1"> </text:span><text:span text:style-name="T26">ﯢ</text:span><text:span text:style-name="T1"> </text:span><text:span text:style-name="T26">ﯣ</text:span></text:p>
      <text:p text:style-name="P14"><text:span text:style-name="T1"><text:s/></text:span><text:span text:style-name="T26">ﯤ</text:span><text:span text:style-name="T1"> </text:span><text:span text:style-name="T26">ﯥ</text:span><text:span text:style-name="T1"> </text:span><text:span text:style-name="T26">ﯦ</text:span><text:span text:style-name="T1"> </text:span><text:span text:style-name="T26">ﯧ</text:span><text:span text:style-name="T1"> </text:span><text:span text:style-name="T26">ﯨ</text:span><text:span text:style-name="T1"> </text:span><text:span text:style-name="T26">ﯩ</text:span><text:span text:style-name="T1"> </text:span><text:span text:style-name="T26">ﯪ</text:span><text:span text:style-name="T1"> </text:span><text:span text:style-name="T26">ﯫ</text:span></text:p>
      <text:p text:style-name="P14"><text:span text:style-name="T1"><text:s/></text:span><text:span text:style-name="T26">ﯬ</text:span><text:span text:style-name="T1"> </text:span><text:span text:style-name="T26">ﯭ</text:span><text:span text:style-name="T1"> </text:span><text:span text:style-name="T26">ﯮ</text:span><text:span text:style-name="T1"> </text:span><text:span text:style-name="T26">ﯯﯰ</text:span><text:span text:style-name="T1"> </text:span><text:span text:style-name="T26">ﯱ</text:span><text:span text:style-name="T1"> </text:span><text:span text:style-name="T26">ﯲ</text:span><text:span text:style-name="T1"> </text:span><text:span text:style-name="T26">ﯳ</text:span><text:span text:style-name="T1"> </text:span><text:span text:style-name="T26">ﯴ</text:span><text:span text:style-name="T1"> </text:span><text:span text:style-name="T26">ﯵ</text:span><text:span text:style-name="T1"> </text:span><text:span text:style-name="T26">ﯶ</text:span></text:p>
      <text:p text:style-name="P14"><text:span text:style-name="T1"><text:s/></text:span><text:span text:style-name="T26">ﯷ</text:span><text:span text:style-name="T1"> </text:span><text:span text:style-name="T26">ﯸ</text:span><text:span text:style-name="T1"> </text:span><text:span text:style-name="T26">ﯹ</text:span><text:span text:style-name="T1"> </text:span><text:span text:style-name="T26">ﯺ</text:span><text:span text:style-name="T1"> </text:span><text:span text:style-name="T26">ﯻ</text:span><text:span text:style-name="T1"> </text:span><text:span text:style-name="T26">ﯼ</text:span><text:span text:style-name="T1"> </text:span><text:span text:style-name="T26">ﯽ</text:span><text:span text:style-name="T1"> </text:span><text:span text:style-name="T26">ﯾ</text:span><text:span text:style-name="T1"> </text:span><text:span text:style-name="T26">ﯿ</text:span><text:span text:style-name="T1"> </text:span><text:span text:style-name="T26">ﰀ</text:span></text:p>
      <text:p text:style-name="P14"><text:span text:style-name="T1"><text:s/></text:span><text:span text:style-name="T26">ﰁ</text:span><text:span text:style-name="T1"> </text:span><text:span text:style-name="T26">ﰂﰃ</text:span><text:span text:style-name="T1"> </text:span><text:span text:style-name="T26">ﰄ</text:span><text:span text:style-name="T1"> </text:span><text:span text:style-name="T26">ﰅ</text:span><text:span text:style-name="T1"> </text:span><text:span text:style-name="T26">ﰆ</text:span><text:span text:style-name="T1"> </text:span><text:span text:style-name="T26">ﰇ</text:span><text:span text:style-name="T1"> </text:span><text:span text:style-name="T26">ﰈ</text:span><text:span text:style-name="T1"> </text:span><text:span text:style-name="T26">ﰉ</text:span><text:span text:style-name="T1"> </text:span><text:span text:style-name="T26">ﰊ</text:span><text:span text:style-name="T1"> </text:span><text:span text:style-name="T26">ﰋ</text:span><text:span text:style-name="T1"> </text:span><text:span text:style-name="T26">ﰌ</text:span></text:p>
      <text:p text:style-name="P27"><text:span text:style-name="T1"><text:s/></text:span><text:span text:style-name="T26">ﰍ</text:span><text:span text:style-name="T1"> </text:span><text:span text:style-name="T26">ﰎ</text:span><text:span text:style-name="T1"> </text:span><text:span text:style-name="T26">ﰏ</text:span><text:span text:style-name="T1"> </text:span><text:span text:style-name="T26">ﰐﰑ</text:span><text:span text:style-name="T1"> </text:span><text:span text:style-name="T26">ﰒ</text:span><text:span text:style-name="T1"> </text:span><text:span text:style-name="T26">ﰓ</text:span><text:span text:style-name="T1"> </text:span><text:span text:style-name="T26">ﰔ</text:span><text:span text:style-name="T1"> </text:span><text:span text:style-name="T26">ﰕ</text:span><text:span text:style-name="T1"> </text:span><text:span text:style-name="T26">ﰖ</text:span></text:p>
      <text:p text:style-name="P5"><text:span text:style-name="T27">ﭑ</text:span><text:span text:style-name="T1"> </text:span><text:span text:style-name="T27">ﭒ</text:span><text:span text:style-name="T1"> </text:span><text:span text:style-name="T27">ﭓ</text:span><text:span text:style-name="T1"> </text:span><text:span text:style-name="T27">ﭔ</text:span><text:span text:style-name="T1"> </text:span><text:span text:style-name="T27">ﭕ</text:span><text:span text:style-name="T1"> </text:span><text:span text:style-name="T27">ﭖ</text:span><text:span text:style-name="T1"> </text:span><text:span text:style-name="T27">ﭗ</text:span><text:span text:style-name="T1"> </text:span><text:span text:style-name="T27">ﭘ</text:span><text:span text:style-name="T1"> </text:span><text:span text:style-name="T27">ﭙ</text:span><text:span text:style-name="T1"> </text:span><text:span text:style-name="T27">ﭚ</text:span></text:p>
      <text:p text:style-name="P15"><text:span text:style-name="T1"><text:s/></text:span><text:span text:style-name="T27">ﭛﭜ</text:span><text:span text:style-name="T1"> </text:span><text:span text:style-name="T27">ﭝ</text:span><text:span text:style-name="T1"> </text:span><text:span text:style-name="T27">ﭞ</text:span><text:span text:style-name="T1"> </text:span><text:span text:style-name="T27">ﭟ</text:span><text:span text:style-name="T1"> </text:span><text:span text:style-name="T27">ﭠﭡ</text:span><text:span text:style-name="T1"> </text:span><text:span text:style-name="T27">ﭢ</text:span><text:span text:style-name="T1"> </text:span><text:span text:style-name="T27">ﭣ</text:span><text:span text:style-name="T1"> </text:span><text:span text:style-name="T27">ﭤ</text:span><text:span text:style-name="T1"> </text:span><text:span text:style-name="T27">ﭥ</text:span><text:span text:style-name="T1"> </text:span><text:span text:style-name="T27">ﭦ</text:span><text:span text:style-name="T1"> </text:span><text:span text:style-name="T27">ﭧ</text:span><text:span text:style-name="T1"> </text:span><text:span text:style-name="T27">ﭨ</text:span></text:p>
      <text:p text:style-name="P15"><text:span text:style-name="T1"><text:s/></text:span><text:span text:style-name="T27">ﭩ</text:span><text:span text:style-name="T1"> </text:span><text:span text:style-name="T27">ﭪ</text:span><text:span text:style-name="T1"> </text:span><text:span text:style-name="T27">ﭫ</text:span><text:span text:style-name="T1"> </text:span><text:span text:style-name="T27">ﭬ</text:span><text:span text:style-name="T1"> </text:span><text:span text:style-name="T27">ﭭ</text:span><text:span text:style-name="T1"> </text:span><text:span text:style-name="T27">ﭮ</text:span><text:span text:style-name="T1"> </text:span><text:span text:style-name="T27">ﭯ</text:span><text:span text:style-name="T1"> </text:span><text:span text:style-name="T27">ﭰﭱ</text:span><text:span text:style-name="T1"> </text:span><text:span text:style-name="T27">ﭲ</text:span><text:span text:style-name="T1"> </text:span><text:span text:style-name="T27">ﭳ</text:span><text:span text:style-name="T1"> </text:span><text:span text:style-name="T27">ﭴ</text:span></text:p>
      <text:p text:style-name="P15"><text:span text:style-name="T1"><text:s/></text:span><text:span text:style-name="T27">ﭵ</text:span><text:span text:style-name="T1"> </text:span><text:span text:style-name="T27">ﭶ</text:span><text:span text:style-name="T1"> </text:span><text:span text:style-name="T27">ﭷ</text:span><text:span text:style-name="T1"> </text:span><text:span text:style-name="T27">ﭸ</text:span><text:span text:style-name="T1"> </text:span><text:span text:style-name="T27">ﭹ</text:span><text:span text:style-name="T1"> </text:span><text:span text:style-name="T27">ﭺ</text:span><text:span text:style-name="T1"> </text:span><text:span text:style-name="T27">ﭻ</text:span><text:span text:style-name="T1"> </text:span><text:span text:style-name="T27">ﭼ</text:span><text:span text:style-name="T1"> </text:span><text:span text:style-name="T27">ﭽ</text:span></text:p>
      <text:p text:style-name="P15"><text:span text:style-name="T1"><text:s/></text:span><text:span text:style-name="T27">ﭾﭿ</text:span><text:span text:style-name="T1"> </text:span><text:span text:style-name="T27">ﮀ</text:span><text:span text:style-name="T1"> </text:span><text:span text:style-name="T27">ﮁ</text:span><text:span text:style-name="T1"> </text:span><text:span text:style-name="T27">ﮂ</text:span><text:span text:style-name="T1"> </text:span><text:span text:style-name="T27">ﮃ</text:span><text:span text:style-name="T1"> </text:span><text:span text:style-name="T27">ﮄ</text:span><text:span text:style-name="T1"> </text:span><text:span text:style-name="T27">ﮅ</text:span><text:span text:style-name="T1"> </text:span><text:span text:style-name="T27">ﮆ</text:span><text:span text:style-name="T1"> </text:span><text:span text:style-name="T27">ﮇ</text:span><text:span text:style-name="T1"> </text:span><text:span text:style-name="T27">ﮈ</text:span><text:span text:style-name="T1"> </text:span><text:span text:style-name="T27">ﮉ</text:span><text:span text:style-name="T1"> </text:span><text:span text:style-name="T27">ﮊ</text:span></text:p>
      <text:p text:style-name="P15"><text:span text:style-name="T1"><text:s/></text:span><text:span text:style-name="T27">ﮋ</text:span><text:span text:style-name="T1"> </text:span><text:span text:style-name="T27">ﮌ</text:span><text:span text:style-name="T1"> </text:span><text:span text:style-name="T27">ﮍ</text:span><text:span text:style-name="T1"> </text:span><text:span text:style-name="T27">ﮎ</text:span><text:span text:style-name="T1"> </text:span><text:span text:style-name="T27">ﮏ</text:span><text:span text:style-name="T1"> </text:span><text:span text:style-name="T27">ﮐ</text:span><text:span text:style-name="T1"> </text:span><text:span text:style-name="T27">ﮑﮒﮓﮔﮕﮖ</text:span></text:p>
      <text:p text:style-name="P15"><text:span text:style-name="T1"><text:s/></text:span><text:span text:style-name="T27">ﮗ</text:span><text:span text:style-name="T1"> </text:span><text:span text:style-name="T27">ﮘ</text:span><text:span text:style-name="T1"> </text:span><text:span text:style-name="T27">ﮙ</text:span><text:span text:style-name="T1"> </text:span><text:span text:style-name="T27">ﮚ</text:span><text:span text:style-name="T1"> </text:span><text:span text:style-name="T27">ﮛ</text:span><text:span text:style-name="T1"> </text:span><text:span text:style-name="T27">ﮜ</text:span><text:span text:style-name="T1"> </text:span><text:span text:style-name="T27">ﮝ</text:span><text:span text:style-name="T1"> </text:span><text:span text:style-name="T27">ﮞﮟ</text:span><text:span text:style-name="T1"> </text:span><text:span text:style-name="T27">ﮠ</text:span><text:span text:style-name="T1"> </text:span><text:span text:style-name="T27">ﮡ</text:span><text:span text:style-name="T1"> </text:span><text:span text:style-name="T27">ﮢ</text:span><text:span text:style-name="T1"> </text:span><text:span text:style-name="T27">ﮣ</text:span></text:p>
      <text:p text:style-name="P15"><text:span text:style-name="T1"><text:s/></text:span><text:span text:style-name="T27">ﮤ</text:span><text:span text:style-name="T1"> </text:span><text:span text:style-name="T27">ﮥ</text:span><text:span text:style-name="T1"> </text:span><text:span text:style-name="T27">ﮦ</text:span><text:span text:style-name="T1"> </text:span><text:span text:style-name="T27">ﮧ</text:span><text:span text:style-name="T1"> </text:span><text:span text:style-name="T27">ﮨ</text:span><text:span text:style-name="T1"> </text:span><text:span text:style-name="T27">ﮩ</text:span><text:span text:style-name="T1"> </text:span><text:span text:style-name="T27">ﮪ</text:span><text:span text:style-name="T1"> </text:span><text:span text:style-name="T27">ﮫ</text:span><text:span text:style-name="T1"> </text:span><text:span text:style-name="T27">ﮬ</text:span><text:span text:style-name="T1"> </text:span><text:span text:style-name="T27">ﮭ</text:span></text:p>
      <text:p text:style-name="P15"><text:span text:style-name="T1"><text:s/></text:span><text:span text:style-name="T27">ﮮ</text:span><text:span text:style-name="T1"> </text:span><text:span text:style-name="T27">ﮯ</text:span><text:span text:style-name="T1"> </text:span><text:span text:style-name="T27">ﮰ</text:span><text:span text:style-name="T1"> </text:span><text:span text:style-name="T27">ﮱ</text:span><text:span text:style-name="T1"> </text:span><text:span text:style-name="T27">ﯓ</text:span><text:span text:style-name="T1"> </text:span><text:span text:style-name="T27">ﯔ</text:span><text:span text:style-name="T1"> </text:span><text:span text:style-name="T27">ﯕ</text:span><text:span text:style-name="T1"> </text:span><text:span text:style-name="T27">ﯖ</text:span><text:span text:style-name="T1"> </text:span><text:span text:style-name="T27">ﯗ</text:span><text:span text:style-name="T1"> </text:span><text:span text:style-name="T27">ﯘ</text:span><text:span text:style-name="T1"> </text:span><text:span text:style-name="T27">ﯙ</text:span></text:p>
      <text:p text:style-name="P15"><text:span text:style-name="T1"><text:s/></text:span><text:span text:style-name="T27">ﯚﯛ</text:span><text:span text:style-name="T1"> </text:span><text:span text:style-name="T27">ﯜ</text:span><text:span text:style-name="T1"> </text:span><text:span text:style-name="T27">ﯝ</text:span><text:span text:style-name="T1"> </text:span><text:span text:style-name="T27">ﯞﯟ</text:span><text:span text:style-name="T1"> </text:span><text:span text:style-name="T27">ﯠ</text:span><text:span text:style-name="T1"> </text:span><text:span text:style-name="T27">ﯡ</text:span><text:span text:style-name="T1"> </text:span><text:span text:style-name="T27">ﯢ</text:span><text:span text:style-name="T1"> </text:span><text:span text:style-name="T27">ﯣ</text:span><text:span text:style-name="T1"> </text:span><text:span text:style-name="T27">ﯤ</text:span><text:span text:style-name="T1"> </text:span><text:span text:style-name="T27">ﯥ</text:span></text:p>
      <text:p text:style-name="P15"><text:span text:style-name="T1"><text:s/></text:span><text:span text:style-name="T27">ﯦ</text:span><text:span text:style-name="T1"> </text:span><text:span text:style-name="T27">ﯧ</text:span><text:span text:style-name="T1"> </text:span><text:span text:style-name="T27">ﯨ</text:span><text:span text:style-name="T1"> </text:span><text:span text:style-name="T27">ﯩ</text:span><text:span text:style-name="T1"> </text:span><text:span text:style-name="T27">ﯪ</text:span><text:span text:style-name="T1"> </text:span><text:span text:style-name="T27">ﯫ</text:span><text:span text:style-name="T1"> </text:span><text:span text:style-name="T27">ﯬﯭ</text:span><text:span text:style-name="T1"> </text:span><text:span text:style-name="T27">ﯮ</text:span><text:span text:style-name="T1"> </text:span><text:span text:style-name="T27">ﯯ</text:span></text:p>
      <text:p text:style-name="P15"><text:span text:style-name="T27">ﯰ</text:span><text:span text:style-name="T1"> </text:span><text:span text:style-name="T27">ﯱﯲ</text:span><text:span text:style-name="T1"> </text:span><text:span text:style-name="T27">ﯳ</text:span><text:span text:style-name="T1"> </text:span><text:span text:style-name="T27">ﯴ</text:span><text:span text:style-name="T1"> </text:span><text:span text:style-name="T27">ﯵ</text:span><text:span text:style-name="T1"> </text:span><text:span text:style-name="T27">ﯶ</text:span><text:span text:style-name="T1"> </text:span><text:span text:style-name="T27">ﯷ</text:span><text:span text:style-name="T1"> </text:span><text:span text:style-name="T27">ﯸ</text:span><text:span text:style-name="T1"> </text:span><text:span text:style-name="T27">ﯹ</text:span><text:span text:style-name="T1"> </text:span><text:span text:style-name="T27">ﯺ</text:span></text:p>
      <text:p text:style-name="P15"><text:span text:style-name="T1"><text:s/></text:span><text:span text:style-name="T27">ﯻ</text:span><text:span text:style-name="T1"> </text:span><text:span text:style-name="T27">ﯼ</text:span><text:span text:style-name="T1"> </text:span><text:span text:style-name="T27">ﯽﯾ</text:span><text:span text:style-name="T1"> </text:span><text:span text:style-name="T27">ﯿ</text:span><text:span text:style-name="T1"> </text:span><text:span text:style-name="T27">ﰀ</text:span><text:span text:style-name="T1"> </text:span><text:span text:style-name="T27">ﰁﰂ</text:span><text:span text:style-name="T1"> </text:span><text:span text:style-name="T27">ﰃ</text:span><text:span text:style-name="T1"> </text:span><text:span text:style-name="T27">ﰄ</text:span><text:span text:style-name="T1"> </text:span><text:span text:style-name="T27">ﰅ</text:span><text:span text:style-name="T1"> </text:span><text:span text:style-name="T27">ﰆ</text:span></text:p>
      <text:p text:style-name="P28"><text:span text:style-name="T27">ﰇ</text:span><text:span text:style-name="T1"> </text:span><text:span text:style-name="T27">ﰈ</text:span><text:span text:style-name="T1"> </text:span><text:span text:style-name="T27">ﰉ</text:span><text:span text:style-name="T1"> </text:span><text:span text:style-name="T27">ﰊ</text:span><text:span text:style-name="T1"> </text:span><text:span text:style-name="T27">ﰋ</text:span><text:span text:style-name="T1"> </text:span><text:span text:style-name="T27">ﰌ</text:span><text:span text:style-name="T1"> </text:span><text:span text:style-name="T27">ﰍ</text:span><text:span text:style-name="T1"> </text:span><text:span text:style-name="T27">ﰎ</text:span><text:span text:style-name="T1"> </text:span><text:span text:style-name="T27">ﰏ</text:span><text:span text:style-name="T1"> </text:span><text:span text:style-name="T27">ﰐ</text:span><text:span text:style-name="T1"> </text:span><text:span text:style-name="T27">ﰑ</text:span></text:p>
      <text:p text:style-name="P15"><text:span text:style-name="T27">ﰒ</text:span><text:span text:style-name="T1"> </text:span><text:span text:style-name="T27">ﰓ</text:span><text:span text:style-name="T1"> </text:span><text:span text:style-name="T27">ﰔ</text:span><text:span text:style-name="T1"> </text:span><text:span text:style-name="T27">ﰕ</text:span><text:span text:style-name="T1"> </text:span><text:span text:style-name="T27">ﰖ</text:span><text:span text:style-name="T1"> </text:span><text:span text:style-name="T27">ﰗﰘ</text:span><text:span text:style-name="T1"> </text:span><text:span text:style-name="T27">ﰙ</text:span><text:span text:style-name="T1"> </text:span><text:span text:style-name="T27">ﰚ</text:span><text:span text:style-name="T1"> </text:span><text:span text:style-name="T27">ﰛ</text:span><text:span text:style-name="T1"> </text:span><text:span text:style-name="T27">ﰜ</text:span><text:span text:style-name="T1"> </text:span><text:span text:style-name="T27">ﰝ</text:span></text:p>
      <text:p text:style-name="P33">ﭑ<text:span text:style-name="T1"> </text:span>ﭒ<text:span text:style-name="T1"> </text:span>ﭓ<text:span text:style-name="T1"> </text:span>ﭔ<text:span text:style-name="T1"> </text:span>ﭕ<text:span text:style-name="T1"> </text:span>ﭖ<text:span text:style-name="T1"> </text:span>ﭗ<text:span text:style-name="T1"> </text:span>ﭘ<text:span text:style-name="T1"> </text:span>ﭙ<text:span text:style-name="T1"> </text:span>ﭚ</text:p>
      <text:p text:style-name="P9"><text:span text:style-name="T1"><text:s/></text:span>ﭛﭜ<text:span text:style-name="T1"> </text:span>ﭝ<text:span text:style-name="T1"> </text:span>ﭞ<text:span text:style-name="T1"> </text:span>ﭟ<text:span text:style-name="T1"> </text:span>ﭠﭡ<text:span text:style-name="T1"> </text:span>ﭢ<text:span text:style-name="T1"> </text:span>ﭣ</text:p>
      <text:p text:style-name="P9">ﭤ<text:span text:style-name="T1"> </text:span>ﭥ<text:span text:style-name="T1"> </text:span>ﭦ<text:span text:style-name="T1"> </text:span>ﭧ<text:span text:style-name="T1"> </text:span>ﭨ<text:span text:style-name="T1"> </text:span>ﭩ<text:span text:style-name="T1"> </text:span>ﭪ<text:span text:style-name="T1"> </text:span>ﭫ<text:span text:style-name="T1"> </text:span>ﭬ</text:p>
      <text:p text:style-name="P9"><text:span text:style-name="T1"><text:s/></text:span>ﭭ<text:span text:style-name="T1"> </text:span>ﭮ<text:span text:style-name="T1"> </text:span>ﭯ<text:span text:style-name="T1"> </text:span>ﭰﭱ<text:span text:style-name="T1"> </text:span>ﭲ<text:span text:style-name="T1"> </text:span>ﭳ<text:span text:style-name="T1"> </text:span>ﭴ<text:span text:style-name="T1"> </text:span>ﭵ</text:p>
      <text:p text:style-name="P9"><text:span text:style-name="T1"><text:s/></text:span>ﭶ<text:span text:style-name="T1"> </text:span>ﭷ<text:span text:style-name="T1"> </text:span>ﭸ<text:span text:style-name="T1"> </text:span>ﭹ<text:span text:style-name="T1"> </text:span>ﭺ<text:span text:style-name="T1"> </text:span>ﭻ<text:span text:style-name="T1"> </text:span>ﭼ<text:span text:style-name="T1"> </text:span>ﭽ<text:span text:style-name="T1"> </text:span>ﭾﭿ<text:span text:style-name="T1"> </text:span>ﮀ</text:p>
      <text:p text:style-name="P10"><text:span text:style-name="T1"><text:s/></text:span>ﮁ<text:span text:style-name="T1"> </text:span>ﮂ<text:span text:style-name="T1"> </text:span>ﮃ<text:span text:style-name="T1"> </text:span>ﮄ<text:span text:style-name="T1"> </text:span>ﮅ<text:span text:style-name="T1"> </text:span>ﮆ<text:span text:style-name="T1"> </text:span>ﮇ<text:span text:style-name="T1"> </text:span>ﮈ<text:span text:style-name="T1"> </text:span>ﮉ</text:p>
      <text:p text:style-name="P11"><text:span text:style-name="T18">ﮌ</text:span><text:span text:style-name="T25">ﯨ</text:span></text:p>
      <text:p text:style-name="P16">ﭤﭥﭦ</text:p>
      <text:p text:style-name="P9">ﮊ<text:span text:style-name="T1"> </text:span>ﮋ<text:span text:style-name="T1"> </text:span>ﮌ<text:span text:style-name="T1"> </text:span>ﮍ<text:span text:style-name="T1"> </text:span>ﮎ<text:span text:style-name="T1"> </text:span>ﮏ<text:span text:style-name="T1"> </text:span>ﮐ<text:span text:style-name="T1"> </text:span>ﮑ<text:span text:style-name="T1"> </text:span>ﮒ<text:span text:style-name="T1"> </text:span>ﮓ<text:span text:style-name="T1"> </text:span>ﮔ<text:span text:style-name="T1"> </text:span>ﮕ</text:p>
      <text:p text:style-name="P9"><text:span text:style-name="T1"><text:s/></text:span>ﮖ<text:span text:style-name="T1"> </text:span>ﮗ<text:span text:style-name="T1"> </text:span>ﮘ<text:span text:style-name="T1"> </text:span>ﮙ<text:span text:style-name="T1"> </text:span>ﮚ<text:span text:style-name="T1"> </text:span>ﮛ<text:span text:style-name="T1"> </text:span>ﮜ<text:span text:style-name="T1"> </text:span>ﮝ<text:span text:style-name="T1"> </text:span>ﮞﮟ<text:span text:style-name="T1"> </text:span>ﮠ</text:p>
      <text:p text:style-name="P9"><text:span text:style-name="T1"><text:s/></text:span>ﮡ<text:span text:style-name="T1"> </text:span>ﮢ<text:span text:style-name="T1"> </text:span>ﮣ<text:span text:style-name="T1"> </text:span>ﮤ<text:span text:style-name="T1"> </text:span>ﮥ<text:span text:style-name="T1"> </text:span>ﮦ<text:span text:style-name="T1"> </text:span>ﮧ<text:span text:style-name="T1"> </text:span>ﮨ<text:span text:style-name="T1"> </text:span>ﮩ<text:span text:style-name="T1"> </text:span>ﮪ<text:span text:style-name="T1"> </text:span>ﮫ</text:p>
      <text:p text:style-name="P9"><text:span text:style-name="T1"><text:s/></text:span>ﮬ<text:span text:style-name="T1"> </text:span>ﮭ<text:span text:style-name="T1"> </text:span>ﮮ<text:span text:style-name="T1"> </text:span>ﮯ<text:span text:style-name="T1"> </text:span>ﮰ<text:span text:style-name="T1"> </text:span>ﮱ<text:span text:style-name="T1"> </text:span>ﯓ<text:span text:style-name="T1"> </text:span>ﯔ<text:span text:style-name="T1"> </text:span>ﯕ<text:span text:style-name="T1"> </text:span>ﯖ<text:span text:style-name="T1"> </text:span>ﯗ</text:p>
      <text:p text:style-name="P9"><text:span text:style-name="T1"><text:s/></text:span>ﯘ<text:span text:style-name="T1"> </text:span>ﯙ<text:span text:style-name="T1"> </text:span>ﯚﯛ<text:span text:style-name="T1"> </text:span>ﯜ<text:span text:style-name="T1"> </text:span>ﯝ<text:span text:style-name="T1"> </text:span>ﯞﯟ<text:span text:style-name="T1"> </text:span>ﯠ</text:p>
      <text:p text:style-name="P9"><text:span text:style-name="T1"><text:s/></text:span>ﯡ<text:span text:style-name="T1"> </text:span>ﯢ<text:span text:style-name="T1"> </text:span>ﯣ<text:span text:style-name="T1"> </text:span>ﯤ<text:span text:style-name="T1"> </text:span>ﯥ<text:span text:style-name="T1"> </text:span>ﯦ<text:span text:style-name="T1"> </text:span>ﯧ<text:span text:style-name="T1"> </text:span>ﯨ<text:span text:style-name="T1"> </text:span>ﯩ</text:p>
      <text:p text:style-name="P29"><text:span text:style-name="T1"><text:s/></text:span>ﯪ<text:span text:style-name="T1"> </text:span>ﯫ<text:span text:style-name="T1"> </text:span>ﯬﯭ<text:span text:style-name="T1"> </text:span>ﯮ<text:span text:style-name="T1"> </text:span>ﯯ<text:span text:style-name="T1"> </text:span>ﯰ<text:span text:style-name="T1"> </text:span>ﯱﯲ<text:span text:style-name="T1"> </text:span>ﯳ<text:span text:style-name="T1"> </text:span>ﯴ</text:p>
      <text:p text:style-name="P6"><text:span text:style-name="T28">ﭑ</text:span><text:span text:style-name="T1"> </text:span><text:span text:style-name="T28">ﭒ</text:span><text:span text:style-name="T1"> </text:span><text:span text:style-name="T28">ﭓ</text:span><text:span text:style-name="T1"> </text:span><text:span text:style-name="T28">ﭔ</text:span><text:span text:style-name="T1"> </text:span><text:span text:style-name="T28">ﭕﭖ</text:span><text:span text:style-name="T1"> </text:span><text:span text:style-name="T28">ﭗ</text:span><text:span text:style-name="T1"> </text:span><text:span text:style-name="T28">ﭘ</text:span><text:span text:style-name="T1"> </text:span><text:span text:style-name="T28">ﭙ</text:span><text:span text:style-name="T1"> </text:span><text:span text:style-name="T28">ﭚ</text:span><text:span text:style-name="T1"> </text:span><text:span text:style-name="T28">ﭛ</text:span><text:span text:style-name="T1"> </text:span><text:span text:style-name="T28">ﭜ</text:span></text:p>
      <text:p text:style-name="P17"><text:span text:style-name="T1"><text:s/></text:span><text:span text:style-name="T28">ﭝ</text:span><text:span text:style-name="T1"> </text:span><text:span text:style-name="T28">ﭞ</text:span><text:span text:style-name="T1"> </text:span><text:span text:style-name="T28">ﭟ</text:span><text:span text:style-name="T1"> </text:span><text:span text:style-name="T28">ﭠ</text:span><text:span text:style-name="T1"> </text:span><text:span text:style-name="T28">ﭡ</text:span><text:span text:style-name="T1"> </text:span><text:span text:style-name="T28">ﭢ</text:span><text:span text:style-name="T1"> </text:span><text:span text:style-name="T28">ﭣ</text:span><text:span text:style-name="T1"> </text:span><text:span text:style-name="T28">ﭤ</text:span><text:span text:style-name="T1"> </text:span><text:span text:style-name="T28">ﭥ</text:span><text:span text:style-name="T1"> </text:span><text:span text:style-name="T28">ﭦ</text:span></text:p>
      <text:p text:style-name="P17"><text:span text:style-name="T1"><text:s/></text:span><text:span text:style-name="T28">ﭧ</text:span><text:span text:style-name="T1"> </text:span><text:span text:style-name="T28">ﭨ</text:span><text:span text:style-name="T1"> </text:span><text:span text:style-name="T28">ﭩ</text:span><text:span text:style-name="T1"> </text:span><text:span text:style-name="T28">ﭪ</text:span><text:span text:style-name="T1"> </text:span><text:span text:style-name="T28">ﭫ</text:span><text:span text:style-name="T1"> </text:span><text:span text:style-name="T28">ﭬ</text:span><text:span text:style-name="T1"> </text:span><text:span text:style-name="T28">ﭭ</text:span><text:span text:style-name="T1"> </text:span><text:span text:style-name="T28">ﭮ</text:span><text:span text:style-name="T1"> </text:span><text:span text:style-name="T28">ﭯ</text:span></text:p>
      <text:p text:style-name="P17"><text:span text:style-name="T28">ﭰ</text:span><text:span text:style-name="T1"> </text:span><text:span text:style-name="T28">ﭱ</text:span><text:span text:style-name="T1"> </text:span><text:span text:style-name="T28">ﭲ</text:span><text:span text:style-name="T1"> </text:span><text:span text:style-name="T28">ﭳ</text:span><text:span text:style-name="T1"> </text:span><text:span text:style-name="T28">ﭴ</text:span><text:span text:style-name="T1"> </text:span><text:span text:style-name="T28">ﭵ</text:span><text:span text:style-name="T1"> </text:span><text:span text:style-name="T28">ﭶ</text:span><text:span text:style-name="T1"> </text:span><text:span text:style-name="T28">ﭷ</text:span><text:span text:style-name="T1"> </text:span><text:span text:style-name="T28">ﭸ</text:span><text:span text:style-name="T1"> </text:span><text:span text:style-name="T28">ﭹ</text:span></text:p>
      <text:p text:style-name="P17"><text:span text:style-name="T1"><text:s/></text:span><text:span text:style-name="T28">ﭺ</text:span><text:span text:style-name="T1"> </text:span><text:span text:style-name="T28">ﭻ</text:span><text:span text:style-name="T1"> </text:span><text:span text:style-name="T28">ﭼ</text:span><text:span text:style-name="T1"> </text:span><text:span text:style-name="T28">ﭽ</text:span><text:span text:style-name="T1"> </text:span><text:span text:style-name="T28">ﭾ</text:span><text:span text:style-name="T1"> </text:span><text:span text:style-name="T28">ﭿ</text:span><text:span text:style-name="T1"> </text:span><text:span text:style-name="T28">ﮀﮁ</text:span><text:span text:style-name="T1"> </text:span><text:span text:style-name="T28">ﮂ</text:span><text:span text:style-name="T1"> </text:span><text:span text:style-name="T28">ﮃ</text:span><text:span text:style-name="T1"> </text:span><text:span text:style-name="T28">ﮄ</text:span><text:span text:style-name="T1"> </text:span><text:span text:style-name="T28">ﮅ</text:span></text:p>
      <text:p text:style-name="P17"><text:span text:style-name="T1"><text:s/></text:span><text:span text:style-name="T28">ﮆ</text:span><text:span text:style-name="T1"> </text:span><text:span text:style-name="T28">ﮇ</text:span><text:span text:style-name="T1"> </text:span><text:span text:style-name="T28">ﮈ</text:span><text:span text:style-name="T1"> </text:span><text:span text:style-name="T28">ﮉ</text:span><text:span text:style-name="T1"> </text:span><text:span text:style-name="T28">ﮊ</text:span><text:span text:style-name="T1"> </text:span><text:span text:style-name="T28">ﮋ</text:span><text:span text:style-name="T1"> </text:span><text:span text:style-name="T28">ﮌ</text:span><text:span text:style-name="T1"> </text:span><text:span text:style-name="T28">ﮍ</text:span><text:span text:style-name="T1"> </text:span><text:span text:style-name="T28">ﮎ</text:span><text:span text:style-name="T1"> </text:span><text:span text:style-name="T28">ﮏ</text:span><text:span text:style-name="T1"> </text:span><text:span text:style-name="T28">ﮐ</text:span><text:span text:style-name="T1"> </text:span><text:span text:style-name="T28">ﮑ</text:span></text:p>
      <text:p text:style-name="P17"><text:span text:style-name="T1"><text:s/></text:span><text:span text:style-name="T28">ﮒ</text:span><text:span text:style-name="T1"> </text:span><text:span text:style-name="T28">ﮓ</text:span><text:span text:style-name="T1"> </text:span><text:span text:style-name="T28">ﮔ</text:span><text:span text:style-name="T1"> </text:span><text:span text:style-name="T28">ﮕ</text:span><text:span text:style-name="T1"> </text:span><text:span text:style-name="T28">ﮖ</text:span><text:span text:style-name="T1"> </text:span><text:span text:style-name="T28">ﮗ</text:span><text:span text:style-name="T1"> </text:span><text:span text:style-name="T28">ﮘ</text:span><text:span text:style-name="T1"> </text:span><text:span text:style-name="T28">ﮙ</text:span><text:span text:style-name="T1"> </text:span><text:span text:style-name="T28">ﮚ</text:span></text:p>
      <text:p text:style-name="P17"><text:span text:style-name="T1"><text:s/></text:span><text:span text:style-name="T28">ﮛ</text:span><text:span text:style-name="T1"> </text:span><text:span text:style-name="T28">ﮜ</text:span><text:span text:style-name="T1"> </text:span><text:span text:style-name="T28">ﮝ</text:span><text:span text:style-name="T1"> </text:span><text:span text:style-name="T28">ﮞﮟ</text:span><text:span text:style-name="T1"> </text:span><text:span text:style-name="T28">ﮠ</text:span><text:span text:style-name="T1"> </text:span><text:span text:style-name="T28">ﮡ</text:span><text:span text:style-name="T1"> </text:span><text:span text:style-name="T28">ﮢ</text:span><text:span text:style-name="T1"> </text:span><text:span text:style-name="T28">ﮣ</text:span></text:p>
      <text:p text:style-name="P17"><text:span text:style-name="T1"><text:s/></text:span><text:span text:style-name="T28">ﮤ</text:span><text:span text:style-name="T1"> </text:span><text:span text:style-name="T28">ﮥ</text:span><text:span text:style-name="T1"> </text:span><text:span text:style-name="T28">ﮦ</text:span><text:span text:style-name="T1"> </text:span><text:span text:style-name="T28">ﮧﮨ</text:span><text:span text:style-name="T1"> </text:span><text:span text:style-name="T28">ﮩ</text:span><text:span text:style-name="T1"> </text:span><text:span text:style-name="T28">ﮪﮫ</text:span><text:span text:style-name="T1"> </text:span><text:span text:style-name="T28">ﮬ</text:span><text:span text:style-name="T1"> </text:span><text:span text:style-name="T28">ﮭ</text:span><text:span text:style-name="T1"> </text:span><text:span text:style-name="T28">ﮮ</text:span><text:span text:style-name="T1"> </text:span><text:span text:style-name="T28">ﮯ</text:span></text:p>
      <text:p text:style-name="P17"><text:span text:style-name="T1"><text:s/></text:span><text:span text:style-name="T28">ﮰ</text:span><text:span text:style-name="T1"> </text:span><text:span text:style-name="T28">ﮱ</text:span><text:span text:style-name="T1"> </text:span><text:span text:style-name="T28">ﯓ</text:span><text:span text:style-name="T1"> </text:span><text:span text:style-name="T28">ﯔ</text:span><text:span text:style-name="T1"> </text:span><text:span text:style-name="T28">ﯕ</text:span><text:span text:style-name="T1"> </text:span><text:span text:style-name="T28">ﯖ</text:span><text:span text:style-name="T1"> </text:span><text:span text:style-name="T28">ﯗ</text:span><text:span text:style-name="T1"> </text:span><text:span text:style-name="T28">ﯘ</text:span></text:p>
      <text:p text:style-name="P17"><text:span text:style-name="T1"><text:s/></text:span><text:span text:style-name="T28">ﯙ</text:span><text:span text:style-name="T1"> </text:span><text:span text:style-name="T28">ﯚ</text:span><text:span text:style-name="T1"> </text:span><text:span text:style-name="T28">ﯛ</text:span><text:span text:style-name="T1"> </text:span><text:span text:style-name="T28">ﯜ</text:span><text:span text:style-name="T1"> </text:span><text:span text:style-name="T28">ﯝ</text:span><text:span text:style-name="T1"> </text:span><text:span text:style-name="T28">ﯞ</text:span><text:span text:style-name="T1"> </text:span><text:span text:style-name="T28">ﯟ</text:span><text:span text:style-name="T1"> </text:span><text:span text:style-name="T28">ﯠﯡ</text:span></text:p>
      <text:p text:style-name="P17"><text:span text:style-name="T1"><text:s/></text:span><text:span text:style-name="T28">ﯢ</text:span><text:span text:style-name="T1"> </text:span><text:span text:style-name="T28">ﯣ</text:span><text:span text:style-name="T1"> </text:span><text:span text:style-name="T28">ﯤ</text:span><text:span text:style-name="T1"> </text:span><text:span text:style-name="T28">ﯥ</text:span><text:span text:style-name="T1"> </text:span><text:span text:style-name="T28">ﯦ</text:span><text:span text:style-name="T1"> </text:span><text:span text:style-name="T28">ﯧ</text:span><text:span text:style-name="T1"> </text:span><text:span text:style-name="T28">ﯨ</text:span><text:span text:style-name="T1"> </text:span><text:span text:style-name="T28">ﯩ</text:span><text:span text:style-name="T1"> </text:span><text:span text:style-name="T28">ﯪ</text:span></text:p>
      <text:p text:style-name="P17"><text:span text:style-name="T28">ﯫ</text:span><text:span text:style-name="T1"> </text:span><text:span text:style-name="T28">ﯬ</text:span><text:span text:style-name="T1"> </text:span><text:span text:style-name="T28">ﯭ</text:span><text:span text:style-name="T1"> </text:span><text:span text:style-name="T28">ﯮ</text:span><text:span text:style-name="T1"> </text:span><text:span text:style-name="T28">ﯯ</text:span><text:span text:style-name="T1"> </text:span><text:span text:style-name="T28">ﯰ</text:span><text:span text:style-name="T1"> </text:span><text:span text:style-name="T28">ﯱ</text:span><text:span text:style-name="T1"> </text:span><text:span text:style-name="T28">ﯲ</text:span><text:span text:style-name="T1"> </text:span><text:span text:style-name="T28">ﯳ</text:span></text:p>
      <text:p text:style-name="P17"><text:span text:style-name="T1"><text:s/></text:span><text:span text:style-name="T28">ﯴ</text:span><text:span text:style-name="T1"> </text:span><text:span text:style-name="T28">ﯵ</text:span><text:span text:style-name="T1"> </text:span><text:span text:style-name="T28">ﯶ</text:span><text:span text:style-name="T1"> </text:span><text:span text:style-name="T28">ﯷ</text:span><text:span text:style-name="T1"> </text:span><text:span text:style-name="T28">ﯸ</text:span><text:span text:style-name="T1"> </text:span><text:span text:style-name="T28">ﯹ</text:span><text:span text:style-name="T1"> </text:span><text:span text:style-name="T28">ﯺ</text:span><text:span text:style-name="T1"> </text:span><text:span text:style-name="T28">ﯻ</text:span><text:span text:style-name="T1"> </text:span><text:span text:style-name="T28">ﯼ</text:span><text:span text:style-name="T1"> </text:span><text:span text:style-name="T28">ﯽﯾ</text:span></text:p>
      <text:p text:style-name="P17"><text:span text:style-name="T28">ﯿ</text:span><text:span text:style-name="T1"> </text:span><text:span text:style-name="T28">ﰀ</text:span><text:span text:style-name="T1"> </text:span><text:span text:style-name="T28">ﰁ</text:span><text:span text:style-name="T1"> </text:span><text:span text:style-name="T28">ﰂ</text:span><text:span text:style-name="T1"> </text:span><text:span text:style-name="T28">ﰃ</text:span><text:span text:style-name="T1"> </text:span><text:span text:style-name="T28">ﰄ</text:span><text:span text:style-name="T1"> </text:span><text:span text:style-name="T28">ﰅ</text:span><text:span text:style-name="T1"> </text:span><text:span text:style-name="T28">ﰆ</text:span></text:p>
      <text:p text:style-name="P7"><text:span text:style-name="T29">ﭑ</text:span><text:span text:style-name="T1"> </text:span><text:span text:style-name="T29">ﭒ</text:span><text:span text:style-name="T1"> </text:span><text:span text:style-name="T29">ﭓ</text:span><text:span text:style-name="T1"> </text:span><text:span text:style-name="T29">ﭔ</text:span><text:span text:style-name="T1"> </text:span><text:span text:style-name="T29">ﭕ</text:span><text:span text:style-name="T1"> </text:span><text:span text:style-name="T29">ﭖ</text:span><text:span text:style-name="T1"> </text:span><text:span text:style-name="T29">ﭗ</text:span><text:span text:style-name="T1"> </text:span><text:span text:style-name="T29">ﭘ</text:span><text:span text:style-name="T1"> </text:span><text:span text:style-name="T29">ﭙ</text:span></text:p>
      <text:p text:style-name="P18"><text:span text:style-name="T1"><text:s/></text:span><text:span text:style-name="T29">ﭚ</text:span><text:span text:style-name="T1"> </text:span><text:span text:style-name="T29">ﭛ</text:span><text:span text:style-name="T1"> </text:span><text:span text:style-name="T29">ﭜ</text:span><text:span text:style-name="T1"> </text:span><text:span text:style-name="T29">ﭝ</text:span><text:span text:style-name="T1"> </text:span><text:span text:style-name="T29">ﭞ</text:span><text:span text:style-name="T1"> </text:span><text:span text:style-name="T29">ﭟ</text:span><text:span text:style-name="T1"> </text:span><text:span text:style-name="T29">ﭠ</text:span><text:span text:style-name="T1"> </text:span><text:span text:style-name="T29">ﭡ</text:span><text:span text:style-name="T1"> </text:span><text:span text:style-name="T29">ﭢ</text:span></text:p>
      <text:p text:style-name="P18"><text:span text:style-name="T1"><text:s/></text:span><text:span text:style-name="T29">ﭣ</text:span><text:span text:style-name="T1"> </text:span><text:span text:style-name="T29">ﭤ</text:span><text:span text:style-name="T1"> </text:span><text:span text:style-name="T29">ﭥ</text:span><text:span text:style-name="T1"> </text:span><text:span text:style-name="T29">ﭦ</text:span><text:span text:style-name="T1"> </text:span><text:span text:style-name="T29">ﭧ</text:span><text:span text:style-name="T1"> </text:span><text:span text:style-name="T29">ﭨ</text:span><text:span text:style-name="T1"> </text:span><text:span text:style-name="T29">ﭩ</text:span><text:span text:style-name="T1"> </text:span><text:span text:style-name="T29">ﭪ</text:span><text:span text:style-name="T1"> </text:span><text:span text:style-name="T29">ﭫ</text:span><text:span text:style-name="T1"> </text:span><text:span text:style-name="T29">ﭬ</text:span><text:span text:style-name="T1"> </text:span><text:span text:style-name="T29">ﭭ</text:span></text:p>
      <text:p text:style-name="P18"><text:span text:style-name="T1"><text:s/></text:span><text:span text:style-name="T29">ﭮ</text:span><text:span text:style-name="T1"> </text:span><text:span text:style-name="T29">ﭯ</text:span><text:span text:style-name="T1"> </text:span><text:span text:style-name="T29">ﭰ</text:span><text:span text:style-name="T1"> </text:span><text:span text:style-name="T29">ﭱ</text:span><text:span text:style-name="T1"> </text:span><text:span text:style-name="T29">ﭲ</text:span><text:span text:style-name="T1"> </text:span><text:span text:style-name="T29">ﭳ</text:span><text:span text:style-name="T1"> </text:span><text:span text:style-name="T29">ﭴ</text:span><text:span text:style-name="T1"> </text:span><text:span text:style-name="T29">ﭵ</text:span></text:p>
      <text:p text:style-name="P18"><text:span text:style-name="T1"><text:s/></text:span><text:span text:style-name="T29">ﭶ</text:span><text:span text:style-name="T1"> </text:span><text:span text:style-name="T29">ﭷ</text:span><text:span text:style-name="T1"> </text:span><text:span text:style-name="T29">ﭸ</text:span><text:span text:style-name="T1"> </text:span><text:span text:style-name="T29">ﭹ</text:span><text:span text:style-name="T1"> </text:span><text:span text:style-name="T29">ﭺ</text:span><text:span text:style-name="T1"> </text:span><text:span text:style-name="T29">ﭻ</text:span><text:span text:style-name="T1"> </text:span><text:span text:style-name="T29">ﭼ</text:span><text:span text:style-name="T1"> </text:span><text:span text:style-name="T29">ﭽ</text:span><text:span text:style-name="T1"> </text:span><text:span text:style-name="T29">ﭾ</text:span></text:p>
      <text:p text:style-name="P18"><text:span text:style-name="T1"><text:s/></text:span><text:span text:style-name="T29">ﭿ</text:span><text:span text:style-name="T1"> </text:span><text:span text:style-name="T29">ﮀ</text:span><text:span text:style-name="T1"> </text:span><text:span text:style-name="T29">ﮁ</text:span><text:span text:style-name="T1"> </text:span><text:span text:style-name="T29">ﮂ</text:span><text:span text:style-name="T1"> </text:span><text:span text:style-name="T29">ﮃ</text:span><text:span text:style-name="T1"> </text:span><text:span text:style-name="T29">ﮄ</text:span><text:span text:style-name="T1"> </text:span><text:span text:style-name="T29">ﮅ</text:span></text:p>
      <text:p text:style-name="P18"><text:span text:style-name="T1"><text:s/></text:span><text:span text:style-name="T29">ﮆ</text:span><text:span text:style-name="T1"> </text:span><text:span text:style-name="T29">ﮇ</text:span><text:span text:style-name="T1"> </text:span><text:span text:style-name="T29">ﮈ</text:span><text:span text:style-name="T1"> </text:span><text:span text:style-name="T29">ﮉ</text:span><text:span text:style-name="T1"> </text:span><text:span text:style-name="T29">ﮊ</text:span><text:span text:style-name="T1"> </text:span><text:span text:style-name="T29">ﮋ</text:span><text:span text:style-name="T1"> </text:span><text:span text:style-name="T29">ﮌ</text:span><text:span text:style-name="T1"> </text:span><text:span text:style-name="T29">ﮍ</text:span><text:span text:style-name="T1"> </text:span><text:span text:style-name="T29">ﮎ</text:span><text:span text:style-name="T1"> </text:span><text:span text:style-name="T29">ﮏ</text:span></text:p>
      <text:p text:style-name="P18"><text:span text:style-name="T1"><text:s/></text:span><text:span text:style-name="T29">ﮐ</text:span><text:span text:style-name="T1"> </text:span><text:span text:style-name="T29">ﮑ</text:span><text:span text:style-name="T1"> </text:span><text:span text:style-name="T29">ﮒ</text:span><text:span text:style-name="T1"> </text:span><text:span text:style-name="T29">ﮓ</text:span><text:span text:style-name="T1"> </text:span><text:span text:style-name="T29">ﮔ</text:span><text:span text:style-name="T1"> </text:span><text:span text:style-name="T29">ﮕ</text:span><text:span text:style-name="T1"> </text:span><text:span text:style-name="T29">ﮖ</text:span><text:span text:style-name="T1"> </text:span><text:span text:style-name="T29">ﮗ</text:span><text:span text:style-name="T1"> </text:span><text:span text:style-name="T29">ﮘ</text:span></text:p>
      <text:p text:style-name="P18"><text:span text:style-name="T1"><text:s/></text:span><text:span text:style-name="T29">ﮙ</text:span><text:span text:style-name="T1"> </text:span><text:span text:style-name="T29">ﮚ</text:span><text:span text:style-name="T1"> </text:span><text:span text:style-name="T29">ﮛ</text:span><text:span text:style-name="T1"> </text:span><text:span text:style-name="T29">ﮜ</text:span><text:span text:style-name="T1"> </text:span><text:span text:style-name="T29">ﮝ</text:span><text:span text:style-name="T1"> </text:span><text:span text:style-name="T29">ﮞﮟ</text:span><text:span text:style-name="T1"> </text:span><text:span text:style-name="T29">ﮠ</text:span><text:span text:style-name="T1"> </text:span><text:span text:style-name="T29">ﮡ</text:span><text:span text:style-name="T1"> </text:span><text:span text:style-name="T29">ﮢ</text:span></text:p>
      <text:p text:style-name="P18"><text:span text:style-name="T29">ﮣ</text:span><text:span text:style-name="T1"> </text:span><text:span text:style-name="T29">ﮤ</text:span><text:span text:style-name="T1"> </text:span><text:span text:style-name="T29">ﮥ</text:span><text:span text:style-name="T1"> </text:span><text:span text:style-name="T29">ﮦ</text:span><text:span text:style-name="T1"> </text:span><text:span text:style-name="T29">ﮧ</text:span><text:span text:style-name="T1"> </text:span><text:span text:style-name="T29">ﮨ</text:span><text:span text:style-name="T1"> </text:span><text:span text:style-name="T29">ﮩ</text:span><text:span text:style-name="T1"> </text:span><text:span text:style-name="T29">ﮪ</text:span><text:span text:style-name="T1"> </text:span><text:span text:style-name="T29">ﮫ</text:span><text:span text:style-name="T1"> </text:span><text:span text:style-name="T29">ﮬ</text:span></text:p>
      <text:p text:style-name="P18"><text:span text:style-name="T1"><text:s/></text:span><text:span text:style-name="T29">ﮭ</text:span><text:span text:style-name="T1"> </text:span><text:span text:style-name="T29">ﮮ</text:span><text:span text:style-name="T1"> </text:span><text:span text:style-name="T29">ﮯ</text:span><text:span text:style-name="T1"> </text:span><text:span text:style-name="T29">ﮰﮱ</text:span><text:span text:style-name="T1"> </text:span><text:span text:style-name="T29">ﯓ</text:span><text:span text:style-name="T1"> </text:span><text:span text:style-name="T29">ﯔ</text:span><text:span text:style-name="T1"> </text:span><text:span text:style-name="T29">ﯕﯖ</text:span><text:span text:style-name="T1"> </text:span><text:span text:style-name="T29">ﯗ</text:span><text:span text:style-name="T1"> </text:span><text:span text:style-name="T29">ﯘ</text:span></text:p>
      <text:p text:style-name="P18"><text:span text:style-name="T1"><text:s/></text:span><text:span text:style-name="T29">ﯙ</text:span><text:span text:style-name="T1"> </text:span><text:span text:style-name="T29">ﯚﯛ</text:span><text:span text:style-name="T1"> </text:span><text:span text:style-name="T29">ﯜ</text:span><text:span text:style-name="T1"> </text:span><text:span text:style-name="T29">ﯝ</text:span><text:span text:style-name="T1"> </text:span><text:span text:style-name="T29">ﯞ</text:span><text:span text:style-name="T1"> </text:span><text:span text:style-name="T29">ﯟ</text:span><text:span text:style-name="T1"> </text:span><text:span text:style-name="T29">ﯠ</text:span><text:span text:style-name="T1"> </text:span><text:span text:style-name="T29">ﯡ</text:span><text:span text:style-name="T1"> </text:span><text:span text:style-name="T29">ﯢ</text:span></text:p>
      <text:p text:style-name="P18"><text:span text:style-name="T1"><text:s/></text:span><text:span text:style-name="T29">ﯣ</text:span><text:span text:style-name="T1"> </text:span><text:span text:style-name="T29">ﯤ</text:span><text:span text:style-name="T1"> </text:span><text:span text:style-name="T29">ﯥ</text:span><text:span text:style-name="T1"> </text:span><text:span text:style-name="T29">ﯦﯧ</text:span><text:span text:style-name="T1"> </text:span><text:span text:style-name="T29">ﯨ</text:span><text:span text:style-name="T1"> </text:span><text:span text:style-name="T29">ﯩ</text:span><text:span text:style-name="T1"> </text:span><text:span text:style-name="T29">ﯪ</text:span><text:span text:style-name="T1"> </text:span><text:span text:style-name="T29">ﯫ</text:span><text:span text:style-name="T1"> </text:span><text:span text:style-name="T29">ﯬ</text:span></text:p>
      <text:p text:style-name="P18"><text:span text:style-name="T1"><text:s/></text:span><text:span text:style-name="T29">ﯭ</text:span><text:span text:style-name="T1"> </text:span><text:span text:style-name="T29">ﯮ</text:span><text:span text:style-name="T1"> </text:span><text:span text:style-name="T29">ﯯ</text:span><text:span text:style-name="T1"> </text:span><text:span text:style-name="T29">ﯰ</text:span><text:span text:style-name="T1"> </text:span><text:span text:style-name="T29">ﯱ</text:span><text:span text:style-name="T1"> </text:span><text:span text:style-name="T29">ﯲ</text:span><text:span text:style-name="T1"> </text:span><text:span text:style-name="T29">ﯳ</text:span><text:span text:style-name="T1"> </text:span><text:span text:style-name="T29">ﯴ</text:span><text:span text:style-name="T1"> </text:span><text:span text:style-name="T29">ﯵ</text:span></text:p>
      <text:p text:style-name="P18"><text:span text:style-name="T29">ﯶ</text:span><text:span text:style-name="T1"> </text:span><text:span text:style-name="T29">ﯷ</text:span><text:span text:style-name="T1"> </text:span><text:span text:style-name="T29">ﯸ</text:span><text:span text:style-name="T1"> </text:span><text:span text:style-name="T29">ﯹ</text:span><text:span text:style-name="T1"> </text:span><text:span text:style-name="T29">ﯺ</text:span><text:span text:style-name="T1"> </text:span><text:span text:style-name="T29">ﯻ</text:span><text:span text:style-name="T1"> </text:span><text:span text:style-name="T29">ﯼ</text:span><text:span text:style-name="T1"> </text:span><text:span text:style-name="T29">ﯽ</text:span><text:span text:style-name="T1"> </text:span><text:span text:style-name="T29">ﯾ</text:span><text:span text:style-name="T1"> </text:span><text:span text:style-name="T29">ﯿ</text:span><text:span text:style-name="T1"> </text:span><text:span text:style-name="T29">ﰀ</text:span></text:p>
      <text:p text:style-name="P8"><text:span text:style-name="T30">ﭑ</text:span><text:span text:style-name="T1"> </text:span><text:span text:style-name="T30">ﭒ</text:span><text:span text:style-name="T1"> </text:span><text:span text:style-name="T30">ﭓ</text:span><text:span text:style-name="T1"> </text:span><text:span text:style-name="T30">ﭔ</text:span><text:span text:style-name="T1"> </text:span><text:span text:style-name="T30">ﭕ</text:span><text:span text:style-name="T1"> </text:span><text:span text:style-name="T30">ﭖ</text:span><text:span text:style-name="T1"> </text:span><text:span text:style-name="T30">ﭗﭘ</text:span><text:span text:style-name="T1"> </text:span><text:span text:style-name="T30">ﭙ</text:span><text:span text:style-name="T1"> </text:span><text:span text:style-name="T30">ﭚ</text:span></text:p>
      <text:p text:style-name="P19"><text:span text:style-name="T1"><text:s/></text:span><text:span text:style-name="T30">ﭛ</text:span><text:span text:style-name="T1"> </text:span><text:span text:style-name="T30">ﭜ</text:span><text:span text:style-name="T1"> </text:span><text:span text:style-name="T30">ﭝ</text:span><text:span text:style-name="T1"> </text:span><text:span text:style-name="T30">ﭞ</text:span><text:span text:style-name="T1"> </text:span><text:span text:style-name="T30">ﭟ</text:span><text:span text:style-name="T1"> </text:span><text:span text:style-name="T30">ﭠ</text:span><text:span text:style-name="T1"> </text:span><text:span text:style-name="T30">ﭡ</text:span><text:span text:style-name="T1"> </text:span><text:span text:style-name="T30">ﭢ</text:span><text:span text:style-name="T1"> </text:span><text:span text:style-name="T30">ﭣ</text:span></text:p>
      <text:p text:style-name="P19"><text:span text:style-name="T1"><text:s/></text:span><text:span text:style-name="T30">ﭤ</text:span><text:span text:style-name="T1"> </text:span><text:span text:style-name="T30">ﭥ</text:span><text:span text:style-name="T1"> </text:span><text:span text:style-name="T30">ﭦﭧ</text:span><text:span text:style-name="T1"> </text:span><text:span text:style-name="T30">ﭨ</text:span><text:span text:style-name="T1"> </text:span><text:span text:style-name="T30">ﭩﭪ</text:span><text:span text:style-name="T1"> </text:span><text:span text:style-name="T30">ﭫ</text:span><text:span text:style-name="T1"> </text:span><text:span text:style-name="T30">ﭬ</text:span><text:span text:style-name="T1"> </text:span><text:span text:style-name="T30">ﭭ</text:span><text:span text:style-name="T1"> </text:span><text:span text:style-name="T30">ﭮ</text:span><text:span text:style-name="T1"> </text:span><text:span text:style-name="T30">ﭯ</text:span><text:span text:style-name="T1"> </text:span><text:span text:style-name="T30">ﭰ</text:span></text:p>
      <text:p text:style-name="P19"><text:span text:style-name="T1"><text:s/></text:span><text:span text:style-name="T30">ﭱ</text:span><text:span text:style-name="T1"> </text:span><text:span text:style-name="T30">ﭲ</text:span><text:span text:style-name="T1"> </text:span><text:span text:style-name="T30">ﭳ</text:span><text:span text:style-name="T1"> </text:span><text:span text:style-name="T30">ﭴ</text:span><text:span text:style-name="T1"> </text:span><text:span text:style-name="T30">ﭵ</text:span><text:span text:style-name="T1"> </text:span><text:span text:style-name="T30">ﭶ</text:span><text:span text:style-name="T1"> </text:span><text:span text:style-name="T30">ﭷﭸ</text:span><text:span text:style-name="T1"> </text:span><text:span text:style-name="T30">ﭹ</text:span></text:p>
      <text:p text:style-name="P19"><text:span text:style-name="T1"><text:s/></text:span><text:span text:style-name="T30">ﭺ</text:span><text:span text:style-name="T1"> </text:span><text:span text:style-name="T30">ﭻ</text:span><text:span text:style-name="T1"> </text:span><text:span text:style-name="T30">ﭼ</text:span><text:span text:style-name="T1"> </text:span><text:span text:style-name="T30">ﭽ</text:span><text:span text:style-name="T1"> </text:span><text:span text:style-name="T30">ﭾ</text:span><text:span text:style-name="T1"> </text:span><text:span text:style-name="T30">ﭿ</text:span><text:span text:style-name="T1"> </text:span><text:span text:style-name="T30">ﮀ</text:span><text:span text:style-name="T1"> </text:span><text:span text:style-name="T30">ﮁ</text:span></text:p>
      <text:p text:style-name="P19"><text:span text:style-name="T1"><text:s/></text:span><text:span text:style-name="T30">ﮂﮃ</text:span><text:span text:style-name="T1"> </text:span><text:span text:style-name="T30">ﮄ</text:span><text:span text:style-name="T1"> </text:span><text:span text:style-name="T30">ﮅ</text:span><text:span text:style-name="T1"> </text:span><text:span text:style-name="T30">ﮆ</text:span><text:span text:style-name="T1"> </text:span><text:span text:style-name="T30">ﮇ</text:span><text:span text:style-name="T1"> </text:span><text:span text:style-name="T30">ﮈ</text:span><text:span text:style-name="T1"> </text:span><text:span text:style-name="T30">ﮉ</text:span><text:span text:style-name="T1"> </text:span><text:span text:style-name="T30">ﮊ</text:span><text:span text:style-name="T1"> </text:span><text:span text:style-name="T30">ﮋ</text:span></text:p>
      <text:p text:style-name="P19"><text:span text:style-name="T1"><text:s/></text:span><text:span text:style-name="T30">ﮌ</text:span><text:span text:style-name="T1"> </text:span><text:span text:style-name="T30">ﮍ</text:span><text:span text:style-name="T1"> </text:span><text:span text:style-name="T30">ﮎ</text:span><text:span text:style-name="T1"> </text:span><text:span text:style-name="T30">ﮏ</text:span><text:span text:style-name="T1"> </text:span><text:span text:style-name="T30">ﮐ</text:span><text:span text:style-name="T1"> </text:span><text:span text:style-name="T30">ﮑ</text:span><text:span text:style-name="T1"> </text:span><text:span text:style-name="T30">ﮒ</text:span><text:span text:style-name="T1"> </text:span><text:span text:style-name="T30">ﮓ</text:span></text:p>
      <text:p text:style-name="P19"><text:span text:style-name="T1"><text:s/></text:span><text:span text:style-name="T30">ﮔﮕ</text:span><text:span text:style-name="T1"> </text:span><text:span text:style-name="T30">ﮖ</text:span><text:span text:style-name="T1"> </text:span><text:span text:style-name="T30">ﮗ</text:span><text:span text:style-name="T1"> </text:span><text:span text:style-name="T30">ﮘ</text:span><text:span text:style-name="T1"> </text:span><text:span text:style-name="T30">ﮙ</text:span><text:span text:style-name="T1"> </text:span><text:span text:style-name="T30">ﮚ</text:span><text:span text:style-name="T1"> </text:span><text:span text:style-name="T30">ﮛ</text:span></text:p>
      <text:p text:style-name="P19"><text:span text:style-name="T30">ﮜ</text:span><text:span text:style-name="T1"> </text:span><text:span text:style-name="T30">ﮝ</text:span><text:span text:style-name="T1"> </text:span><text:span text:style-name="T30">ﮞ</text:span><text:span text:style-name="T1"> </text:span><text:span text:style-name="T30">ﮟ</text:span><text:span text:style-name="T1"> </text:span><text:span text:style-name="T30">ﮠ</text:span><text:span text:style-name="T1"> </text:span><text:span text:style-name="T30">ﮡ</text:span><text:span text:style-name="T1"> </text:span><text:span text:style-name="T30">ﮢ</text:span><text:span text:style-name="T1"> </text:span><text:span text:style-name="T30">ﮣﮤ</text:span><text:span text:style-name="T1"> </text:span><text:span text:style-name="T30">ﮥ</text:span><text:span text:style-name="T1"> </text:span><text:span text:style-name="T30">ﮦ</text:span><text:span text:style-name="T1"> </text:span><text:span text:style-name="T30">ﮧﮨ</text:span></text:p>
      <text:p text:style-name="P19"><text:span text:style-name="T1"><text:s/></text:span><text:span text:style-name="T30">ﮩ</text:span><text:span text:style-name="T1"> </text:span><text:span text:style-name="T30">ﮪ</text:span><text:span text:style-name="T1"> </text:span><text:span text:style-name="T30">ﮫ</text:span><text:span text:style-name="T1"> </text:span><text:span text:style-name="T30">ﮬ</text:span><text:span text:style-name="T1"> </text:span><text:span text:style-name="T30">ﮭ</text:span><text:span text:style-name="T1"> </text:span><text:span text:style-name="T30">ﮮ</text:span><text:span text:style-name="T1"> </text:span><text:span text:style-name="T30">ﮯ</text:span><text:span text:style-name="T1"> </text:span><text:span text:style-name="T30">ﮰ</text:span><text:span text:style-name="T1"> </text:span><text:span text:style-name="T30">ﮱ</text:span><text:span text:style-name="T1"> </text:span><text:span text:style-name="T30">ﯓ</text:span><text:span text:style-name="T1"> </text:span><text:span text:style-name="T30">ﯔ</text:span><text:span text:style-name="T1"> </text:span><text:span text:style-name="T30">ﯕ</text:span></text:p>
      <text:p text:style-name="P19"><text:span text:style-name="T1"><text:s/></text:span><text:span text:style-name="T30">ﯖ</text:span><text:span text:style-name="T1"> </text:span><text:span text:style-name="T30">ﯗ</text:span><text:span text:style-name="T1"> </text:span><text:span text:style-name="T30">ﯘ</text:span><text:span text:style-name="T1"> </text:span><text:span text:style-name="T30">ﯙ</text:span><text:span text:style-name="T1"> </text:span><text:span text:style-name="T30">ﯚ</text:span><text:span text:style-name="T1"> </text:span><text:span text:style-name="T30">ﯛ</text:span></text:p>
      <text:p text:style-name="P19"><text:span text:style-name="T1"><text:s/></text:span><text:span text:style-name="T30">ﯜﯝ</text:span><text:span text:style-name="T1"> </text:span><text:span text:style-name="T30">ﯞ</text:span><text:span text:style-name="T1"> </text:span><text:span text:style-name="T30">ﯟ</text:span><text:span text:style-name="T1"> </text:span><text:span text:style-name="T30">ﯠ</text:span><text:span text:style-name="T1"> </text:span><text:span text:style-name="T30">ﯡ</text:span><text:span text:style-name="T1"> </text:span><text:span text:style-name="T30">ﯢ</text:span><text:span text:style-name="T1"> </text:span><text:span text:style-name="T30">ﯣ</text:span><text:span text:style-name="T1"> </text:span><text:span text:style-name="T30">ﯤ</text:span></text:p>
      <text:p text:style-name="P19"><text:span text:style-name="T1"><text:s/></text:span><text:span text:style-name="T30">ﯥ</text:span><text:span text:style-name="T1"> </text:span><text:span text:style-name="T30">ﯦ</text:span><text:span text:style-name="T1"> </text:span><text:span text:style-name="T30">ﯧﯨ</text:span><text:span text:style-name="T1"> </text:span><text:span text:style-name="T30">ﯩ</text:span><text:span text:style-name="T1"> </text:span><text:span text:style-name="T30">ﯪ</text:span><text:span text:style-name="T1"> </text:span><text:span text:style-name="T30">ﯫﯬ</text:span><text:span text:style-name="T1"> </text:span><text:span text:style-name="T30">ﯭ</text:span></text:p>
      <text:p text:style-name="P19"><text:span text:style-name="T30">ﯮ</text:span><text:span text:style-name="T1"> </text:span><text:span text:style-name="T30">ﯯ</text:span><text:span text:style-name="T1"> </text:span><text:span text:style-name="T30">ﯰ</text:span><text:span text:style-name="T1"> </text:span><text:span text:style-name="T30">ﯱ</text:span><text:span text:style-name="T1"> </text:span><text:span text:style-name="T30">ﯲﯳ</text:span><text:span text:style-name="T1"> </text:span><text:span text:style-name="T30">ﯴ</text:span><text:span text:style-name="T1"> </text:span><text:span text:style-name="T30">ﯵ</text:span><text:span text:style-name="T1"> </text:span><text:span text:style-name="T30">ﯶ</text:span><text:span text:style-name="T1"> </text:span><text:span text:style-name="T30">ﯷ</text:span></text:p>
      <text:p text:style-name="P20"><text:span text:style-name="T31">ﮌ</text:span><text:span text:style-name="T25">ﯩ</text:span></text:p>
      <text:p text:style-name="P35"><text:span text:style-name="T33">ﭤ</text:span><text:span text:style-name="T25">ﭥﭦ</text:span></text:p>
      <text:p text:style-name="P21"><text:span text:style-name="T32">ﭑ</text:span><text:span text:style-name="T1"> </text:span><text:span text:style-name="T32">ﭒ</text:span><text:span text:style-name="T1"> </text:span><text:span text:style-name="T32">ﭓ</text:span><text:span text:style-name="T1"> </text:span><text:span text:style-name="T32">ﭔ</text:span><text:span text:style-name="T1"> </text:span><text:span text:style-name="T32">ﭕ</text:span><text:span text:style-name="T1"> </text:span><text:span text:style-name="T32">ﭖ</text:span><text:span text:style-name="T1"> </text:span><text:span text:style-name="T32">ﭗ</text:span><text:span text:style-name="T1"> </text:span><text:span text:style-name="T32">ﭘ</text:span><text:span text:style-name="T1"> </text:span><text:span text:style-name="T32">ﭙ</text:span></text:p>
      <text:p text:style-name="P21"><text:span text:style-name="T1"><text:s/></text:span><text:span text:style-name="T32">ﭚ</text:span><text:span text:style-name="T1"> </text:span><text:span text:style-name="T32">ﭛ</text:span><text:span text:style-name="T1"> </text:span><text:span text:style-name="T32">ﭜ</text:span><text:span text:style-name="T1"> </text:span><text:span text:style-name="T32">ﭝ</text:span><text:span text:style-name="T1"> </text:span><text:span text:style-name="T32">ﭞ</text:span><text:span text:style-name="T1"> </text:span><text:span text:style-name="T32">ﭟ</text:span><text:span text:style-name="T1"> </text:span><text:span text:style-name="T32">ﭠ</text:span><text:span text:style-name="T1"> </text:span><text:span text:style-name="T32">ﭡ</text:span><text:span text:style-name="T1"> </text:span><text:span text:style-name="T32">ﭢ</text:span><text:span text:style-name="T1"> </text:span><text:span text:style-name="T32">ﭣ</text:span></text:p>
      <text:p text:style-name="P21"><text:span text:style-name="T1"><text:s/></text:span><text:span text:style-name="T32">ﭤﭥ</text:span><text:span text:style-name="T1"> </text:span><text:span text:style-name="T32">ﭦ</text:span><text:span text:style-name="T1"> </text:span><text:span text:style-name="T32">ﭧ</text:span><text:span text:style-name="T1"> </text:span><text:span text:style-name="T32">ﭨ</text:span><text:span text:style-name="T1"> </text:span><text:span text:style-name="T32">ﭩ</text:span><text:span text:style-name="T1"> </text:span><text:span text:style-name="T32">ﭪ</text:span><text:span text:style-name="T1"> </text:span><text:span text:style-name="T32">ﭫ</text:span><text:span text:style-name="T1"> </text:span><text:span text:style-name="T32">ﭬ</text:span><text:span text:style-name="T1"> </text:span><text:span text:style-name="T32">ﭭ</text:span><text:span text:style-name="T1"> </text:span><text:span text:style-name="T32">ﭮ</text:span><text:span text:style-name="T1"> </text:span><text:span text:style-name="T32">ﭯ</text:span></text:p>
      <text:p text:style-name="P21"><text:span text:style-name="T1"><text:s/></text:span><text:span text:style-name="T32">ﭰ</text:span><text:span text:style-name="T1"> </text:span><text:span text:style-name="T32">ﭱﭲ</text:span><text:span text:style-name="T1"> </text:span><text:span text:style-name="T32">ﭳ</text:span><text:span text:style-name="T1"> </text:span><text:span text:style-name="T32">ﭴ</text:span><text:span text:style-name="T1"> </text:span><text:span text:style-name="T32">ﭵ</text:span><text:span text:style-name="T1"> </text:span><text:span text:style-name="T32">ﭶ</text:span><text:span text:style-name="T1"> </text:span><text:span text:style-name="T32">ﭷ</text:span><text:span text:style-name="T1"> </text:span><text:span text:style-name="T32">ﭸ</text:span><text:span text:style-name="T1"> </text:span><text:span text:style-name="T32">ﭹ</text:span></text:p>
      <text:p text:style-name="P21"><text:span text:style-name="T1"><text:s/></text:span><text:span text:style-name="T32">ﭺ</text:span><text:span text:style-name="T1"> </text:span><text:span text:style-name="T32">ﭻﭼ</text:span><text:span text:style-name="T1"> </text:span><text:span text:style-name="T32">ﭽ</text:span><text:span text:style-name="T1"> </text:span><text:span text:style-name="T32">ﭾ</text:span><text:span text:style-name="T1"> </text:span><text:span text:style-name="T32">ﭿ</text:span><text:span text:style-name="T1"> </text:span><text:span text:style-name="T32">ﮀ</text:span><text:span text:style-name="T1"> </text:span><text:span text:style-name="T32">ﮁ</text:span><text:span text:style-name="T1"> </text:span><text:span text:style-name="T32">ﮂ</text:span><text:span text:style-name="T1"> </text:span><text:span text:style-name="T32">ﮃ</text:span><text:span text:style-name="T1"> </text:span><text:span text:style-name="T32">ﮄ</text:span><text:span text:style-name="T1"> </text:span><text:span text:style-name="T32">ﮅ</text:span></text:p>
      <text:p text:style-name="P21"><text:span text:style-name="T1"><text:s/></text:span><text:span text:style-name="T32">ﮆ</text:span><text:span text:style-name="T1"> </text:span><text:span text:style-name="T32">ﮇ</text:span><text:span text:style-name="T1"> </text:span><text:span text:style-name="T32">ﮈ</text:span><text:span text:style-name="T1"> </text:span><text:span text:style-name="T32">ﮉ</text:span><text:span text:style-name="T1"> </text:span><text:span text:style-name="T32">ﮊ</text:span><text:span text:style-name="T1"> </text:span><text:span text:style-name="T32">ﮋ</text:span><text:span text:style-name="T1"> </text:span><text:span text:style-name="T32">ﮌ</text:span><text:span text:style-name="T1"> </text:span><text:span text:style-name="T32">ﮍ</text:span></text:p>
      <text:p text:style-name="P21"><text:span text:style-name="T1"><text:s/></text:span><text:span text:style-name="T32">ﮎ</text:span><text:span text:style-name="T1"> </text:span><text:span text:style-name="T32">ﮏ</text:span><text:span text:style-name="T1"> </text:span><text:span text:style-name="T32">ﮐ</text:span><text:span text:style-name="T1"> </text:span><text:span text:style-name="T32">ﮑ</text:span><text:span text:style-name="T1"> </text:span><text:span text:style-name="T32">ﮒ</text:span><text:span text:style-name="T1"> </text:span><text:span text:style-name="T32">ﮓ</text:span><text:span text:style-name="T1"> </text:span><text:span text:style-name="T32">ﮔ</text:span><text:span text:style-name="T1"> </text:span><text:span text:style-name="T32">ﮕ</text:span><text:span text:style-name="T1"> </text:span><text:span text:style-name="T32">ﮖ</text:span><text:span text:style-name="T1"> </text:span><text:span text:style-name="T32">ﮗﮘ</text:span></text:p>
      <text:p text:style-name="P21"><text:span text:style-name="T1"><text:s/></text:span><text:span text:style-name="T32">ﮙ</text:span><text:span text:style-name="T1"> </text:span><text:span text:style-name="T32">ﮚ</text:span><text:span text:style-name="T1"> </text:span><text:span text:style-name="T32">ﮛ</text:span><text:span text:style-name="T1"> </text:span><text:span text:style-name="T32">ﮜﮝ</text:span><text:span text:style-name="T1"> </text:span><text:span text:style-name="T32">ﮞ</text:span><text:span text:style-name="T1"> </text:span><text:span text:style-name="T32">ﮟ</text:span><text:span text:style-name="T1"> </text:span><text:span text:style-name="T32">ﮠ</text:span><text:span text:style-name="T1"> </text:span><text:span text:style-name="T32">ﮡ</text:span><text:span text:style-name="T1"> </text:span><text:span text:style-name="T32">ﮢ</text:span><text:span text:style-name="T1"> </text:span><text:span text:style-name="T32">ﮣ</text:span><text:span text:style-name="T1"> </text:span><text:span text:style-name="T32">ﮤ</text:span></text:p>
      <text:p text:style-name="P21"><text:span text:style-name="T1"><text:s/></text:span><text:span text:style-name="T32">ﮥ</text:span><text:span text:style-name="T1"> </text:span><text:span text:style-name="T32">ﮦ</text:span><text:span text:style-name="T1"> </text:span><text:span text:style-name="T32">ﮧ</text:span><text:span text:style-name="T1"> </text:span><text:span text:style-name="T32">ﮨ</text:span><text:span text:style-name="T1"> </text:span><text:span text:style-name="T32">ﮩ</text:span><text:span text:style-name="T1"> </text:span><text:span text:style-name="T32">ﮪ</text:span><text:span text:style-name="T1"> </text:span><text:span text:style-name="T32">ﮫ</text:span><text:span text:style-name="T1"> </text:span><text:span text:style-name="T32">ﮬ</text:span><text:span text:style-name="T1"> </text:span><text:span text:style-name="T32">ﮭ</text:span><text:span text:style-name="T1"> </text:span><text:span text:style-name="T32">ﮮ</text:span><text:span text:style-name="T1"> </text:span><text:span text:style-name="T32">ﮯ</text:span></text:p>
      <text:p text:style-name="P21"><text:span text:style-name="T1"><text:s/></text:span><text:span text:style-name="T32">ﮰ</text:span><text:span text:style-name="T1"> </text:span><text:span text:style-name="T32">ﮱ</text:span><text:span text:style-name="T1"> </text:span><text:span text:style-name="T32">ﯓ</text:span><text:span text:style-name="T1"> </text:span><text:span text:style-name="T32">ﯔ</text:span><text:span text:style-name="T1"> </text:span><text:span text:style-name="T32">ﯕ</text:span><text:span text:style-name="T1"> </text:span><text:span text:style-name="T32">ﯖ</text:span><text:span text:style-name="T1"> </text:span><text:span text:style-name="T32">ﯗ</text:span><text:span text:style-name="T1"> </text:span><text:span text:style-name="T32">ﯘ</text:span><text:span text:style-name="T1"> </text:span><text:span text:style-name="T32">ﯙ</text:span><text:span text:style-name="T1"> </text:span><text:span text:style-name="T32">ﯚ</text:span><text:span text:style-name="T1"> </text:span><text:span text:style-name="T32">ﯛ</text:span></text:p>
      <text:p text:style-name="P21"><text:span text:style-name="T1"><text:s/></text:span><text:span text:style-name="T32">ﯜ</text:span><text:span text:style-name="T1"> </text:span><text:span text:style-name="T32">ﯝ</text:span><text:span text:style-name="T1"> </text:span><text:span text:style-name="T32">ﯞ</text:span><text:span text:style-name="T1"> </text:span><text:span text:style-name="T32">ﯟ</text:span><text:span text:style-name="T1"> </text:span><text:span text:style-name="T32">ﯠ</text:span><text:span text:style-name="T1"> </text:span><text:span text:style-name="T32">ﯡ</text:span><text:span text:style-name="T1"> </text:span><text:span text:style-name="T32">ﯢ</text:span><text:span text:style-name="T1"> </text:span><text:span text:style-name="T32">ﯣ</text:span><text:span text:style-name="T1"> </text:span><text:span text:style-name="T32">ﯤ</text:span><text:span text:style-name="T1"> </text:span><text:span text:style-name="T32">ﯥ</text:span></text:p>
      <text:p text:style-name="P21"><text:span text:style-name="T1"><text:s/></text:span><text:span text:style-name="T32">ﯦ</text:span><text:span text:style-name="T1"> </text:span><text:span text:style-name="T32">ﯧ</text:span><text:span text:style-name="T1"> </text:span><text:span text:style-name="T32">ﯨ</text:span><text:span text:style-name="T1"> </text:span><text:span text:style-name="T32">ﯩ</text:span><text:span text:style-name="T1"> </text:span><text:span text:style-name="T32">ﯪ</text:span><text:span text:style-name="T1"> </text:span><text:span text:style-name="T32">ﯫ</text:span><text:span text:style-name="T1"> </text:span><text:span text:style-name="T32">ﯬ</text:span><text:span text:style-name="T1"> </text:span><text:span text:style-name="T32">ﯭ</text:span><text:span text:style-name="T1"> </text:span><text:span text:style-name="T32">ﯮ</text:span><text:span text:style-name="T1"> </text:span><text:span text:style-name="T32">ﯯ</text:span><text:span text:style-name="T1"> </text:span><text:span text:style-name="T32">ﯰﯱ</text:span></text:p>
      <text:p text:style-name="P21"><text:span text:style-name="T1"><text:s/></text:span><text:span text:style-name="T32">ﯲ</text:span><text:span text:style-name="T1"> </text:span><text:span text:style-name="T32">ﯳ</text:span><text:span text:style-name="T1"> </text:span><text:span text:style-name="T32">ﯴ</text:span><text:span text:style-name="T1"> </text:span><text:span text:style-name="T32">ﯵ</text:span><text:span text:style-name="T1"> </text:span><text:span text:style-name="T32">ﯶ</text:span><text:span text:style-name="T1"> </text:span><text:span text:style-name="T32">ﯷ</text:span><text:span text:style-name="T1"> </text:span><text:span text:style-name="T32">ﯸ</text:span><text:span text:style-name="T1"> </text:span><text:span text:style-name="T32">ﯹ</text:span><text:span text:style-name="T1"> </text:span><text:span text:style-name="T32">ﯺ</text:span><text:span text:style-name="T1"> </text:span><text:span text:style-name="T32">ﯻ</text:span><text:span text:style-name="T1"> </text:span><text:span text:style-name="T32">ﯼ</text:span></text:p>
      <text:p text:style-name="P21"><text:span text:style-name="T1"><text:s/></text:span><text:span text:style-name="T32">ﯽ</text:span><text:span text:style-name="T1"> </text:span><text:span text:style-name="T32">ﯾ</text:span><text:span text:style-name="T1"> </text:span><text:span text:style-name="T32">ﯿ</text:span><text:span text:style-name="T1"> </text:span><text:span text:style-name="T32">ﰀ</text:span><text:span text:style-name="T1"> </text:span><text:span text:style-name="T32">ﰁ</text:span><text:span text:style-name="T1"> </text:span><text:span text:style-name="T32">ﰂﰃ</text:span><text:span text:style-name="T1"> </text:span><text:span text:style-name="T32">ﰄ</text:span><text:span text:style-name="T1"> </text:span><text:span text:style-name="T32">ﰅ</text:span><text:span text:style-name="T1"> </text:span><text:span text:style-name="T32">ﰆ</text:span><text:span text:style-name="T1"> </text:span><text:span text:style-name="T32">ﰇ</text:span><text:span text:style-name="T1"> </text:span><text:span text:style-name="T32">ﰈ</text:span></text:p>
      <text:p text:style-name="P34"><text:span text:style-name="T34">ﭑ</text:span><text:span text:style-name="T1"> </text:span><text:span text:style-name="T34">ﭒ</text:span><text:span text:style-name="T1"> </text:span><text:span text:style-name="T34">ﭓ</text:span><text:span text:style-name="T1"> </text:span><text:span text:style-name="T34">ﭔ</text:span><text:span text:style-name="T1"> </text:span><text:span text:style-name="T34">ﭕ</text:span><text:span text:style-name="T1"> </text:span><text:span text:style-name="T34">ﭖ</text:span><text:span text:style-name="T1"> </text:span><text:span text:style-name="T34">ﭗ</text:span><text:span text:style-name="T1"> </text:span><text:span text:style-name="T34">ﭘ</text:span><text:span text:style-name="T1"> </text:span><text:span text:style-name="T34">ﭙ</text:span><text:span text:style-name="T1"> </text:span><text:span text:style-name="T34">ﭚ</text:span><text:span text:style-name="T1"> </text:span><text:span text:style-name="T34">ﭛ</text:span><text:span text:style-name="T1"> </text:span><text:span text:style-name="T34">ﭜﭝ</text:span></text:p>
      <text:p text:style-name="P22"><text:span text:style-name="T22"><text:s/></text:span><text:span text:style-name="T35">ﭞ</text:span><text:span text:style-name="T22"> </text:span><text:span text:style-name="T35">ﭟ</text:span><text:span text:style-name="T22"> </text:span><text:span text:style-name="T35">ﭠ</text:span><text:span text:style-name="T22"> </text:span><text:span text:style-name="T35">ﭡﭢ</text:span><text:span text:style-name="T22"> </text:span><text:span text:style-name="T35">ﭣ</text:span><text:span text:style-name="T22"> </text:span><text:span text:style-name="T35">ﭤﭥﭦﭧﭨﭩﭪﭫ</text:span></text:p>
      <text:p text:style-name="P22"><text:span text:style-name="T1"><text:s/></text:span><text:span text:style-name="T34">ﭬ</text:span><text:span text:style-name="T1"> </text:span><text:span text:style-name="T34">ﭭ</text:span><text:span text:style-name="T1"> </text:span><text:span text:style-name="T34">ﭮ</text:span><text:span text:style-name="T1"> </text:span><text:span text:style-name="T34">ﭯ</text:span><text:span text:style-name="T1"> </text:span><text:span text:style-name="T34">ﭰﭱ</text:span><text:span text:style-name="T1"> </text:span><text:span text:style-name="T34">ﭲ</text:span><text:span text:style-name="T1"> </text:span><text:span text:style-name="T34">ﭳﭴ</text:span><text:span text:style-name="T1"> </text:span><text:span text:style-name="T34">ﭵ</text:span><text:span text:style-name="T1"> </text:span><text:span text:style-name="T34">ﭶ</text:span><text:span text:style-name="T1"> </text:span><text:span text:style-name="T34">ﭷ</text:span></text:p>
      <text:p text:style-name="P22"><text:span text:style-name="T1"><text:s/></text:span><text:span text:style-name="T34">ﭸ</text:span><text:span text:style-name="T1"> </text:span><text:span text:style-name="T34">ﭹ</text:span><text:span text:style-name="T1"> </text:span><text:span text:style-name="T34">ﭺ</text:span><text:span text:style-name="T1"> </text:span><text:span text:style-name="T34">ﭻ</text:span><text:span text:style-name="T1"> </text:span><text:span text:style-name="T34">ﭼ</text:span><text:span text:style-name="T1"> </text:span><text:span text:style-name="T34">ﭽ</text:span><text:span text:style-name="T1"> </text:span><text:span text:style-name="T34">ﭾ</text:span><text:span text:style-name="T1"> </text:span><text:span text:style-name="T34">ﭿ</text:span><text:span text:style-name="T1"> </text:span><text:span text:style-name="T34">ﮀ</text:span><text:span text:style-name="T1"> </text:span><text:span text:style-name="T34">ﮁ</text:span><text:span text:style-name="T1"> </text:span><text:span text:style-name="T34">ﮂ</text:span><text:span text:style-name="T1"> </text:span><text:span text:style-name="T34">ﮃ</text:span></text:p>
      <text:p text:style-name="P22"><text:span text:style-name="T1"><text:s/></text:span><text:span text:style-name="T34">ﮄ</text:span><text:span text:style-name="T1"> </text:span><text:span text:style-name="T34">ﮅ</text:span><text:span text:style-name="T1"> </text:span><text:span text:style-name="T34">ﮆ</text:span><text:span text:style-name="T1"> </text:span><text:span text:style-name="T34">ﮇ</text:span><text:span text:style-name="T1"> </text:span><text:span text:style-name="T34">ﮈ</text:span><text:span text:style-name="T1"> </text:span><text:span text:style-name="T34">ﮉﮊ</text:span><text:span text:style-name="T1"> </text:span><text:span text:style-name="T34">ﮋ</text:span><text:span text:style-name="T1"> </text:span><text:span text:style-name="T34">ﮌ</text:span><text:span text:style-name="T1"> </text:span><text:span text:style-name="T34">ﮍ</text:span><text:span text:style-name="T1"> </text:span><text:span text:style-name="T34">ﮎ</text:span></text:p>
      <text:p text:style-name="P22"><text:span text:style-name="T1"><text:s/></text:span><text:span text:style-name="T34">ﮏ</text:span><text:span text:style-name="T1"> </text:span><text:span text:style-name="T34">ﮐ</text:span><text:span text:style-name="T1"> </text:span><text:span text:style-name="T34">ﮑ</text:span><text:span text:style-name="T1"> </text:span><text:span text:style-name="T34">ﮒ</text:span><text:span text:style-name="T1"> </text:span><text:span text:style-name="T34">ﮓ</text:span><text:span text:style-name="T1"> </text:span><text:span text:style-name="T34">ﮔ</text:span><text:span text:style-name="T1"> </text:span><text:span text:style-name="T34">ﮕ</text:span><text:span text:style-name="T1"> </text:span><text:span text:style-name="T34">ﮖ</text:span><text:span text:style-name="T1"> </text:span><text:span text:style-name="T34">ﮗ</text:span><text:span text:style-name="T1"> </text:span><text:span text:style-name="T34">ﮘ</text:span><text:span text:style-name="T1"> </text:span><text:span text:style-name="T34">ﮙ</text:span></text:p>
      <text:p text:style-name="P22"><text:span text:style-name="T1"><text:s/></text:span><text:span text:style-name="T34">ﮚ</text:span><text:span text:style-name="T1"> </text:span><text:span text:style-name="T34">ﮛ</text:span><text:span text:style-name="T1"> </text:span><text:span text:style-name="T34">ﮜ</text:span><text:span text:style-name="T1"> </text:span><text:span text:style-name="T34">ﮝ</text:span><text:span text:style-name="T1"> </text:span><text:span text:style-name="T34">ﮞ</text:span><text:span text:style-name="T1"> </text:span><text:span text:style-name="T34">ﮟﮠ</text:span><text:span text:style-name="T1"> </text:span><text:span text:style-name="T34">ﮡ</text:span><text:span text:style-name="T1"> </text:span><text:span text:style-name="T34">ﮢ</text:span><text:span text:style-name="T1"> </text:span><text:span text:style-name="T34">ﮣ</text:span></text:p>
      <text:p text:style-name="P22"><text:span text:style-name="T1"><text:s/></text:span><text:span text:style-name="T34">ﮤ</text:span><text:span text:style-name="T1"> </text:span><text:span text:style-name="T34">ﮥ</text:span><text:span text:style-name="T1"> </text:span><text:span text:style-name="T34">ﮦ</text:span><text:span text:style-name="T1"> </text:span><text:span text:style-name="T34">ﮧ</text:span><text:span text:style-name="T1"> </text:span><text:span text:style-name="T34">ﮨ</text:span><text:span text:style-name="T1"> </text:span><text:span text:style-name="T34">ﮩ</text:span><text:span text:style-name="T1"> </text:span><text:span text:style-name="T34">ﮪ</text:span><text:span text:style-name="T1"> </text:span><text:span text:style-name="T34">ﮫ</text:span><text:span text:style-name="T1"> </text:span><text:span text:style-name="T34">ﮬ</text:span><text:span text:style-name="T1"> </text:span><text:span text:style-name="T34">ﮭ</text:span></text:p>
      <text:p text:style-name="P22"><text:span text:style-name="T1"><text:s/></text:span><text:span text:style-name="T34">ﮮﮯ</text:span><text:span text:style-name="T1"> </text:span><text:span text:style-name="T34">ﮰ</text:span><text:span text:style-name="T1"> </text:span><text:span text:style-name="T34">ﮱ</text:span><text:span text:style-name="T1"> </text:span><text:span text:style-name="T34">ﯓﯔ</text:span><text:span text:style-name="T1"> </text:span><text:span text:style-name="T34">ﯕ</text:span><text:span text:style-name="T1"> </text:span><text:span text:style-name="T34">ﯖ</text:span><text:span text:style-name="T1"> </text:span><text:span text:style-name="T34">ﯗ</text:span><text:span text:style-name="T1"> </text:span><text:span text:style-name="T34">ﯘ</text:span></text:p>
      <text:p text:style-name="P22"><text:span text:style-name="T1"><text:s/></text:span><text:span text:style-name="T34">ﯙ</text:span><text:span text:style-name="T1"> </text:span><text:span text:style-name="T34">ﯚ</text:span><text:span text:style-name="T1"> </text:span><text:span text:style-name="T34">ﯛﯜ</text:span><text:span text:style-name="T1"> </text:span><text:span text:style-name="T34">ﯝ</text:span><text:span text:style-name="T1"> </text:span><text:span text:style-name="T34">ﯞ</text:span><text:span text:style-name="T1"> </text:span><text:span text:style-name="T34">ﯟ</text:span><text:span text:style-name="T1"> </text:span><text:span text:style-name="T34">ﯠ</text:span><text:span text:style-name="T1"> </text:span><text:span text:style-name="T34">ﯡ</text:span><text:span text:style-name="T1"> </text:span><text:span text:style-name="T34">ﯢ</text:span><text:span text:style-name="T1"> </text:span><text:span text:style-name="T34">ﯣ</text:span><text:span text:style-name="T1"> </text:span><text:span text:style-name="T34">ﯤﯥ</text:span><text:span text:style-name="T1"> </text:span><text:span text:style-name="T34">ﯦ</text:span></text:p>
      <text:p text:style-name="P22"><text:span text:style-name="T1"><text:s/></text:span><text:span text:style-name="T34">ﯧ</text:span><text:span text:style-name="T1"> </text:span><text:span text:style-name="T34">ﯨﯩ</text:span><text:span text:style-name="T1"> </text:span><text:span text:style-name="T34">ﯪ</text:span><text:span text:style-name="T1"> </text:span><text:span text:style-name="T34">ﯫ</text:span><text:span text:style-name="T1"> </text:span><text:span text:style-name="T34">ﯬ</text:span><text:span text:style-name="T1"> </text:span><text:span text:style-name="T34">ﯭ</text:span><text:span text:style-name="T1"> </text:span><text:span text:style-name="T34">ﯮ</text:span><text:span text:style-name="T1"> </text:span><text:span text:style-name="T34">ﯯ</text:span><text:span text:style-name="T1"> </text:span><text:span text:style-name="T34">ﯰ</text:span><text:span text:style-name="T1"> </text:span><text:span text:style-name="T34">ﯱﯲ</text:span></text:p>
      <text:p text:style-name="P22"><text:span text:style-name="T1"><text:s/></text:span><text:span text:style-name="T34">ﯳ</text:span><text:span text:style-name="T1"> </text:span><text:span text:style-name="T34">ﯴ</text:span><text:span text:style-name="T1"> </text:span><text:span text:style-name="T34">ﯵ</text:span><text:span text:style-name="T1"> </text:span><text:span text:style-name="T34">ﯶ</text:span><text:span text:style-name="T1"> </text:span><text:span text:style-name="T34">ﯷ</text:span><text:span text:style-name="T1"> </text:span><text:span text:style-name="T34">ﯸ</text:span><text:span text:style-name="T1"> </text:span><text:span text:style-name="T34">ﯹ</text:span><text:span text:style-name="T1"> </text:span><text:span text:style-name="T34">ﯺ</text:span><text:span text:style-name="T1"> </text:span><text:span text:style-name="T34">ﯻ</text:span><text:span text:style-name="T1"> </text:span><text:span text:style-name="T34">ﯼﯽ</text:span></text:p>
      <text:p text:style-name="P22"><text:span text:style-name="T1"><text:s/></text:span><text:span text:style-name="T34">ﯾ</text:span><text:span text:style-name="T1"> </text:span><text:span text:style-name="T34">ﯿ</text:span><text:span text:style-name="T1"> </text:span><text:span text:style-name="T34">ﰀﰁ</text:span><text:span text:style-name="T1"> </text:span><text:span text:style-name="T34">ﰂ</text:span><text:span text:style-name="T1"> </text:span><text:span text:style-name="T34">ﰃﰄ</text:span><text:span text:style-name="T1"> </text:span><text:span text:style-name="T34">ﰅ</text:span><text:span text:style-name="T1"> </text:span><text:span text:style-name="T34">ﰆ</text:span><text:span text:style-name="T1"> </text:span><text:span text:style-name="T34">ﰇ</text:span><text:span text:style-name="T1"> </text:span><text:span text:style-name="T34">ﰈ</text:span><text:span text:style-name="T1"> </text:span><text:span text:style-name="T34">ﰉ</text:span><text:span text:style-name="T1"> </text:span><text:span text:style-name="T34">ﰊ</text:span></text:p>
      <text:p text:style-name="P22"><text:span text:style-name="T1"><text:s/></text:span><text:span text:style-name="T34">ﰋ</text:span><text:span text:style-name="T1"> </text:span><text:span text:style-name="T34">ﰌ</text:span><text:span text:style-name="T1"> </text:span><text:span text:style-name="T34">ﰍ</text:span><text:span text:style-name="T1"> </text:span><text:span text:style-name="T34">ﰎ</text:span><text:span text:style-name="T1"> </text:span><text:span text:style-name="T34">ﰏ</text:span><text:span text:style-name="T1"> </text:span><text:span text:style-name="T34">ﰐ</text:span><text:span text:style-name="T1"> </text:span><text:span text:style-name="T34">ﰑ</text:span><text:span text:style-name="T1"> </text:span><text:span text:style-name="T34">ﰒ</text:span><text:span text:style-name="T1"> </text:span><text:span text:style-name="T34">ﰓ</text:span></text:p>
      <text:p text:style-name="P22"><text:span text:style-name="T1"><text:s/></text:span><text:span text:style-name="T34">ﰔ</text:span><text:span text:style-name="T1"> </text:span><text:span text:style-name="T34">ﰕ</text:span><text:span text:style-name="T1"> </text:span><text:span text:style-name="T34">ﰖ</text:span><text:span text:style-name="T1"> </text:span><text:span text:style-name="T34">ﰗﰘ</text:span><text:span text:style-name="T1"> </text:span><text:span text:style-name="T34">ﰙ</text:span><text:span text:style-name="T1"> </text:span><text:span text:style-name="T34">ﰚ</text:span><text:span text:style-name="T1"> </text:span><text:span text:style-name="T34">ﰛ</text:span><text:span text:style-name="T1"> </text:span><text:span text:style-name="T34">ﰜ</text:span><text:span text:style-name="T1"> </text:span><text:span text:style-name="T34">ﰝ</text:span><text:span text:style-name="T1"> </text:span><text:span text:style-name="T34">ﰞ</text:span><text:span text:style-name="T1"> </text:span><text:span text:style-name="T34">ﰟ</text:span></text:p>
      <text:p text:style-name="P53"><text:span text:style-name="T36">ﭑ</text:span><text:span text:style-name="T1"> </text:span><text:span text:style-name="T36">ﭒ</text:span><text:span text:style-name="T1"> </text:span><text:span text:style-name="T36">ﭓ</text:span><text:span text:style-name="T1"> </text:span><text:span text:style-name="T36">ﭔ</text:span><text:span text:style-name="T1"> </text:span><text:span text:style-name="T36">ﭕ</text:span><text:span text:style-name="T1"> </text:span><text:span text:style-name="T36">ﭖ</text:span><text:span text:style-name="T1"> </text:span><text:span text:style-name="T36">ﭗ</text:span><text:span text:style-name="T1"> </text:span><text:span text:style-name="T36">ﭘ</text:span><text:span text:style-name="T1"> </text:span><text:span text:style-name="T36">ﭙ</text:span><text:span text:style-name="T1"> </text:span><text:span text:style-name="T36">ﭚ</text:span><text:span text:style-name="T1"> </text:span><text:span text:style-name="T36">ﭛ</text:span></text:p>
      <text:p text:style-name="P24"><text:span text:style-name="T1"><text:s/></text:span><text:span text:style-name="T36">ﭜ</text:span><text:span text:style-name="T1"> </text:span><text:span text:style-name="T36">ﭝ</text:span><text:span text:style-name="T1"> </text:span><text:span text:style-name="T36">ﭞ</text:span><text:span text:style-name="T1"> </text:span><text:span text:style-name="T36">ﭟ</text:span><text:span text:style-name="T1"> </text:span><text:span text:style-name="T36">ﭠ</text:span><text:span text:style-name="T1"> </text:span><text:span text:style-name="T36">ﭡ</text:span><text:span text:style-name="T1"> </text:span><text:span text:style-name="T36">ﭢ</text:span><text:span text:style-name="T1"> </text:span><text:span text:style-name="T36">ﭣ</text:span><text:span text:style-name="T1"> </text:span><text:span text:style-name="T36">ﭤ</text:span><text:span text:style-name="T1"> </text:span><text:span text:style-name="T36">ﭥ</text:span></text:p>
      <text:p text:style-name="P24"><text:span text:style-name="T1"><text:s/></text:span><text:span text:style-name="T36">ﭦ</text:span><text:span text:style-name="T1"> </text:span><text:span text:style-name="T36">ﭧ</text:span><text:span text:style-name="T1"> </text:span><text:span text:style-name="T36">ﭨ</text:span><text:span text:style-name="T1"> </text:span><text:span text:style-name="T36">ﭩ</text:span><text:span text:style-name="T1"> </text:span><text:span text:style-name="T36">ﭪ</text:span><text:span text:style-name="T1"> </text:span><text:span text:style-name="T36">ﭫ</text:span><text:span text:style-name="T1"> </text:span><text:span text:style-name="T36">ﭬ</text:span><text:span text:style-name="T1"> </text:span><text:span text:style-name="T36">ﭭ</text:span></text:p>
      <text:p text:style-name="P24"><text:span text:style-name="T1"><text:s/></text:span><text:span text:style-name="T36">ﭮﭯ</text:span><text:span text:style-name="T1"> </text:span><text:span text:style-name="T36">ﭰ</text:span><text:span text:style-name="T1"> </text:span><text:span text:style-name="T36">ﭱ</text:span><text:span text:style-name="T1"> </text:span><text:span text:style-name="T36">ﭲ</text:span><text:span text:style-name="T1"> </text:span><text:span text:style-name="T36">ﭳﭴ</text:span><text:span text:style-name="T1"> </text:span><text:span text:style-name="T36">ﭵ</text:span><text:span text:style-name="T1"> </text:span><text:span text:style-name="T36">ﭶ</text:span><text:span text:style-name="T1"> </text:span><text:span text:style-name="T36">ﭷ</text:span><text:span text:style-name="T1"> </text:span><text:span text:style-name="T36">ﭸ</text:span></text:p>
      <text:p text:style-name="P24"><text:span text:style-name="T1"><text:s/></text:span><text:span text:style-name="T36">ﭹ</text:span><text:span text:style-name="T1"> </text:span><text:span text:style-name="T36">ﭺ</text:span><text:span text:style-name="T1"> </text:span><text:span text:style-name="T36">ﭻ</text:span><text:span text:style-name="T1"> </text:span><text:span text:style-name="T36">ﭼ</text:span><text:span text:style-name="T1"> </text:span><text:span text:style-name="T36">ﭽ</text:span><text:span text:style-name="T1"> </text:span><text:span text:style-name="T36">ﭾ</text:span><text:span text:style-name="T1"> </text:span><text:span text:style-name="T36">ﭿ</text:span><text:span text:style-name="T1"> </text:span><text:span text:style-name="T36">ﮀ</text:span><text:span text:style-name="T1"> </text:span><text:span text:style-name="T36">ﮁ</text:span><text:span text:style-name="T1"> </text:span><text:span text:style-name="T36">ﮂ</text:span><text:span text:style-name="T1"> </text:span><text:span text:style-name="T36">ﮃ</text:span></text:p>
      <text:p text:style-name="P24"><text:span text:style-name="T1"><text:s/></text:span><text:span text:style-name="T36">ﮄ</text:span><text:span text:style-name="T1"> </text:span><text:span text:style-name="T36">ﮅ</text:span><text:span text:style-name="T1"> </text:span><text:span text:style-name="T36">ﮆ</text:span><text:span text:style-name="T1"> </text:span><text:span text:style-name="T36">ﮇ</text:span><text:span text:style-name="T1"> </text:span><text:span text:style-name="T36">ﮈ</text:span><text:span text:style-name="T1"> </text:span><text:span text:style-name="T36">ﮉ</text:span><text:span text:style-name="T1"> </text:span><text:span text:style-name="T36">ﮊ</text:span><text:span text:style-name="T1"> </text:span><text:span text:style-name="T36">ﮋ</text:span><text:span text:style-name="T1"> </text:span><text:span text:style-name="T36">ﮌ</text:span><text:span text:style-name="T1"> </text:span><text:span text:style-name="T36">ﮍ</text:span><text:span text:style-name="T1"> </text:span></text:p>
      <text:p text:style-name="P36">ﮌﯪ</text:p>
      <text:p text:style-name="P36">ﭤﭥﭦ</text:p>
      <text:p text:style-name="P23"><text:span text:style-name="T36">ﮎ</text:span><text:span text:style-name="T1"> </text:span><text:span text:style-name="T36">ﮏ</text:span><text:span text:style-name="T1"> </text:span><text:span text:style-name="T36">ﮐ</text:span><text:span text:style-name="T1"> </text:span><text:span text:style-name="T36">ﮑ</text:span><text:span text:style-name="T1"> </text:span><text:span text:style-name="T36">ﮒ</text:span><text:span text:style-name="T1"> </text:span><text:span text:style-name="T36">ﮓ</text:span><text:span text:style-name="T1"> </text:span><text:span text:style-name="T36">ﮔ</text:span><text:span text:style-name="T1"> </text:span><text:span text:style-name="T36">ﮕﮖ</text:span><text:span text:style-name="T1"> </text:span><text:span text:style-name="T36">ﮗ</text:span><text:span text:style-name="T1"> </text:span><text:span text:style-name="T36">ﮘ</text:span><text:span text:style-name="T1"> </text:span><text:span text:style-name="T36">ﮙ</text:span></text:p>
      <text:p text:style-name="P23"><text:span text:style-name="T1"><text:s/></text:span><text:span text:style-name="T36">ﮚ</text:span><text:span text:style-name="T1"> </text:span><text:span text:style-name="T36">ﮛ</text:span><text:span text:style-name="T1"> </text:span><text:span text:style-name="T36">ﮜ</text:span><text:span text:style-name="T1"> </text:span><text:span text:style-name="T36">ﮝ</text:span><text:span text:style-name="T1"> </text:span><text:span text:style-name="T36">ﮞ</text:span><text:span text:style-name="T1"> </text:span><text:span text:style-name="T36">ﮟ</text:span><text:span text:style-name="T1"> </text:span><text:span text:style-name="T36">ﮠ</text:span><text:span text:style-name="T1"> </text:span><text:span text:style-name="T36">ﮡ</text:span><text:span text:style-name="T1"> </text:span><text:span text:style-name="T36">ﮢ</text:span><text:span text:style-name="T1"> </text:span><text:span text:style-name="T36">ﮣ</text:span></text:p>
      <text:p text:style-name="P23"><text:span text:style-name="T1"><text:s/></text:span><text:span text:style-name="T36">ﮤ</text:span><text:span text:style-name="T1"> </text:span><text:span text:style-name="T36">ﮥ</text:span><text:span text:style-name="T1"> </text:span><text:span text:style-name="T36">ﮦ</text:span><text:span text:style-name="T1"> </text:span><text:span text:style-name="T36">ﮧ</text:span><text:span text:style-name="T1"> </text:span><text:span text:style-name="T36">ﮨ</text:span><text:span text:style-name="T1"> </text:span><text:span text:style-name="T36">ﮩ</text:span><text:span text:style-name="T1"> </text:span><text:span text:style-name="T36">ﮪ</text:span><text:span text:style-name="T1"> </text:span><text:span text:style-name="T36">ﮫ</text:span><text:span text:style-name="T1"> </text:span><text:span text:style-name="T36">ﮬ</text:span><text:span text:style-name="T1"> </text:span><text:span text:style-name="T36">ﮭ</text:span><text:span text:style-name="T1"> </text:span><text:span text:style-name="T36">ﮮ</text:span></text:p>
      <text:p text:style-name="P23"><text:span text:style-name="T1"><text:s/></text:span><text:span text:style-name="T36">ﮯ</text:span><text:span text:style-name="T1"> </text:span><text:span text:style-name="T36">ﮰ</text:span><text:span text:style-name="T1"> </text:span><text:span text:style-name="T36">ﮱ</text:span><text:span text:style-name="T1"> </text:span><text:span text:style-name="T36">ﯓ</text:span><text:span text:style-name="T1"> </text:span><text:span text:style-name="T36">ﯔ</text:span><text:span text:style-name="T1"> </text:span><text:span text:style-name="T36">ﯕ</text:span><text:span text:style-name="T1"> </text:span><text:span text:style-name="T36">ﯖ</text:span><text:span text:style-name="T1"> </text:span><text:span text:style-name="T36">ﯗ</text:span></text:p>
      <text:p text:style-name="P23"><text:span text:style-name="T1"><text:s/></text:span><text:span text:style-name="T36">ﯘ</text:span><text:span text:style-name="T1"> </text:span><text:span text:style-name="T36">ﯙ</text:span><text:span text:style-name="T1"> </text:span><text:span text:style-name="T36">ﯚ</text:span><text:span text:style-name="T1"> </text:span><text:span text:style-name="T36">ﯛ</text:span><text:span text:style-name="T1"> </text:span><text:span text:style-name="T36">ﯜ</text:span><text:span text:style-name="T1"> </text:span><text:span text:style-name="T36">ﯝ</text:span><text:span text:style-name="T1"> </text:span><text:span text:style-name="T36">ﯞ</text:span><text:span text:style-name="T1"> </text:span><text:span text:style-name="T36">ﯟ</text:span><text:span text:style-name="T1"> </text:span><text:span text:style-name="T36">ﯠ</text:span></text:p>
      <text:p text:style-name="P23"><text:span text:style-name="T1"><text:s/></text:span><text:span text:style-name="T36">ﯡ</text:span><text:span text:style-name="T1"> </text:span><text:span text:style-name="T36">ﯢ</text:span><text:span text:style-name="T1"> </text:span><text:span text:style-name="T36">ﯣ</text:span><text:span text:style-name="T1"> </text:span><text:span text:style-name="T36">ﯤ</text:span><text:span text:style-name="T1"> </text:span><text:span text:style-name="T36">ﯥ</text:span><text:span text:style-name="T1"> </text:span><text:span text:style-name="T36">ﯦ</text:span><text:span text:style-name="T1"> </text:span><text:span text:style-name="T36">ﯧﯨ</text:span><text:span text:style-name="T1"> </text:span><text:span text:style-name="T36">ﯩ</text:span><text:span text:style-name="T1"> </text:span><text:span text:style-name="T36">ﯪ</text:span></text:p>
      <text:p text:style-name="P23"><text:span text:style-name="T1"><text:s/></text:span><text:span text:style-name="T36">ﯫ</text:span><text:span text:style-name="T1"> </text:span><text:span text:style-name="T36">ﯬ</text:span><text:span text:style-name="T1"> </text:span><text:span text:style-name="T36">ﯭﯮ</text:span><text:span text:style-name="T1"> </text:span><text:span text:style-name="T36">ﯯ</text:span><text:span text:style-name="T1"> </text:span><text:span text:style-name="T36">ﯰ</text:span><text:span text:style-name="T1"> </text:span><text:span text:style-name="T36">ﯱ</text:span><text:span text:style-name="T1"> </text:span><text:span text:style-name="T36">ﯲ</text:span><text:span text:style-name="T1"> </text:span><text:span text:style-name="T36">ﯳ</text:span><text:span text:style-name="T1"> </text:span><text:span text:style-name="T36">ﯴ</text:span></text:p>
      <text:p text:style-name="P52"><text:span text:style-name="T37">ﭑﭒﭓﭔﭕﭖﭗﭘﭙﭚ</text:span><text:span text:style-name="T1"> </text:span><text:span text:style-name="T37">ﭛ</text:span><text:span text:style-name="T1"> </text:span><text:span text:style-name="T37">ﭜ</text:span><text:span text:style-name="T1"> </text:span><text:span text:style-name="T37">ﭝ</text:span></text:p>
      <text:p text:style-name="P25"><text:span text:style-name="T1"><text:s/></text:span><text:span text:style-name="T37">ﭞ</text:span><text:span text:style-name="T1"> </text:span><text:span text:style-name="T37">ﭟ</text:span><text:span text:style-name="T1"> </text:span><text:span text:style-name="T37">ﭠ</text:span><text:span text:style-name="T1"> </text:span><text:span text:style-name="T37">ﭡ</text:span><text:span text:style-name="T1"> </text:span><text:span text:style-name="T37">ﭢ</text:span><text:span text:style-name="T1"> </text:span><text:span text:style-name="T37">ﭣ</text:span><text:span text:style-name="T1"> </text:span><text:span text:style-name="T37">ﭤ</text:span><text:span text:style-name="T1"> </text:span><text:span text:style-name="T37">ﭥ</text:span><text:span text:style-name="T1"> </text:span><text:span text:style-name="T37">ﭦ</text:span><text:span text:style-name="T1"> </text:span><text:span text:style-name="T37">ﭧ</text:span><text:span text:style-name="T1"> </text:span><text:span text:style-name="T37">ﭨﭩ</text:span><text:span text:style-name="T1"> </text:span><text:span text:style-name="T37">ﭪ</text:span></text:p>
      <text:p text:style-name="P25"><text:span text:style-name="T1"><text:s/></text:span><text:span text:style-name="T37">ﭫ</text:span><text:span text:style-name="T1"> </text:span><text:span text:style-name="T37">ﭬ</text:span><text:span text:style-name="T1"> </text:span><text:span text:style-name="T37">ﭭ</text:span><text:span text:style-name="T1"> </text:span><text:span text:style-name="T37">ﭮ</text:span><text:span text:style-name="T1"> </text:span><text:span text:style-name="T37">ﭯﭰﭱﭲﭳﭴﭵﭶ</text:span></text:p>
      <text:p text:style-name="P25"><text:span text:style-name="T1"><text:s/></text:span><text:span text:style-name="T37">ﭷ</text:span><text:span text:style-name="T1"> </text:span><text:span text:style-name="T37">ﭸ</text:span><text:span text:style-name="T1"> </text:span><text:span text:style-name="T37">ﭹ</text:span><text:span text:style-name="T1"> </text:span><text:span text:style-name="T37">ﭺ</text:span><text:span text:style-name="T1"> </text:span><text:span text:style-name="T37">ﭻ</text:span><text:span text:style-name="T1"> </text:span><text:span text:style-name="T37">ﭼﭽ</text:span><text:span text:style-name="T1"> </text:span><text:span text:style-name="T37">ﭾ</text:span><text:span text:style-name="T1"> </text:span><text:span text:style-name="T37">ﭿ</text:span><text:span text:style-name="T1"> </text:span><text:span text:style-name="T37">ﮀ</text:span><text:span text:style-name="T1"> </text:span><text:span text:style-name="T37">ﮁ</text:span><text:span text:style-name="T1"> </text:span><text:span text:style-name="T37">ﮂ</text:span></text:p>
      <text:p text:style-name="P25"><text:span text:style-name="T1"><text:s/></text:span><text:span text:style-name="T37">ﮃ</text:span><text:span text:style-name="T1"> </text:span><text:span text:style-name="T37">ﮄ</text:span><text:span text:style-name="T1"> </text:span><text:span text:style-name="T37">ﮅ</text:span><text:span text:style-name="T1"> </text:span><text:span text:style-name="T37">ﮆ</text:span><text:span text:style-name="T1"> </text:span><text:span text:style-name="T37">ﮇ</text:span><text:span text:style-name="T1"> </text:span><text:span text:style-name="T37">ﮈ</text:span><text:span text:style-name="T1"> </text:span><text:span text:style-name="T37">ﮉ</text:span><text:span text:style-name="T1"> </text:span><text:span text:style-name="T37">ﮊ</text:span><text:span text:style-name="T1"> </text:span><text:span text:style-name="T37">ﮋ</text:span><text:span text:style-name="T1"> </text:span><text:span text:style-name="T37">ﮌ</text:span><text:span text:style-name="T1"> </text:span><text:span text:style-name="T37">ﮍ</text:span></text:p>
      <text:p text:style-name="P25"><text:span text:style-name="T1"><text:s/></text:span><text:span text:style-name="T37">ﮎ</text:span><text:span text:style-name="T1"> </text:span><text:span text:style-name="T37">ﮏ</text:span><text:span text:style-name="T1"> </text:span><text:span text:style-name="T37">ﮐ</text:span><text:span text:style-name="T1"> </text:span><text:span text:style-name="T37">ﮑ</text:span><text:span text:style-name="T1"> </text:span><text:span text:style-name="T37">ﮒ</text:span><text:span text:style-name="T1"> </text:span><text:span text:style-name="T37">ﮓ</text:span><text:span text:style-name="T1"> </text:span><text:span text:style-name="T37">ﮔ</text:span><text:span text:style-name="T1"> </text:span><text:span text:style-name="T37">ﮕ</text:span><text:span text:style-name="T1"> </text:span><text:span text:style-name="T37">ﮖ</text:span><text:span text:style-name="T1"> </text:span><text:span text:style-name="T37">ﮗ</text:span></text:p>
      <text:p text:style-name="P25"><text:span text:style-name="T1"><text:s/></text:span><text:span text:style-name="T38">ﮘ</text:span><text:span text:style-name="T23"> </text:span><text:span text:style-name="T38">ﮙ</text:span><text:span text:style-name="T23"> </text:span><text:span text:style-name="T38">ﮚ</text:span><text:span text:style-name="T23"> </text:span><text:span text:style-name="T38">ﮛ</text:span><text:span text:style-name="T23"> </text:span><text:span text:style-name="T38">ﮜ</text:span><text:span text:style-name="T23"> </text:span><text:span text:style-name="T38">ﮝ</text:span><text:span text:style-name="T23"> </text:span><text:span text:style-name="T38">ﮞ</text:span><text:span text:style-name="T23"> </text:span><text:span text:style-name="T38">ﮟ</text:span><text:span text:style-name="T23"> </text:span><text:span text:style-name="T38">ﮠ</text:span><text:span text:style-name="T23"> </text:span><text:span text:style-name="T38">ﮡ</text:span><text:span text:style-name="T23"> </text:span><text:span text:style-name="T38">ﮢ</text:span><text:span text:style-name="T23"> </text:span><text:span text:style-name="T38">ﮣ</text:span><text:span text:style-name="T23"> </text:span><text:span text:style-name="T38">ﮤ</text:span></text:p>
      <text:p text:style-name="P25"><text:span text:style-name="T37">ﮥ</text:span><text:span text:style-name="T1"> </text:span><text:span text:style-name="T37">ﮦ</text:span><text:span text:style-name="T1"> </text:span><text:span text:style-name="T37">ﮧ</text:span><text:span text:style-name="T1"> </text:span><text:span text:style-name="T37">ﮨﮩﮪﮫﮬﮭ</text:span><text:span text:style-name="T1"> </text:span><text:span text:style-name="T37">ﮮ</text:span></text:p>
      <text:p text:style-name="P25"><text:span text:style-name="T1"><text:s/></text:span><text:span text:style-name="T37">ﮯ</text:span><text:span text:style-name="T1"> </text:span><text:span text:style-name="T37">ﮰ</text:span><text:span text:style-name="T1"> </text:span><text:span text:style-name="T37">ﮱﯓﯔﯕﯖﯗﯘﯙﯚﯛ</text:span><text:span text:style-name="T1"> </text:span><text:span text:style-name="T37">ﯜ</text:span></text:p>
      <text:p text:style-name="P25"><text:span text:style-name="T37">ﯝ</text:span><text:span text:style-name="T1"> </text:span><text:span text:style-name="T37">ﯞ</text:span><text:span text:style-name="T1"> </text:span><text:span text:style-name="T37">ﯟ</text:span><text:span text:style-name="T1"> </text:span><text:span text:style-name="T37">ﯠ</text:span><text:span text:style-name="T1"> </text:span><text:span text:style-name="T37">ﯡﯢﯣﯤﯥﯦ</text:span></text:p>
      <text:p text:style-name="P25"><text:span text:style-name="T1"><text:s/></text:span><text:span text:style-name="T37">ﯧ</text:span><text:span text:style-name="T1"> </text:span><text:span text:style-name="T37">ﯨ</text:span><text:span text:style-name="T1"> </text:span><text:span text:style-name="T37">ﯩ</text:span><text:span text:style-name="T1"> </text:span><text:span text:style-name="T37">ﯪﯫ</text:span><text:span text:style-name="T1"> </text:span><text:span text:style-name="T37">ﯬ</text:span><text:span text:style-name="T1"> </text:span><text:span text:style-name="T37">ﯭ</text:span><text:span text:style-name="T1"> </text:span><text:span text:style-name="T37">ﯮ</text:span><text:span text:style-name="T1"> </text:span><text:span text:style-name="T37">ﯯ</text:span><text:span text:style-name="T1"> </text:span><text:span text:style-name="T37">ﯰ</text:span><text:span text:style-name="T1"> </text:span><text:span text:style-name="T37">ﯱﯲ</text:span><text:span text:style-name="T1"> </text:span><text:span text:style-name="T37">ﯳ</text:span></text:p>
      <text:p text:style-name="P25"><text:span text:style-name="T1"><text:s/></text:span><text:span text:style-name="T37">ﯴ</text:span><text:span text:style-name="T1"> </text:span><text:span text:style-name="T37">ﯵ</text:span><text:span text:style-name="T1"> </text:span><text:span text:style-name="T37">ﯶ</text:span><text:span text:style-name="T1"> </text:span><text:span text:style-name="T37">ﯷﯸ</text:span><text:span text:style-name="T1"> </text:span><text:span text:style-name="T37">ﯹ</text:span><text:span text:style-name="T1"> </text:span><text:span text:style-name="T37">ﯺ</text:span><text:span text:style-name="T1"> </text:span><text:span text:style-name="T37">ﯻ</text:span><text:span text:style-name="T1"> </text:span><text:span text:style-name="T37">ﯼ</text:span><text:span text:style-name="T1"> </text:span><text:span text:style-name="T37">ﯽ</text:span><text:span text:style-name="T1"> </text:span><text:span text:style-name="T37">ﯾ</text:span><text:span text:style-name="T1"> </text:span><text:span text:style-name="T37">ﯿ</text:span></text:p>
      <text:p text:style-name="P25"><text:span text:style-name="T1"><text:s/></text:span><text:span text:style-name="T37">ﰀ</text:span><text:span text:style-name="T1"> </text:span><text:span text:style-name="T37">ﰁ</text:span><text:span text:style-name="T1"> </text:span><text:span text:style-name="T37">ﰂ</text:span><text:span text:style-name="T1"> </text:span><text:span text:style-name="T37">ﰃ</text:span><text:span text:style-name="T1"> </text:span><text:span text:style-name="T37">ﰄ</text:span><text:span text:style-name="T1"> </text:span><text:span text:style-name="T37">ﰅ</text:span><text:span text:style-name="T1"> </text:span><text:span text:style-name="T37">ﰆ</text:span><text:span text:style-name="T1"> </text:span><text:span text:style-name="T37">ﰇﰈﰉﰊ</text:span><text:span text:style-name="T1"> </text:span><text:span text:style-name="T37">ﰋﰌ</text:span></text:p>
      <text:p text:style-name="P25"><text:span text:style-name="T1"><text:s/></text:span><text:span text:style-name="T37">ﰍ</text:span><text:span text:style-name="T1"> </text:span><text:span text:style-name="T37">ﰎ</text:span><text:span text:style-name="T1"> </text:span><text:span text:style-name="T37">ﰏ</text:span><text:span text:style-name="T1"> </text:span><text:span text:style-name="T37">ﰐ</text:span><text:span text:style-name="T1"> </text:span><text:span text:style-name="T37">ﰑﰒ</text:span><text:span text:style-name="T1"> </text:span><text:span text:style-name="T37">ﰓ</text:span><text:span text:style-name="T1"> </text:span><text:span text:style-name="T37">ﰔ</text:span><text:span text:style-name="T1"> </text:span><text:span text:style-name="T37">ﰕ</text:span><text:span text:style-name="T1"> </text:span><text:span text:style-name="T37">ﰖ</text:span><text:span text:style-name="T1"> </text:span><text:span text:style-name="T37">ﰗ</text:span></text:p>
      <text:p text:style-name="P30"><text:span text:style-name="T37">ﰘ</text:span><text:span text:style-name="T1"> </text:span><text:span text:style-name="T37">ﰙﰚ</text:span><text:span text:style-name="T1"> </text:span><text:span text:style-name="T37">ﰛ</text:span><text:span text:style-name="T1"> </text:span><text:span text:style-name="T37">ﰜ</text:span><text:span text:style-name="T1"> </text:span><text:span text:style-name="T37">ﰝ</text:span><text:span text:style-name="T1"> </text:span><text:span text:style-name="T37">ﰞ</text:span><text:span text:style-name="T1"> </text:span><text:span text:style-name="T37">ﰟ</text:span><text:span text:style-name="T1"> </text:span><text:span text:style-name="T37">ﰠ</text:span><text:span text:style-name="T1"> </text:span><text:span text:style-name="T37">ﰡ</text:span><text:span text:style-name="T1"> </text:span><text:span text:style-name="T37">ﰢ</text:span></text:p>
      <text:p text:style-name="P54"><text:span text:style-name="T40">ﮌ</text:span><text:span text:style-name="T25">ﯫ</text:span></text:p>
      <text:p text:style-name="P38"><text:span text:style-name="T25">ﭤﭥﭦ</text:span></text:p>
      <text:p text:style-name="P37"><text:span text:style-name="T39">ﭑ</text:span><text:span text:style-name="T1"> </text:span><text:span text:style-name="T39">ﭒ</text:span><text:span text:style-name="T1"> </text:span><text:span text:style-name="T39">ﭓ</text:span><text:span text:style-name="T1"> </text:span><text:span text:style-name="T39">ﭔ</text:span><text:span text:style-name="T1"> </text:span><text:span text:style-name="T39">ﭕ</text:span><text:span text:style-name="T1"> </text:span><text:span text:style-name="T39">ﭖ</text:span><text:span text:style-name="T1"> </text:span><text:span text:style-name="T39">ﭗ</text:span><text:span text:style-name="T1"> </text:span><text:span text:style-name="T39">ﭘ</text:span><text:span text:style-name="T1"> </text:span><text:span text:style-name="T39">ﭙ</text:span><text:span text:style-name="T1"> </text:span><text:span text:style-name="T39">ﭚ</text:span><text:span text:style-name="T1"> </text:span><text:span text:style-name="T39">ﭛ</text:span></text:p>
      <text:p text:style-name="P37"><text:span text:style-name="T1"><text:s/></text:span><text:span text:style-name="T39">ﭜ</text:span><text:span text:style-name="T1"> </text:span><text:span text:style-name="T39">ﭝ</text:span><text:span text:style-name="T1"> </text:span><text:span text:style-name="T39">ﭞ</text:span><text:span text:style-name="T1"> </text:span><text:span text:style-name="T39">ﭟ</text:span><text:span text:style-name="T1"> </text:span><text:span text:style-name="T39">ﭠ</text:span><text:span text:style-name="T1"> </text:span><text:span text:style-name="T39">ﭡ</text:span><text:span text:style-name="T1"> </text:span><text:span text:style-name="T39">ﭢ</text:span><text:span text:style-name="T1"> </text:span><text:span text:style-name="T39">ﭣ</text:span><text:span text:style-name="T1"> </text:span><text:span text:style-name="T39">ﭤ</text:span><text:span text:style-name="T1"> </text:span><text:span text:style-name="T39">ﭥ</text:span><text:span text:style-name="T1"> </text:span><text:span text:style-name="T39">ﭦ</text:span></text:p>
      <text:p text:style-name="P37"><text:span text:style-name="T1"><text:s/></text:span><text:span text:style-name="T39">ﭧ</text:span><text:span text:style-name="T1"> </text:span><text:span text:style-name="T39">ﭨ</text:span><text:span text:style-name="T1"> </text:span><text:span text:style-name="T39">ﭩ</text:span><text:span text:style-name="T1"> </text:span><text:span text:style-name="T39">ﭪ</text:span><text:span text:style-name="T1"> </text:span><text:span text:style-name="T39">ﭫ</text:span><text:span text:style-name="T1"> </text:span><text:span text:style-name="T39">ﭬ</text:span><text:span text:style-name="T1"> </text:span><text:span text:style-name="T39">ﭭ</text:span></text:p>
      <text:p text:style-name="P37"><text:span text:style-name="T1"><text:s/></text:span><text:span text:style-name="T39">ﭮ</text:span><text:span text:style-name="T1"> </text:span><text:span text:style-name="T39">ﭯ</text:span><text:span text:style-name="T1"> </text:span><text:span text:style-name="T39">ﭰ</text:span><text:span text:style-name="T1"> </text:span><text:span text:style-name="T39">ﭱ</text:span><text:span text:style-name="T1"> </text:span><text:span text:style-name="T39">ﭲ</text:span><text:span text:style-name="T1"> </text:span><text:span text:style-name="T39">ﭳ</text:span><text:span text:style-name="T1"> </text:span><text:span text:style-name="T39">ﭴ</text:span><text:span text:style-name="T1"> </text:span><text:span text:style-name="T39">ﭵ</text:span><text:span text:style-name="T1"> </text:span><text:span text:style-name="T39">ﭶ</text:span><text:span text:style-name="T1"> </text:span><text:span text:style-name="T39">ﭷ</text:span><text:span text:style-name="T1"> </text:span><text:span text:style-name="T39">ﭸﭹ</text:span></text:p>
      <text:p text:style-name="P37"><text:span text:style-name="T1"><text:s/></text:span><text:span text:style-name="T39">ﭺ</text:span><text:span text:style-name="T1"> </text:span><text:span text:style-name="T39">ﭻ</text:span><text:span text:style-name="T1"> </text:span><text:span text:style-name="T39">ﭼ</text:span><text:span text:style-name="T1"> </text:span><text:span text:style-name="T39">ﭽ</text:span><text:span text:style-name="T1"> </text:span><text:span text:style-name="T39">ﭾ</text:span><text:span text:style-name="T1"> </text:span><text:span text:style-name="T39">ﭿ</text:span><text:span text:style-name="T1"> </text:span><text:span text:style-name="T39">ﮀ</text:span><text:span text:style-name="T1"> </text:span><text:span text:style-name="T39">ﮁ</text:span><text:span text:style-name="T1"> </text:span><text:span text:style-name="T39">ﮂ</text:span><text:span text:style-name="T1"> </text:span><text:span text:style-name="T39">ﮃﮄ</text:span><text:span text:style-name="T1"> </text:span><text:span text:style-name="T39">ﮅ</text:span></text:p>
      <text:p text:style-name="P37"><text:span text:style-name="T1"><text:s/></text:span><text:span text:style-name="T39">ﮆ</text:span><text:span text:style-name="T1"> </text:span><text:span text:style-name="T39">ﮇ</text:span><text:span text:style-name="T1"> </text:span><text:span text:style-name="T39">ﮈ</text:span><text:span text:style-name="T1"> </text:span><text:span text:style-name="T39">ﮉ</text:span><text:span text:style-name="T1"> </text:span><text:span text:style-name="T39">ﮊ</text:span><text:span text:style-name="T1"> </text:span><text:span text:style-name="T39">ﮋ</text:span><text:span text:style-name="T1"> </text:span><text:span text:style-name="T39">ﮌ</text:span><text:span text:style-name="T1"> </text:span><text:span text:style-name="T39">ﮍ</text:span><text:span text:style-name="T1"> </text:span><text:span text:style-name="T39">ﮎ</text:span><text:span text:style-name="T1"> </text:span><text:span text:style-name="T39">ﮏ</text:span></text:p>
      <text:p text:style-name="P37"><text:span text:style-name="T1"><text:s/></text:span><text:span text:style-name="T39">ﮐ</text:span><text:span text:style-name="T1"> </text:span><text:span text:style-name="T39">ﮑ</text:span><text:span text:style-name="T1"> </text:span><text:span text:style-name="T39">ﮒ</text:span><text:span text:style-name="T1"> </text:span><text:span text:style-name="T39">ﮓ</text:span><text:span text:style-name="T1"> </text:span><text:span text:style-name="T39">ﮔﮕ</text:span><text:span text:style-name="T1"> </text:span><text:span text:style-name="T39">ﮖ</text:span><text:span text:style-name="T1"> </text:span><text:span text:style-name="T39">ﮗ</text:span><text:span text:style-name="T1"> </text:span><text:span text:style-name="T39">ﮘ</text:span></text:p>
      <text:p text:style-name="P37"><text:span text:style-name="T1"><text:s/></text:span><text:span text:style-name="T39">ﮙ</text:span><text:span text:style-name="T1"> </text:span><text:span text:style-name="T39">ﮚ</text:span><text:span text:style-name="T1"> </text:span><text:span text:style-name="T39">ﮛ</text:span><text:span text:style-name="T1"> </text:span><text:span text:style-name="T39">ﮜﮝ</text:span><text:span text:style-name="T1"> </text:span><text:span text:style-name="T39">ﮞ</text:span><text:span text:style-name="T1"> </text:span><text:span text:style-name="T39">ﮟ</text:span><text:span text:style-name="T1"> </text:span><text:span text:style-name="T39">ﮠ</text:span><text:span text:style-name="T1"> </text:span><text:span text:style-name="T39">ﮡ</text:span><text:span text:style-name="T1"> </text:span><text:span text:style-name="T39">ﮢ</text:span></text:p>
      <text:p text:style-name="P37"><text:span text:style-name="T39">ﮣ</text:span><text:span text:style-name="T1"> </text:span><text:span text:style-name="T39">ﮤ</text:span><text:span text:style-name="T1"> </text:span><text:span text:style-name="T39">ﮥ</text:span><text:span text:style-name="T1"> </text:span><text:span text:style-name="T39">ﮦ</text:span><text:span text:style-name="T1"> </text:span><text:span text:style-name="T39">ﮧ</text:span><text:span text:style-name="T1"> </text:span><text:span text:style-name="T39">ﮨ</text:span><text:span text:style-name="T1"> </text:span><text:span text:style-name="T39">ﮩ</text:span><text:span text:style-name="T1"> </text:span><text:span text:style-name="T39">ﮪ</text:span><text:span text:style-name="T1"> </text:span><text:span text:style-name="T39">ﮫ</text:span><text:span text:style-name="T1"> </text:span><text:span text:style-name="T39">ﮬ</text:span><text:span text:style-name="T1"> </text:span><text:span text:style-name="T39">ﮭ</text:span></text:p>
      <text:p text:style-name="P37"><text:span text:style-name="T1"><text:s/></text:span><text:span text:style-name="T39">ﮮ</text:span><text:span text:style-name="T1"> </text:span><text:span text:style-name="T39">ﮯ</text:span><text:span text:style-name="T1"> </text:span><text:span text:style-name="T39">ﮰ</text:span><text:span text:style-name="T1"> </text:span><text:span text:style-name="T39">ﮱ</text:span><text:span text:style-name="T1"> </text:span><text:span text:style-name="T39">ﯓ</text:span><text:span text:style-name="T1"> </text:span><text:span text:style-name="T39">ﯔ</text:span><text:span text:style-name="T1"> </text:span><text:span text:style-name="T39">ﯕ</text:span><text:span text:style-name="T1"> </text:span><text:span text:style-name="T39">ﯖ</text:span><text:span text:style-name="T1"> </text:span><text:span text:style-name="T39">ﯗ</text:span><text:span text:style-name="T1"> </text:span><text:span text:style-name="T39">ﯘ</text:span></text:p>
      <text:p text:style-name="P37"><text:span text:style-name="T1"><text:s/></text:span><text:span text:style-name="T39">ﯙ</text:span><text:span text:style-name="T1"> </text:span><text:span text:style-name="T39">ﯚ</text:span><text:span text:style-name="T1"> </text:span><text:span text:style-name="T39">ﯛ</text:span><text:span text:style-name="T1"> </text:span><text:span text:style-name="T39">ﯜﯝ</text:span><text:span text:style-name="T1"> </text:span><text:span text:style-name="T39">ﯞ</text:span><text:span text:style-name="T1"> </text:span><text:span text:style-name="T39">ﯟ</text:span><text:span text:style-name="T1"> </text:span><text:span text:style-name="T39">ﯠ</text:span><text:span text:style-name="T1"> </text:span><text:span text:style-name="T39">ﯡ</text:span><text:span text:style-name="T1"> </text:span><text:span text:style-name="T39">ﯢ</text:span></text:p>
      <text:p text:style-name="P37"><text:span text:style-name="T1"><text:s/></text:span><text:span text:style-name="T39">ﯣ</text:span><text:span text:style-name="T1"> </text:span><text:span text:style-name="T39">ﯤ</text:span><text:span text:style-name="T1"> </text:span><text:span text:style-name="T39">ﯥ</text:span><text:span text:style-name="T1"> </text:span><text:span text:style-name="T39">ﯦ</text:span><text:span text:style-name="T1"> </text:span><text:span text:style-name="T39">ﯧ</text:span><text:span text:style-name="T1"> </text:span><text:span text:style-name="T39">ﯨ</text:span><text:span text:style-name="T1"> </text:span><text:span text:style-name="T39">ﯩﯪ</text:span><text:span text:style-name="T1"> </text:span><text:span text:style-name="T39">ﯫ</text:span><text:span text:style-name="T1"> </text:span><text:span text:style-name="T39">ﯬ</text:span></text:p>
      <text:p text:style-name="P37"><text:span text:style-name="T1"><text:s/></text:span><text:span text:style-name="T39">ﯭ</text:span><text:span text:style-name="T1"> </text:span><text:span text:style-name="T39">ﯮ</text:span><text:span text:style-name="T1"> </text:span><text:span text:style-name="T39">ﯯ</text:span><text:span text:style-name="T1"> </text:span><text:span text:style-name="T39">ﯰ</text:span><text:span text:style-name="T1"> </text:span><text:span text:style-name="T39">ﯱ</text:span><text:span text:style-name="T1"> </text:span><text:span text:style-name="T39">ﯲ</text:span><text:span text:style-name="T1"> </text:span><text:span text:style-name="T39">ﯳ</text:span><text:span text:style-name="T1"> </text:span><text:span text:style-name="T39">ﯴ</text:span><text:span text:style-name="T1"> </text:span><text:span text:style-name="T39">ﯵ</text:span></text:p>
      <text:p text:style-name="P56"><text:span text:style-name="T41">ﭑ</text:span><text:span text:style-name="T1"> </text:span><text:span text:style-name="T41">ﭒ</text:span><text:span text:style-name="T1"> </text:span><text:span text:style-name="T41">ﭓ</text:span><text:span text:style-name="T1"> </text:span><text:span text:style-name="T41">ﭔ</text:span><text:span text:style-name="T1"> </text:span><text:span text:style-name="T41">ﭕ</text:span><text:span text:style-name="T1"> </text:span><text:span text:style-name="T41">ﭖ</text:span><text:span text:style-name="T1"> </text:span><text:span text:style-name="T41">ﭗ</text:span><text:span text:style-name="T1"> </text:span><text:span text:style-name="T41">ﭘ</text:span><text:span text:style-name="T1"> </text:span><text:span text:style-name="T41">ﭙ</text:span><text:span text:style-name="T1"> </text:span><text:span text:style-name="T41">ﭚ</text:span></text:p>
      <text:p text:style-name="P40"><text:span text:style-name="T1"><text:s/></text:span><text:span text:style-name="T41">ﭛ</text:span><text:span text:style-name="T1"> </text:span><text:span text:style-name="T41">ﭜ</text:span><text:span text:style-name="T1"> </text:span><text:span text:style-name="T41">ﭝ</text:span><text:span text:style-name="T1"> </text:span><text:span text:style-name="T41">ﭞ</text:span><text:span text:style-name="T1"> </text:span><text:span text:style-name="T41">ﭟﭠ</text:span><text:span text:style-name="T1"> </text:span><text:span text:style-name="T41">ﭡ</text:span><text:span text:style-name="T1"> </text:span><text:span text:style-name="T41">ﭢ</text:span><text:span text:style-name="T1"> </text:span><text:span text:style-name="T41">ﭣ</text:span><text:span text:style-name="T1"> </text:span><text:span text:style-name="T41">ﭤ</text:span><text:span text:style-name="T1"> </text:span><text:span text:style-name="T41">ﭥ</text:span><text:span text:style-name="T1"> </text:span><text:span text:style-name="T41">ﭦ</text:span></text:p>
      <text:p text:style-name="P40"><text:span text:style-name="T1"><text:s/></text:span><text:span text:style-name="T41">ﭧ</text:span><text:span text:style-name="T1"> </text:span><text:span text:style-name="T41">ﭨ</text:span><text:span text:style-name="T1"> </text:span><text:span text:style-name="T41">ﭩ</text:span><text:span text:style-name="T1"> </text:span><text:span text:style-name="T41">ﭪ</text:span><text:span text:style-name="T1"> </text:span><text:span text:style-name="T41">ﭫ</text:span><text:span text:style-name="T1"> </text:span><text:span text:style-name="T41">ﭬ</text:span><text:span text:style-name="T1"> </text:span><text:span text:style-name="T41">ﭭ</text:span><text:span text:style-name="T1"> </text:span><text:span text:style-name="T41">ﭮ</text:span><text:span text:style-name="T1"> </text:span></text:p>
      <text:p text:style-name="P40"><text:span text:style-name="T41">ﭯ</text:span><text:span text:style-name="T1"> </text:span><text:span text:style-name="T41">ﭰ</text:span><text:span text:style-name="T1"> </text:span><text:span text:style-name="T41">ﭱ</text:span><text:span text:style-name="T1"> </text:span><text:span text:style-name="T41">ﭲ</text:span><text:span text:style-name="T1"> </text:span><text:span text:style-name="T41">ﭳ</text:span><text:span text:style-name="T1"> </text:span><text:span text:style-name="T41">ﭴ</text:span><text:span text:style-name="T1"> </text:span><text:span text:style-name="T41">ﭵ</text:span><text:span text:style-name="T1"> </text:span><text:span text:style-name="T41">ﭶ</text:span><text:span text:style-name="T1"> </text:span><text:span text:style-name="T41">ﭷ</text:span></text:p>
      <text:p text:style-name="P40"><text:span text:style-name="T1"><text:s/></text:span><text:span text:style-name="T41">ﭸ</text:span><text:span text:style-name="T1"> </text:span><text:span text:style-name="T41">ﭹ</text:span><text:span text:style-name="T1"> </text:span><text:span text:style-name="T41">ﭺ</text:span><text:span text:style-name="T1"> </text:span><text:span text:style-name="T41">ﭻ</text:span><text:span text:style-name="T1"> </text:span><text:span text:style-name="T41">ﭼ</text:span><text:span text:style-name="T1"> </text:span><text:span text:style-name="T41">ﭽ</text:span><text:span text:style-name="T1"> </text:span><text:span text:style-name="T41">ﭾ</text:span><text:span text:style-name="T1"> </text:span><text:span text:style-name="T41">ﭿ</text:span><text:span text:style-name="T1"> </text:span><text:span text:style-name="T41">ﮀﮁ</text:span><text:span text:style-name="T1"> </text:span><text:span text:style-name="T41">ﮂ</text:span><text:span text:style-name="T1"> </text:span><text:span text:style-name="T41">ﮃ</text:span><text:span text:style-name="T1"> </text:span><text:span text:style-name="T41">ﮄ</text:span></text:p>
      <text:p text:style-name="P40"><text:span text:style-name="T1"><text:s/></text:span><text:span text:style-name="T41">ﮅ</text:span><text:span text:style-name="T1"> </text:span><text:span text:style-name="T41">ﮆ</text:span><text:span text:style-name="T1"> </text:span><text:span text:style-name="T41">ﮇ</text:span><text:span text:style-name="T1"> </text:span><text:span text:style-name="T41">ﮈ</text:span><text:span text:style-name="T1"> </text:span><text:span text:style-name="T41">ﮉ</text:span><text:span text:style-name="T1"> </text:span><text:span text:style-name="T41">ﮊﮋ</text:span><text:span text:style-name="T1"> </text:span><text:span text:style-name="T41">ﮌ</text:span><text:span text:style-name="T1"> </text:span><text:span text:style-name="T41">ﮍ</text:span><text:span text:style-name="T1"> </text:span><text:span text:style-name="T41">ﮎ</text:span><text:span text:style-name="T1"> </text:span><text:span text:style-name="T41">ﮏ</text:span><text:span text:style-name="T1"> </text:span></text:p>
      <text:p text:style-name="P51"><text:span text:style-name="T25">ﮌﯬ</text:span></text:p>
      <text:p text:style-name="P51"><text:span text:style-name="T25">ﭤﭥﭦ</text:span></text:p>
      <text:p text:style-name="P39"><text:span text:style-name="T41">ﮐ</text:span><text:span text:style-name="T1"> </text:span><text:span text:style-name="T41">ﮑ</text:span><text:span text:style-name="T1"> </text:span><text:span text:style-name="T41">ﮒ</text:span><text:span text:style-name="T1"> </text:span><text:span text:style-name="T41">ﮓ</text:span><text:span text:style-name="T1"> </text:span><text:span text:style-name="T41">ﮔ</text:span><text:span text:style-name="T1"> </text:span><text:span text:style-name="T41">ﮕ</text:span><text:span text:style-name="T1"> </text:span><text:span text:style-name="T41">ﮖ</text:span><text:span text:style-name="T1"> </text:span><text:span text:style-name="T41">ﮗﮘ</text:span><text:span text:style-name="T1"> </text:span><text:span text:style-name="T41">ﮙ</text:span><text:span text:style-name="T1"> </text:span><text:span text:style-name="T41">ﮚ</text:span><text:span text:style-name="T1"> </text:span><text:span text:style-name="T41">ﮛ</text:span></text:p>
      <text:p text:style-name="P39"><text:span text:style-name="T1"><text:s/></text:span><text:span text:style-name="T41">ﮜ</text:span><text:span text:style-name="T1"> </text:span><text:span text:style-name="T41">ﮝ</text:span><text:span text:style-name="T1"> </text:span><text:span text:style-name="T41">ﮞ</text:span><text:span text:style-name="T1"> </text:span><text:span text:style-name="T41">ﮟ</text:span><text:span text:style-name="T1"> </text:span><text:span text:style-name="T41">ﮠ</text:span><text:span text:style-name="T1"> </text:span><text:span text:style-name="T41">ﮡ</text:span><text:span text:style-name="T1"> </text:span><text:span text:style-name="T41">ﮢ</text:span><text:span text:style-name="T1"> </text:span><text:span text:style-name="T41">ﮣ</text:span></text:p>
      <text:p text:style-name="P39"><text:span text:style-name="T1"><text:s/></text:span><text:span text:style-name="T41">ﮤ</text:span><text:span text:style-name="T1"> </text:span><text:span text:style-name="T41">ﮥ</text:span><text:span text:style-name="T1"> </text:span><text:span text:style-name="T41">ﮦ</text:span><text:span text:style-name="T1"> </text:span><text:span text:style-name="T41">ﮧ</text:span><text:span text:style-name="T1"> </text:span><text:span text:style-name="T41">ﮨ</text:span><text:span text:style-name="T1"> </text:span><text:span text:style-name="T41">ﮩﮪ</text:span><text:span text:style-name="T1"> </text:span><text:span text:style-name="T41">ﮫ</text:span><text:span text:style-name="T1"> </text:span><text:span text:style-name="T41">ﮬ</text:span><text:span text:style-name="T1"> </text:span><text:span text:style-name="T41">ﮭ</text:span><text:span text:style-name="T1"> </text:span><text:span text:style-name="T41">ﮮ</text:span></text:p>
      <text:p text:style-name="P39"><text:span text:style-name="T1"><text:s/></text:span><text:span text:style-name="T41">ﮯ</text:span><text:span text:style-name="T1"> </text:span><text:span text:style-name="T41">ﮰ</text:span><text:span text:style-name="T1"> </text:span><text:span text:style-name="T41">ﮱ</text:span><text:span text:style-name="T1"> </text:span><text:span text:style-name="T41">ﯓ</text:span><text:span text:style-name="T1"> </text:span><text:span text:style-name="T41">ﯔ</text:span><text:span text:style-name="T1"> </text:span><text:span text:style-name="T41">ﯕ</text:span><text:span text:style-name="T1"> </text:span><text:span text:style-name="T41">ﯖ</text:span><text:span text:style-name="T1"> </text:span><text:span text:style-name="T41">ﯗ</text:span><text:span text:style-name="T1"> </text:span><text:span text:style-name="T41">ﯘ</text:span><text:span text:style-name="T1"> </text:span><text:span text:style-name="T41">ﯙ</text:span><text:span text:style-name="T1"> </text:span><text:span text:style-name="T41">ﯚ</text:span></text:p>
      <text:p text:style-name="P39"><text:span text:style-name="T1"><text:s/></text:span><text:span text:style-name="T41">ﯛ</text:span><text:span text:style-name="T1"> </text:span><text:span text:style-name="T41">ﯜ</text:span><text:span text:style-name="T1"> </text:span><text:span text:style-name="T41">ﯝ</text:span><text:span text:style-name="T1"> </text:span><text:span text:style-name="T41">ﯞ</text:span><text:span text:style-name="T1"> </text:span><text:span text:style-name="T41">ﯟ</text:span><text:span text:style-name="T1"> </text:span><text:span text:style-name="T41">ﯠ</text:span><text:span text:style-name="T1"> </text:span><text:span text:style-name="T41">ﯡ</text:span><text:span text:style-name="T1"> </text:span><text:span text:style-name="T41">ﯢﯣ</text:span><text:span text:style-name="T1"> </text:span><text:span text:style-name="T41">ﯤ</text:span><text:span text:style-name="T1"> </text:span><text:span text:style-name="T41">ﯥ</text:span></text:p>
      <text:p text:style-name="P39"><text:span text:style-name="T1"><text:s/></text:span><text:span text:style-name="T41">ﯦ</text:span><text:span text:style-name="T1"> </text:span><text:span text:style-name="T41">ﯧﯨ</text:span><text:span text:style-name="T1"> </text:span><text:span text:style-name="T41">ﯩ</text:span><text:span text:style-name="T1"> </text:span><text:span text:style-name="T41">ﯪ</text:span><text:span text:style-name="T1"> </text:span><text:span text:style-name="T41">ﯫﯬ</text:span><text:span text:style-name="T1"> </text:span><text:span text:style-name="T41">ﯭ</text:span><text:span text:style-name="T1"> </text:span><text:span text:style-name="T41">ﯮ</text:span><text:span text:style-name="T1"> </text:span><text:span text:style-name="T41">ﯯ</text:span></text:p>
      <text:p text:style-name="P39"><text:span text:style-name="T1"><text:s/></text:span><text:span text:style-name="T41">ﯰﯱ</text:span><text:span text:style-name="T1"> </text:span><text:span text:style-name="T41">ﯲ</text:span><text:span text:style-name="T1"> </text:span><text:span text:style-name="T41">ﯳ</text:span><text:span text:style-name="T1"> </text:span><text:span text:style-name="T41">ﯴﯵ</text:span><text:span text:style-name="T1"> </text:span><text:span text:style-name="T41">ﯶ</text:span><text:span text:style-name="T1"> </text:span><text:span text:style-name="T41">ﯷﯸ</text:span><text:span text:style-name="T1"> </text:span><text:span text:style-name="T41">ﯹ</text:span><text:span text:style-name="T1"> </text:span><text:span text:style-name="T41">ﯺ</text:span><text:span text:style-name="T1"> </text:span><text:span text:style-name="T41">ﯻ</text:span></text:p>
      <text:p text:style-name="P55"><text:span text:style-name="T42">ﭑ</text:span><text:span text:style-name="T1"> </text:span><text:span text:style-name="T42">ﭒ</text:span><text:span text:style-name="T1"> </text:span><text:span text:style-name="T42">ﭓ</text:span><text:span text:style-name="T1"> </text:span><text:span text:style-name="T42">ﭔ</text:span><text:span text:style-name="T1"> </text:span><text:span text:style-name="T42">ﭕ</text:span><text:span text:style-name="T1"> </text:span><text:span text:style-name="T42">ﭖ</text:span><text:span text:style-name="T1"> </text:span><text:span text:style-name="T42">ﭗ</text:span><text:span text:style-name="T1"> </text:span><text:span text:style-name="T42">ﭘ</text:span><text:span text:style-name="T1"> </text:span><text:span text:style-name="T42">ﭙ</text:span><text:span text:style-name="T1"> </text:span><text:span text:style-name="T42">ﭚ</text:span></text:p>
      <text:p text:style-name="P41"><text:span text:style-name="T1"><text:s/></text:span><text:span text:style-name="T42">ﭛ</text:span><text:span text:style-name="T1"> </text:span><text:span text:style-name="T42">ﭜ</text:span><text:span text:style-name="T1"> </text:span><text:span text:style-name="T42">ﭝ</text:span><text:span text:style-name="T1"> </text:span><text:span text:style-name="T42">ﭞ</text:span><text:span text:style-name="T1"> </text:span><text:span text:style-name="T42">ﭟ</text:span><text:span text:style-name="T1"> </text:span><text:span text:style-name="T42">ﭠ</text:span><text:span text:style-name="T1"> </text:span><text:span text:style-name="T42">ﭡ</text:span></text:p>
      <text:p text:style-name="P41"><text:span text:style-name="T1"><text:s/></text:span><text:span text:style-name="T42">ﭢ</text:span><text:span text:style-name="T1"> </text:span><text:span text:style-name="T42">ﭣ</text:span><text:span text:style-name="T1"> </text:span><text:span text:style-name="T42">ﭤ</text:span><text:span text:style-name="T1"> </text:span><text:span text:style-name="T42">ﭥ</text:span><text:span text:style-name="T1"> </text:span><text:span text:style-name="T42">ﭦ</text:span><text:span text:style-name="T1"> </text:span><text:span text:style-name="T42">ﭧ</text:span><text:span text:style-name="T1"> </text:span><text:span text:style-name="T42">ﭨ</text:span><text:span text:style-name="T1"> </text:span><text:span text:style-name="T42">ﭩ</text:span><text:span text:style-name="T1"> </text:span><text:span text:style-name="T42">ﭪ</text:span><text:span text:style-name="T1"> </text:span><text:span text:style-name="T42">ﭫﭬ</text:span></text:p>
      <text:p text:style-name="P41"><text:span text:style-name="T1"><text:s/></text:span><text:span text:style-name="T42">ﭭ</text:span><text:span text:style-name="T1"> </text:span><text:span text:style-name="T42">ﭮ</text:span><text:span text:style-name="T1"> </text:span><text:span text:style-name="T42">ﭯ</text:span><text:span text:style-name="T1"> </text:span><text:span text:style-name="T42">ﭰ</text:span><text:span text:style-name="T1"> </text:span><text:span text:style-name="T42">ﭱ</text:span><text:span text:style-name="T1"> </text:span><text:span text:style-name="T42">ﭲ</text:span><text:span text:style-name="T1"> </text:span><text:span text:style-name="T42">ﭳ</text:span><text:span text:style-name="T1"> </text:span><text:span text:style-name="T42">ﭴ</text:span><text:span text:style-name="T1"> </text:span><text:span text:style-name="T42">ﭵ</text:span><text:span text:style-name="T1"> </text:span><text:span text:style-name="T42">ﭶ</text:span></text:p>
      <text:p text:style-name="P41"><text:span text:style-name="T42">ﭷ</text:span><text:span text:style-name="T1"> </text:span><text:span text:style-name="T42">ﭸ</text:span><text:span text:style-name="T1"> </text:span><text:span text:style-name="T42">ﭹ</text:span><text:span text:style-name="T1"> </text:span><text:span text:style-name="T42">ﭺ</text:span><text:span text:style-name="T1"> </text:span><text:span text:style-name="T42">ﭻ</text:span><text:span text:style-name="T1"> </text:span><text:span text:style-name="T42">ﭼ</text:span><text:span text:style-name="T1"> </text:span><text:span text:style-name="T42">ﭽ</text:span><text:span text:style-name="T1"> </text:span><text:span text:style-name="T42">ﭾ</text:span><text:span text:style-name="T1"> </text:span><text:span text:style-name="T42">ﭿﮀ</text:span><text:span text:style-name="T1"> </text:span><text:span text:style-name="T42">ﮁ</text:span></text:p>
      <text:p text:style-name="P41"><text:span text:style-name="T1"><text:s/></text:span><text:span text:style-name="T42">ﮂ</text:span><text:span text:style-name="T1"> </text:span><text:span text:style-name="T42">ﮃ</text:span><text:span text:style-name="T1"> </text:span><text:span text:style-name="T42">ﮄ</text:span><text:span text:style-name="T1"> </text:span><text:span text:style-name="T42">ﮅ</text:span><text:span text:style-name="T1"> </text:span><text:span text:style-name="T42">ﮆ</text:span><text:span text:style-name="T1"> </text:span><text:span text:style-name="T42">ﮇ</text:span><text:span text:style-name="T1"> </text:span><text:span text:style-name="T42">ﮈ</text:span></text:p>
      <text:p text:style-name="P41"><text:span text:style-name="T42">ﮉ</text:span><text:span text:style-name="T1"> </text:span><text:span text:style-name="T42">ﮊ</text:span><text:span text:style-name="T1"> </text:span><text:span text:style-name="T42">ﮋ</text:span><text:span text:style-name="T1"> </text:span><text:span text:style-name="T42">ﮌ</text:span><text:span text:style-name="T1"> </text:span><text:span text:style-name="T42">ﮍ</text:span><text:span text:style-name="T1"> </text:span><text:span text:style-name="T42">ﮎ</text:span><text:span text:style-name="T1"> </text:span><text:span text:style-name="T42">ﮏ</text:span><text:span text:style-name="T1"> </text:span><text:span text:style-name="T42">ﮐ</text:span></text:p>
      <text:p text:style-name="P41"><text:span text:style-name="T1"><text:s/></text:span><text:span text:style-name="T42">ﮑ</text:span><text:span text:style-name="T1"> </text:span><text:span text:style-name="T42">ﮒﮓ</text:span><text:span text:style-name="T1"> </text:span><text:span text:style-name="T42">ﮔ</text:span><text:span text:style-name="T1"> </text:span><text:span text:style-name="T42">ﮕ</text:span><text:span text:style-name="T1"> </text:span><text:span text:style-name="T42">ﮖ</text:span><text:span text:style-name="T1"> </text:span><text:span text:style-name="T42">ﮗ</text:span><text:span text:style-name="T1"> </text:span><text:span text:style-name="T42">ﮘ</text:span></text:p>
      <text:p text:style-name="P41"><text:span text:style-name="T1"><text:s/></text:span><text:span text:style-name="T42">ﮙ</text:span><text:span text:style-name="T1"> </text:span><text:span text:style-name="T42">ﮚ</text:span><text:span text:style-name="T1"> </text:span><text:span text:style-name="T42">ﮛ</text:span><text:span text:style-name="T1"> </text:span><text:span text:style-name="T42">ﮜ</text:span><text:span text:style-name="T1"> </text:span><text:span text:style-name="T42">ﮝ</text:span><text:span text:style-name="T1"> </text:span><text:span text:style-name="T42">ﮞ</text:span><text:span text:style-name="T1"> </text:span><text:span text:style-name="T42">ﮟ</text:span><text:span text:style-name="T1"> </text:span><text:span text:style-name="T42">ﮠ</text:span><text:span text:style-name="T1"> </text:span><text:span text:style-name="T42">ﮡ</text:span></text:p>
      <text:p text:style-name="P41"><text:span text:style-name="T1"><text:s/></text:span><text:span text:style-name="T42">ﮢ</text:span><text:span text:style-name="T1"> </text:span><text:span text:style-name="T42">ﮣ</text:span><text:span text:style-name="T1"> </text:span><text:span text:style-name="T42">ﮤ</text:span><text:span text:style-name="T1"> </text:span><text:span text:style-name="T42">ﮥ</text:span><text:span text:style-name="T1"> </text:span><text:span text:style-name="T42">ﮦ</text:span><text:span text:style-name="T1"> </text:span><text:span text:style-name="T42">ﮧﮨ</text:span><text:span text:style-name="T1"> </text:span><text:span text:style-name="T42">ﮩ</text:span><text:span text:style-name="T1"> </text:span><text:span text:style-name="T42">ﮪ</text:span></text:p>
      <text:p text:style-name="P41"><text:span text:style-name="T1"><text:s/></text:span><text:span text:style-name="T42">ﮫ</text:span><text:span text:style-name="T1"> </text:span><text:span text:style-name="T42">ﮬ</text:span><text:span text:style-name="T1"> </text:span><text:span text:style-name="T42">ﮭ</text:span><text:span text:style-name="T1"> </text:span><text:span text:style-name="T42">ﮮ</text:span><text:span text:style-name="T1"> </text:span><text:span text:style-name="T42">ﮯ</text:span><text:span text:style-name="T1"> </text:span><text:span text:style-name="T42">ﮰ</text:span><text:span text:style-name="T1"> </text:span><text:span text:style-name="T42">ﮱ</text:span><text:span text:style-name="T1"> </text:span><text:span text:style-name="T42">ﯓ</text:span><text:span text:style-name="T1"> </text:span><text:span text:style-name="T42">ﯔ</text:span></text:p>
      <text:p text:style-name="P41"><text:span text:style-name="T1"><text:s/></text:span><text:span text:style-name="T42">ﯕ</text:span><text:span text:style-name="T1"> </text:span><text:span text:style-name="T42">ﯖ</text:span><text:span text:style-name="T1"> </text:span><text:span text:style-name="T42">ﯗ</text:span><text:span text:style-name="T1"> </text:span><text:span text:style-name="T42">ﯘ</text:span><text:span text:style-name="T1"> </text:span><text:span text:style-name="T42">ﯙ</text:span><text:span text:style-name="T1"> </text:span><text:span text:style-name="T42">ﯚ</text:span><text:span text:style-name="T1"> </text:span><text:span text:style-name="T42">ﯛ</text:span><text:span text:style-name="T1"> </text:span><text:span text:style-name="T42">ﯜ</text:span><text:span text:style-name="T1"> </text:span><text:span text:style-name="T42">ﯝ</text:span><text:span text:style-name="T1"> </text:span><text:span text:style-name="T42">ﯞ</text:span></text:p>
      <text:p text:style-name="P41"><text:span text:style-name="T1"><text:s/></text:span><text:span text:style-name="T42">ﯟ</text:span><text:span text:style-name="T1"> </text:span><text:span text:style-name="T42">ﯠ</text:span><text:span text:style-name="T1"> </text:span><text:span text:style-name="T42">ﯡ</text:span><text:span text:style-name="T1"> </text:span><text:span text:style-name="T42">ﯢ</text:span><text:span text:style-name="T1"> </text:span><text:span text:style-name="T42">ﯣ</text:span><text:span text:style-name="T1"> </text:span><text:span text:style-name="T42">ﯤ</text:span><text:span text:style-name="T1"> </text:span><text:span text:style-name="T42">ﯥ</text:span><text:span text:style-name="T1"> </text:span><text:span text:style-name="T42">ﯦ</text:span><text:span text:style-name="T1"> </text:span><text:span text:style-name="T42">ﯧ</text:span></text:p>
      <text:p text:style-name="P41"><text:span text:style-name="T1"><text:s/></text:span><text:span text:style-name="T42">ﯨ</text:span><text:span text:style-name="T1"> </text:span><text:span text:style-name="T42">ﯩ</text:span><text:span text:style-name="T1"> </text:span><text:span text:style-name="T42">ﯪ</text:span><text:span text:style-name="T1"> </text:span><text:span text:style-name="T42">ﯫ</text:span><text:span text:style-name="T1"> </text:span><text:span text:style-name="T42">ﯬ</text:span><text:span text:style-name="T1"> </text:span><text:span text:style-name="T42">ﯭﯮ</text:span><text:span text:style-name="T1"> </text:span><text:span text:style-name="T42">ﯯ</text:span><text:span text:style-name="T1"> </text:span><text:span text:style-name="T42">ﯰ</text:span><text:span text:style-name="T1"> </text:span><text:span text:style-name="T42">ﯱ</text:span><text:span text:style-name="T1"> </text:span><text:span text:style-name="T42">ﯲ</text:span><text:span text:style-name="T1"> </text:span><text:span text:style-name="T42">ﯳ</text:span></text:p>
      <text:p text:style-name="P42"><text:span text:style-name="T43">ﮌ</text:span><text:span text:style-name="T25">ﯭ</text:span></text:p>
      <text:p text:style-name="P58"><text:span text:style-name="T45">ﭤ</text:span><text:span text:style-name="T25">ﭥﭦ</text:span></text:p>
      <text:p text:style-name="P43"><text:span text:style-name="T44">ﭑ</text:span><text:span text:style-name="T1"> </text:span><text:span text:style-name="T44">ﭒ</text:span><text:span text:style-name="T1"> </text:span><text:span text:style-name="T44">ﭓ</text:span><text:span text:style-name="T1"> </text:span><text:span text:style-name="T44">ﭔ</text:span><text:span text:style-name="T1"> </text:span><text:span text:style-name="T44">ﭕ</text:span><text:span text:style-name="T1"> </text:span><text:span text:style-name="T44">ﭖ</text:span><text:span text:style-name="T1"> </text:span><text:span text:style-name="T44">ﭗ</text:span><text:span text:style-name="T1"> </text:span><text:span text:style-name="T44">ﭘﭙ</text:span><text:span text:style-name="T1"> </text:span><text:span text:style-name="T44">ﭚ</text:span><text:span text:style-name="T1"> </text:span><text:span text:style-name="T44">ﭛ</text:span><text:span text:style-name="T1"> </text:span><text:span text:style-name="T44">ﭜ</text:span><text:span text:style-name="T1"> </text:span><text:span text:style-name="T44">ﭝﭞ</text:span></text:p>
      <text:p text:style-name="P43"><text:span text:style-name="T1"><text:s/></text:span><text:span text:style-name="T44">ﭟ</text:span><text:span text:style-name="T1"> </text:span><text:span text:style-name="T44">ﭠ</text:span><text:span text:style-name="T1"> </text:span><text:span text:style-name="T44">ﭡ</text:span><text:span text:style-name="T1"> </text:span><text:span text:style-name="T44">ﭢ</text:span><text:span text:style-name="T1"> </text:span><text:span text:style-name="T44">ﭣ</text:span><text:span text:style-name="T1"> </text:span><text:span text:style-name="T44">ﭤ</text:span><text:span text:style-name="T1"> </text:span><text:span text:style-name="T44">ﭥ</text:span><text:span text:style-name="T1"> </text:span><text:span text:style-name="T44">ﭦ</text:span><text:span text:style-name="T1"> </text:span><text:span text:style-name="T44">ﭧ</text:span><text:span text:style-name="T1"> </text:span><text:span text:style-name="T44">ﭨ</text:span><text:span text:style-name="T1"> </text:span><text:span text:style-name="T44">ﭩ</text:span><text:span text:style-name="T1"> </text:span><text:span text:style-name="T44">ﭪ</text:span></text:p>
      <text:p text:style-name="P43"><text:span text:style-name="T1"><text:s/></text:span><text:span text:style-name="T44">ﭫﭬ</text:span><text:span text:style-name="T1"> </text:span><text:span text:style-name="T44">ﭭ</text:span><text:span text:style-name="T1"> </text:span><text:span text:style-name="T44">ﭮ</text:span><text:span text:style-name="T1"> </text:span><text:span text:style-name="T44">ﭯ</text:span><text:span text:style-name="T1"> </text:span><text:span text:style-name="T44">ﭰ</text:span><text:span text:style-name="T1"> </text:span><text:span text:style-name="T44">ﭱ</text:span><text:span text:style-name="T1"> </text:span><text:span text:style-name="T44">ﭲ</text:span><text:span text:style-name="T1"> </text:span><text:span text:style-name="T44">ﭳ</text:span><text:span text:style-name="T1"> </text:span><text:span text:style-name="T44">ﭴ</text:span></text:p>
      <text:p text:style-name="P43"><text:span text:style-name="T1"><text:s/></text:span><text:span text:style-name="T44">ﭵ</text:span><text:span text:style-name="T1"> </text:span><text:span text:style-name="T44">ﭶ</text:span><text:span text:style-name="T1"> </text:span><text:span text:style-name="T44">ﭷ</text:span><text:span text:style-name="T1"> </text:span><text:span text:style-name="T44">ﭸﭹ</text:span><text:span text:style-name="T1"> </text:span><text:span text:style-name="T44">ﭺ</text:span><text:span text:style-name="T1"> </text:span><text:span text:style-name="T44">ﭻ</text:span><text:span text:style-name="T1"> </text:span><text:span text:style-name="T44">ﭼ</text:span><text:span text:style-name="T1"> </text:span><text:span text:style-name="T44">ﭽ</text:span></text:p>
      <text:p text:style-name="P43"><text:span text:style-name="T44">ﭾ</text:span><text:span text:style-name="T1"> </text:span><text:span text:style-name="T44">ﭿ</text:span><text:span text:style-name="T1"> </text:span><text:span text:style-name="T44">ﮀ</text:span><text:span text:style-name="T1"> </text:span><text:span text:style-name="T44">ﮁ</text:span><text:span text:style-name="T1"> </text:span><text:span text:style-name="T44">ﮂ</text:span><text:span text:style-name="T1"> </text:span><text:span text:style-name="T44">ﮃ</text:span><text:span text:style-name="T1"> </text:span><text:span text:style-name="T44">ﮄ</text:span><text:span text:style-name="T1"> </text:span><text:span text:style-name="T44">ﮅ</text:span><text:span text:style-name="T1"> </text:span><text:span text:style-name="T44">ﮆﮇ</text:span><text:span text:style-name="T1"> </text:span><text:span text:style-name="T44">ﮈ</text:span></text:p>
      <text:p text:style-name="P43"><text:span text:style-name="T1"><text:s/></text:span><text:span text:style-name="T44">ﮉ</text:span><text:span text:style-name="T1"> </text:span><text:span text:style-name="T44">ﮊ</text:span><text:span text:style-name="T1"> </text:span><text:span text:style-name="T44">ﮋ</text:span><text:span text:style-name="T1"> </text:span><text:span text:style-name="T44">ﮌ</text:span><text:span text:style-name="T1"> </text:span><text:span text:style-name="T44">ﮍ</text:span><text:span text:style-name="T1"> </text:span><text:span text:style-name="T44">ﮎ</text:span><text:span text:style-name="T1"> </text:span><text:span text:style-name="T44">ﮏ</text:span><text:span text:style-name="T1"> </text:span><text:span text:style-name="T44">ﮐ</text:span><text:span text:style-name="T1"> </text:span><text:span text:style-name="T44">ﮑ</text:span><text:span text:style-name="T1"> </text:span><text:span text:style-name="T44">ﮒ</text:span><text:span text:style-name="T1"> </text:span><text:span text:style-name="T44">ﮓ</text:span></text:p>
      <text:p text:style-name="P43"><text:span text:style-name="T1"><text:s/></text:span><text:span text:style-name="T44">ﮔ</text:span><text:span text:style-name="T1"> </text:span><text:span text:style-name="T44">ﮕ</text:span><text:span text:style-name="T1"> </text:span><text:span text:style-name="T44">ﮖ</text:span><text:span text:style-name="T1"> </text:span><text:span text:style-name="T44">ﮗ</text:span><text:span text:style-name="T1"> </text:span><text:span text:style-name="T44">ﮘ</text:span><text:span text:style-name="T1"> </text:span><text:span text:style-name="T44">ﮙ</text:span><text:span text:style-name="T1"> </text:span><text:span text:style-name="T44">ﮚ</text:span><text:span text:style-name="T1"> </text:span><text:span text:style-name="T44">ﮛ</text:span><text:span text:style-name="T1"> </text:span><text:span text:style-name="T44">ﮜ</text:span><text:span text:style-name="T1"> </text:span><text:span text:style-name="T44">ﮝ</text:span><text:span text:style-name="T1"> </text:span><text:span text:style-name="T44">ﮞ</text:span></text:p>
      <text:p text:style-name="P43"><text:span text:style-name="T1"><text:s/></text:span><text:span text:style-name="T44">ﮟ</text:span><text:span text:style-name="T1"> </text:span><text:span text:style-name="T44">ﮠ</text:span><text:span text:style-name="T1"> </text:span><text:span text:style-name="T44">ﮡ</text:span><text:span text:style-name="T1"> </text:span><text:span text:style-name="T44">ﮢ</text:span><text:span text:style-name="T1"> </text:span><text:span text:style-name="T44">ﮣ</text:span><text:span text:style-name="T1"> </text:span><text:span text:style-name="T44">ﮤ</text:span><text:span text:style-name="T1"> </text:span><text:span text:style-name="T44">ﮥﮦ</text:span><text:span text:style-name="T1"> </text:span><text:span text:style-name="T44">ﮧ</text:span></text:p>
      <text:p text:style-name="P43"><text:span text:style-name="T1"><text:s/></text:span><text:span text:style-name="T44">ﮨﮩ</text:span><text:span text:style-name="T1"> </text:span><text:span text:style-name="T44">ﮪ</text:span><text:span text:style-name="T1"> </text:span><text:span text:style-name="T44">ﮫ</text:span><text:span text:style-name="T1"> </text:span><text:span text:style-name="T44">ﮬ</text:span><text:span text:style-name="T1"> </text:span><text:span text:style-name="T44">ﮭ</text:span><text:span text:style-name="T1"> </text:span><text:span text:style-name="T44">ﮮ</text:span><text:span text:style-name="T1"> </text:span><text:span text:style-name="T44">ﮯ</text:span><text:span text:style-name="T1"> </text:span><text:span text:style-name="T44">ﮰ</text:span><text:span text:style-name="T1"> </text:span><text:span text:style-name="T44">ﮱ</text:span><text:span text:style-name="T1"> </text:span><text:span text:style-name="T44">ﯓ</text:span><text:span text:style-name="T1"> </text:span><text:span text:style-name="T44">ﯔﯕ</text:span><text:span text:style-name="T1"> </text:span><text:span text:style-name="T44">ﯖ</text:span><text:span text:style-name="T1"> </text:span><text:span text:style-name="T44">ﯗ</text:span></text:p>
      <text:p text:style-name="P43"><text:span text:style-name="T1"><text:s/></text:span><text:span text:style-name="T44">ﯘ</text:span><text:span text:style-name="T1"> </text:span><text:span text:style-name="T44">ﯙ</text:span><text:span text:style-name="T1"> </text:span><text:span text:style-name="T44">ﯚ</text:span><text:span text:style-name="T1"> </text:span><text:span text:style-name="T44">ﯛ</text:span><text:span text:style-name="T1"> </text:span><text:span text:style-name="T44">ﯜ</text:span><text:span text:style-name="T1"> </text:span><text:span text:style-name="T44">ﯝﯞ</text:span><text:span text:style-name="T1"> </text:span><text:span text:style-name="T44">ﯟ</text:span><text:span text:style-name="T1"> </text:span><text:span text:style-name="T44">ﯠ</text:span><text:span text:style-name="T1"> </text:span><text:span text:style-name="T44">ﯡ</text:span><text:span text:style-name="T1"> </text:span><text:span text:style-name="T44">ﯢ</text:span><text:span text:style-name="T1"> </text:span><text:span text:style-name="T44">ﯣ</text:span></text:p>
      <text:p text:style-name="P43"><text:span text:style-name="T1"><text:s/></text:span><text:span text:style-name="T44">ﯤ</text:span><text:span text:style-name="T1"> </text:span><text:span text:style-name="T44">ﯥ</text:span><text:span text:style-name="T1"> </text:span><text:span text:style-name="T44">ﯦ</text:span><text:span text:style-name="T1"> </text:span><text:span text:style-name="T44">ﯧ</text:span><text:span text:style-name="T1"> </text:span><text:span text:style-name="T44">ﯨ</text:span><text:span text:style-name="T1"> </text:span><text:span text:style-name="T44">ﯩﯪ</text:span><text:span text:style-name="T1"> </text:span><text:span text:style-name="T44">ﯫ</text:span><text:span text:style-name="T1"> </text:span><text:span text:style-name="T44">ﯬ</text:span><text:span text:style-name="T1"> </text:span><text:span text:style-name="T44">ﯭ</text:span><text:span text:style-name="T1"> </text:span><text:span text:style-name="T44">ﯮ</text:span></text:p>
      <text:p text:style-name="P43"><text:span text:style-name="T1"><text:s/></text:span><text:span text:style-name="T44">ﯯ</text:span><text:span text:style-name="T1"> </text:span><text:span text:style-name="T44">ﯰ</text:span><text:span text:style-name="T1"> </text:span><text:span text:style-name="T44">ﯱ</text:span><text:span text:style-name="T1"> </text:span><text:span text:style-name="T44">ﯲ</text:span><text:span text:style-name="T1"> </text:span><text:span text:style-name="T44">ﯳﯴ</text:span><text:span text:style-name="T1"> </text:span><text:span text:style-name="T44">ﯵ</text:span><text:span text:style-name="T1"> </text:span><text:span text:style-name="T44">ﯶ</text:span><text:span text:style-name="T1"> </text:span><text:span text:style-name="T44">ﯷﯸ</text:span><text:span text:style-name="T1"> </text:span><text:span text:style-name="T44">ﯹ</text:span><text:span text:style-name="T1"> </text:span><text:span text:style-name="T44">ﯺ</text:span><text:span text:style-name="T1"> </text:span><text:span text:style-name="T44">ﯻ</text:span></text:p>
      <text:p text:style-name="P43"><text:span text:style-name="T1"><text:s/></text:span><text:span text:style-name="T44">ﯼ</text:span><text:span text:style-name="T1"> </text:span><text:span text:style-name="T44">ﯽ</text:span><text:span text:style-name="T1"> </text:span><text:span text:style-name="T44">ﯾ</text:span><text:span text:style-name="T1"> </text:span><text:span text:style-name="T44">ﯿ</text:span><text:span text:style-name="T1"> </text:span><text:span text:style-name="T44">ﰀ</text:span><text:span text:style-name="T1"> </text:span><text:span text:style-name="T44">ﰁ</text:span><text:span text:style-name="T1"> </text:span><text:span text:style-name="T44">ﰂ</text:span><text:span text:style-name="T1"> </text:span><text:span text:style-name="T44">ﰃ</text:span><text:span text:style-name="T1"> </text:span><text:span text:style-name="T44">ﰄ</text:span></text:p>
      <text:p text:style-name="P43"><text:span text:style-name="T1"><text:s/></text:span><text:span text:style-name="T44">ﰅ</text:span><text:span text:style-name="T1"> </text:span><text:span text:style-name="T44">ﰆ</text:span><text:span text:style-name="T1"> </text:span><text:span text:style-name="T44">ﰇ</text:span><text:span text:style-name="T1"> </text:span><text:span text:style-name="T44">ﰈ</text:span><text:span text:style-name="T1"> </text:span><text:span text:style-name="T44">ﰉﰊ</text:span><text:span text:style-name="T1"> </text:span><text:span text:style-name="T44">ﰋ</text:span><text:span text:style-name="T1"> </text:span><text:span text:style-name="T44">ﰌ</text:span><text:span text:style-name="T1"> </text:span><text:span text:style-name="T44">ﰍ</text:span><text:span text:style-name="T1"> </text:span><text:span text:style-name="T44">ﰎ</text:span></text:p>
      <text:p text:style-name="P57"><text:span text:style-name="T46">ﭑ</text:span><text:span text:style-name="T1"> </text:span><text:span text:style-name="T46">ﭒ</text:span><text:span text:style-name="T1"> </text:span><text:span text:style-name="T46">ﭓ</text:span><text:span text:style-name="T1"> </text:span><text:span text:style-name="T46">ﭔ</text:span><text:span text:style-name="T1"> </text:span><text:span text:style-name="T46">ﭕ</text:span><text:span text:style-name="T1"> </text:span><text:span text:style-name="T46">ﭖ</text:span><text:span text:style-name="T1"> </text:span><text:span text:style-name="T46">ﭗ</text:span></text:p>
      <text:p text:style-name="P44"><text:span text:style-name="T1"><text:s/></text:span><text:span text:style-name="T46">ﭘ</text:span><text:span text:style-name="T1"> </text:span><text:span text:style-name="T46">ﭙﭚ</text:span><text:span text:style-name="T1"> </text:span><text:span text:style-name="T46">ﭛ</text:span><text:span text:style-name="T1"> </text:span><text:span text:style-name="T46">ﭜ</text:span><text:span text:style-name="T1"> </text:span><text:span text:style-name="T46">ﭝ</text:span><text:span text:style-name="T1"> </text:span><text:span text:style-name="T46">ﭞ</text:span><text:span text:style-name="T1"> </text:span><text:span text:style-name="T46">ﭟ</text:span><text:span text:style-name="T1"> </text:span><text:span text:style-name="T46">ﭠ</text:span><text:span text:style-name="T1"> </text:span><text:span text:style-name="T46">ﭡ</text:span></text:p>
      <text:p text:style-name="P44"><text:span text:style-name="T1"><text:s/></text:span><text:span text:style-name="T46">ﭢ</text:span><text:span text:style-name="T1"> </text:span><text:span text:style-name="T46">ﭣ</text:span><text:span text:style-name="T1"> </text:span><text:span text:style-name="T46">ﭤﭥ</text:span><text:span text:style-name="T1"> </text:span><text:span text:style-name="T46">ﭦ</text:span><text:span text:style-name="T1"> </text:span><text:span text:style-name="T46">ﭧ</text:span><text:span text:style-name="T1"> </text:span><text:span text:style-name="T46">ﭨ</text:span><text:span text:style-name="T1"> </text:span><text:span text:style-name="T46">ﭩ</text:span><text:span text:style-name="T1"> </text:span><text:span text:style-name="T46">ﭪﭫ</text:span><text:span text:style-name="T1"> </text:span><text:span text:style-name="T46">ﭬ</text:span><text:span text:style-name="T1"> </text:span><text:span text:style-name="T46">ﭭ</text:span></text:p>
      <text:p text:style-name="P44"><text:span text:style-name="T1"><text:s/></text:span><text:span text:style-name="T46">ﭮ</text:span><text:span text:style-name="T1"> </text:span><text:span text:style-name="T46">ﭯ</text:span><text:span text:style-name="T1"> </text:span><text:span text:style-name="T46">ﭰ</text:span><text:span text:style-name="T1"> </text:span><text:span text:style-name="T46">ﭱ</text:span><text:span text:style-name="T1"> </text:span><text:span text:style-name="T46">ﭲ</text:span><text:span text:style-name="T1"> </text:span><text:span text:style-name="T46">ﭳ</text:span><text:span text:style-name="T1"> </text:span><text:span text:style-name="T46">ﭴﭵ</text:span><text:span text:style-name="T1"> </text:span><text:span text:style-name="T46">ﭶ</text:span></text:p>
      <text:p text:style-name="P44"><text:span text:style-name="T1"><text:s/></text:span><text:span text:style-name="T46">ﭷ</text:span><text:span text:style-name="T1"> </text:span><text:span text:style-name="T46">ﭸ</text:span><text:span text:style-name="T1"> </text:span><text:span text:style-name="T46">ﭹ</text:span><text:span text:style-name="T1"> </text:span><text:span text:style-name="T46">ﭺ</text:span><text:span text:style-name="T1"> </text:span><text:span text:style-name="T46">ﭻ</text:span><text:span text:style-name="T1"> </text:span><text:span text:style-name="T46">ﭼ</text:span><text:span text:style-name="T1"> </text:span><text:span text:style-name="T46">ﭽ</text:span><text:span text:style-name="T1"> </text:span><text:span text:style-name="T46">ﭾ</text:span><text:span text:style-name="T1"> </text:span><text:span text:style-name="T46">ﭿ</text:span><text:span text:style-name="T1"> </text:span><text:span text:style-name="T46">ﮀ</text:span></text:p>
      <text:p text:style-name="P44"><text:span text:style-name="T46">ﮁ</text:span><text:span text:style-name="T1"> </text:span><text:span text:style-name="T46">ﮂﮃ</text:span><text:span text:style-name="T1"> </text:span><text:span text:style-name="T46">ﮄ</text:span><text:span text:style-name="T1"> </text:span><text:span text:style-name="T46">ﮅ</text:span><text:span text:style-name="T1"> </text:span><text:span text:style-name="T46">ﮆ</text:span><text:span text:style-name="T1"> </text:span><text:span text:style-name="T46">ﮇ</text:span><text:span text:style-name="T1"> </text:span><text:span text:style-name="T46">ﮈ</text:span><text:span text:style-name="T1"> </text:span><text:span text:style-name="T46">ﮉ</text:span></text:p>
      <text:p text:style-name="P44"><text:span text:style-name="T1"><text:s/></text:span><text:span text:style-name="T46">ﮊ</text:span><text:span text:style-name="T1"> </text:span><text:span text:style-name="T46">ﮋ</text:span><text:span text:style-name="T1"> </text:span><text:span text:style-name="T46">ﮌ</text:span><text:span text:style-name="T1"> </text:span><text:span text:style-name="T46">ﮍ</text:span><text:span text:style-name="T1"> </text:span><text:span text:style-name="T46">ﮎ</text:span><text:span text:style-name="T1"> </text:span><text:span text:style-name="T46">ﮏ</text:span><text:span text:style-name="T1"> </text:span><text:span text:style-name="T46">ﮐ</text:span></text:p>
      <text:p text:style-name="P44"><text:span text:style-name="T1"><text:s/></text:span><text:span text:style-name="T46">ﮑ</text:span><text:span text:style-name="T1"> </text:span><text:span text:style-name="T46">ﮒﮓ</text:span><text:span text:style-name="T1"> </text:span><text:span text:style-name="T46">ﮔ</text:span><text:span text:style-name="T1"> </text:span><text:span text:style-name="T46">ﮕ</text:span><text:span text:style-name="T1"> </text:span><text:span text:style-name="T46">ﮖ</text:span><text:span text:style-name="T1"> </text:span><text:span text:style-name="T46">ﮗ</text:span></text:p>
      <text:p text:style-name="P44"><text:span text:style-name="T46">ﮘ</text:span><text:span text:style-name="T1"> </text:span><text:span text:style-name="T46">ﮙ</text:span><text:span text:style-name="T1"> </text:span><text:span text:style-name="T46">ﮚ</text:span><text:span text:style-name="T1"> </text:span><text:span text:style-name="T46">ﮛ</text:span><text:span text:style-name="T1"> </text:span><text:span text:style-name="T46">ﮜ</text:span><text:span text:style-name="T1"> </text:span><text:span text:style-name="T46">ﮝ</text:span><text:span text:style-name="T1"> </text:span><text:span text:style-name="T46">ﮞ</text:span><text:span text:style-name="T1"> </text:span><text:span text:style-name="T46">ﮟ</text:span></text:p>
      <text:p text:style-name="P44"><text:span text:style-name="T1"><text:s/></text:span><text:span text:style-name="T46">ﮠﮡ</text:span><text:span text:style-name="T1"> </text:span><text:span text:style-name="T46">ﮢ</text:span><text:span text:style-name="T1"> </text:span><text:span text:style-name="T46">ﮣ</text:span><text:span text:style-name="T1"> </text:span><text:span text:style-name="T46">ﮤ</text:span><text:span text:style-name="T1"> </text:span><text:span text:style-name="T46">ﮥ</text:span><text:span text:style-name="T1"> </text:span><text:span text:style-name="T46">ﮦ</text:span><text:span text:style-name="T1"> </text:span><text:span text:style-name="T46">ﮧ</text:span><text:span text:style-name="T1"> </text:span><text:span text:style-name="T46">ﮨ</text:span><text:span text:style-name="T1"> </text:span><text:span text:style-name="T46">ﮩ</text:span><text:span text:style-name="T1"> </text:span><text:span text:style-name="T46">ﮪ</text:span></text:p>
      <text:p text:style-name="P44"><text:span text:style-name="T1"><text:s/></text:span><text:span text:style-name="T46">ﮫ</text:span><text:span text:style-name="T1"> </text:span><text:span text:style-name="T46">ﮬ</text:span><text:span text:style-name="T1"> </text:span><text:span text:style-name="T46">ﮭ</text:span><text:span text:style-name="T1"> </text:span><text:span text:style-name="T46">ﮮ</text:span><text:span text:style-name="T1"> </text:span><text:span text:style-name="T46">ﮯﮰ</text:span><text:span text:style-name="T1"> </text:span><text:span text:style-name="T46">ﮱ</text:span><text:span text:style-name="T1"> </text:span><text:span text:style-name="T46">ﯓ</text:span></text:p>
      <text:p text:style-name="P44"><text:span text:style-name="T1"><text:s/></text:span><text:span text:style-name="T46">ﯔ</text:span><text:span text:style-name="T1"> </text:span><text:span text:style-name="T46">ﯕ</text:span><text:span text:style-name="T1"> </text:span><text:span text:style-name="T46">ﯖ</text:span><text:span text:style-name="T1"> </text:span><text:span text:style-name="T46">ﯗ</text:span><text:span text:style-name="T1"> </text:span><text:span text:style-name="T46">ﯘ</text:span><text:span text:style-name="T1"> </text:span><text:span text:style-name="T46">ﯙ</text:span><text:span text:style-name="T1"> </text:span><text:span text:style-name="T46">ﯚ</text:span><text:span text:style-name="T1"> </text:span><text:span text:style-name="T46">ﯛ</text:span></text:p>
      <text:p text:style-name="P44"><text:span text:style-name="T1"><text:s/></text:span><text:span text:style-name="T46">ﯜ</text:span><text:span text:style-name="T1"> </text:span><text:span text:style-name="T46">ﯝ</text:span><text:span text:style-name="T1"> </text:span><text:span text:style-name="T46">ﯞ</text:span><text:span text:style-name="T1"> </text:span><text:span text:style-name="T46">ﯟ</text:span><text:span text:style-name="T1"> </text:span><text:span text:style-name="T46">ﯠ</text:span><text:span text:style-name="T1"> </text:span><text:span text:style-name="T46">ﯡ</text:span><text:span text:style-name="T1"> </text:span><text:span text:style-name="T46">ﯢﯣ</text:span><text:span text:style-name="T1"> </text:span><text:span text:style-name="T46">ﯤ</text:span><text:span text:style-name="T1"> </text:span><text:span text:style-name="T46">ﯥ</text:span></text:p>
      <text:p text:style-name="P44"><text:span text:style-name="T1"><text:s/></text:span><text:span text:style-name="T46">ﯦ</text:span><text:span text:style-name="T1"> </text:span><text:span text:style-name="T46">ﯧ</text:span><text:span text:style-name="T1"> </text:span><text:span text:style-name="T46">ﯨ</text:span><text:span text:style-name="T1"> </text:span><text:span text:style-name="T46">ﯩ</text:span><text:span text:style-name="T1"> </text:span><text:span text:style-name="T46">ﯪ</text:span><text:span text:style-name="T1"> </text:span><text:span text:style-name="T46">ﯫ</text:span><text:span text:style-name="T1"> </text:span><text:span text:style-name="T46">ﯬ</text:span><text:span text:style-name="T1"> </text:span><text:span text:style-name="T46">ﯭ</text:span></text:p>
      <text:p text:style-name="P45"><text:span text:style-name="T47">ﮌ</text:span><text:span text:style-name="T25">ﯮ</text:span></text:p>
      <text:p text:style-name="P60"><text:span text:style-name="T49">ﭤ</text:span><text:span text:style-name="T25">ﭥﭦ</text:span></text:p>
      <text:p text:style-name="P46"><text:span text:style-name="T48">ﭑ</text:span><text:span text:style-name="T1"> </text:span><text:span text:style-name="T48">ﭒ</text:span><text:span text:style-name="T1"> </text:span><text:span text:style-name="T48">ﭓ</text:span><text:span text:style-name="T1"> </text:span><text:span text:style-name="T48">ﭔ</text:span><text:span text:style-name="T1"> </text:span><text:span text:style-name="T48">ﭕ</text:span><text:span text:style-name="T1"> </text:span><text:span text:style-name="T48">ﭖ</text:span><text:span text:style-name="T1"> </text:span><text:span text:style-name="T48">ﭗ</text:span><text:span text:style-name="T1"> </text:span><text:span text:style-name="T48">ﭘ</text:span><text:span text:style-name="T1"> </text:span><text:span text:style-name="T48">ﭙﭚ</text:span></text:p>
      <text:p text:style-name="P46"><text:span text:style-name="T1"><text:s/></text:span><text:span text:style-name="T48">ﭛ</text:span><text:span text:style-name="T1"> </text:span><text:span text:style-name="T48">ﭜ</text:span><text:span text:style-name="T1"> </text:span><text:span text:style-name="T48">ﭝﭞ</text:span><text:span text:style-name="T1"> </text:span><text:span text:style-name="T48">ﭟ</text:span><text:span text:style-name="T1"> </text:span><text:span text:style-name="T48">ﭠ</text:span><text:span text:style-name="T1"> </text:span><text:span text:style-name="T48">ﭡ</text:span><text:span text:style-name="T1"> </text:span><text:span text:style-name="T48">ﭢ</text:span><text:span text:style-name="T1"> </text:span><text:span text:style-name="T48">ﭣ</text:span><text:span text:style-name="T1"> </text:span><text:span text:style-name="T48">ﭤ</text:span><text:span text:style-name="T1"> </text:span><text:span text:style-name="T48">ﭥ</text:span><text:span text:style-name="T1"> </text:span><text:span text:style-name="T48">ﭦ</text:span></text:p>
      <text:p text:style-name="P46"><text:span text:style-name="T1"><text:s/></text:span><text:span text:style-name="T48">ﭧ</text:span><text:span text:style-name="T1"> </text:span><text:span text:style-name="T48">ﭨ</text:span><text:span text:style-name="T1"> </text:span><text:span text:style-name="T48">ﭩﭪ</text:span><text:span text:style-name="T1"> </text:span><text:span text:style-name="T48">ﭫ</text:span><text:span text:style-name="T1"> </text:span><text:span text:style-name="T48">ﭬ</text:span><text:span text:style-name="T1"> </text:span><text:span text:style-name="T48">ﭭﭮ</text:span><text:span text:style-name="T1"> </text:span><text:span text:style-name="T48">ﭯ</text:span><text:span text:style-name="T1"> </text:span><text:span text:style-name="T48">ﭰ</text:span><text:span text:style-name="T1"> </text:span><text:span text:style-name="T48">ﭱ</text:span><text:span text:style-name="T1"> </text:span><text:span text:style-name="T48">ﭲ</text:span></text:p>
      <text:p text:style-name="P46"><text:span text:style-name="T1"><text:s/></text:span><text:span text:style-name="T48">ﭳ</text:span><text:span text:style-name="T1"> </text:span><text:span text:style-name="T48">ﭴ</text:span><text:span text:style-name="T1"> </text:span><text:span text:style-name="T48">ﭵﭶ</text:span><text:span text:style-name="T1"> </text:span><text:span text:style-name="T48">ﭷ</text:span><text:span text:style-name="T1"> </text:span><text:span text:style-name="T48">ﭸ</text:span><text:span text:style-name="T1"> </text:span><text:span text:style-name="T48">ﭹ</text:span><text:span text:style-name="T1"> </text:span><text:span text:style-name="T48">ﭺ</text:span><text:span text:style-name="T1"> </text:span><text:span text:style-name="T48">ﭻ</text:span><text:span text:style-name="T1"> </text:span><text:span text:style-name="T48">ﭼ</text:span><text:span text:style-name="T1"> </text:span><text:span text:style-name="T48">ﭽ</text:span><text:span text:style-name="T1"> </text:span><text:span text:style-name="T48">ﭾ</text:span><text:span text:style-name="T1"> </text:span><text:span text:style-name="T48">ﭿ</text:span></text:p>
      <text:p text:style-name="P46"><text:span text:style-name="T1"><text:s/></text:span><text:span text:style-name="T48">ﮀ</text:span><text:span text:style-name="T1"> </text:span><text:span text:style-name="T48">ﮁ</text:span><text:span text:style-name="T1"> </text:span><text:span text:style-name="T48">ﮂ</text:span><text:span text:style-name="T1"> </text:span><text:span text:style-name="T48">ﮃ</text:span><text:span text:style-name="T1"> </text:span><text:span text:style-name="T48">ﮄ</text:span><text:span text:style-name="T1"> </text:span><text:span text:style-name="T48">ﮅ</text:span><text:span text:style-name="T1"> </text:span><text:span text:style-name="T48">ﮆ</text:span><text:span text:style-name="T1"> </text:span><text:span text:style-name="T48">ﮇ</text:span></text:p>
      <text:p text:style-name="P46"><text:span text:style-name="T1"><text:s/></text:span><text:span text:style-name="T48">ﮈ</text:span><text:span text:style-name="T1"> </text:span><text:span text:style-name="T48">ﮉ</text:span><text:span text:style-name="T1"> </text:span><text:span text:style-name="T48">ﮊ</text:span><text:span text:style-name="T1"> </text:span><text:span text:style-name="T48">ﮋ</text:span><text:span text:style-name="T1"> </text:span><text:span text:style-name="T48">ﮌ</text:span><text:span text:style-name="T1"> </text:span><text:span text:style-name="T48">ﮍ</text:span><text:span text:style-name="T1"> </text:span><text:span text:style-name="T48">ﮎﮏ</text:span><text:span text:style-name="T1"> </text:span><text:span text:style-name="T48">ﮐ</text:span><text:span text:style-name="T1"> </text:span><text:span text:style-name="T48">ﮑ</text:span></text:p>
      <text:p text:style-name="P46"><text:span text:style-name="T1"><text:s/></text:span><text:span text:style-name="T48">ﮒ</text:span><text:span text:style-name="T1"> </text:span><text:span text:style-name="T48">ﮓ</text:span><text:span text:style-name="T1"> </text:span><text:span text:style-name="T48">ﮔ</text:span><text:span text:style-name="T1"> </text:span><text:span text:style-name="T48">ﮕ</text:span><text:span text:style-name="T1"> </text:span><text:span text:style-name="T48">ﮖ</text:span><text:span text:style-name="T1"> </text:span><text:span text:style-name="T48">ﮗ</text:span><text:span text:style-name="T1"> </text:span><text:span text:style-name="T48">ﮘﮙ</text:span><text:span text:style-name="T1"> </text:span><text:span text:style-name="T48">ﮚ</text:span><text:span text:style-name="T1"> </text:span><text:span text:style-name="T48">ﮛ</text:span><text:span text:style-name="T1"> </text:span><text:span text:style-name="T48">ﮜ</text:span><text:span text:style-name="T1"> </text:span><text:span text:style-name="T48">ﮝ</text:span><text:span text:style-name="T1"> </text:span><text:span text:style-name="T48">ﮞ</text:span></text:p>
      <text:p text:style-name="P46"><text:span text:style-name="T1"><text:s/></text:span><text:span text:style-name="T48">ﮟ</text:span><text:span text:style-name="T1"> </text:span><text:span text:style-name="T48">ﮠ</text:span><text:span text:style-name="T1"> </text:span><text:span text:style-name="T48">ﮡ</text:span><text:span text:style-name="T1"> </text:span><text:span text:style-name="T48">ﮢ</text:span><text:span text:style-name="T1"> </text:span><text:span text:style-name="T48">ﮣ</text:span><text:span text:style-name="T1"> </text:span><text:span text:style-name="T48">ﮤ</text:span><text:span text:style-name="T1"> </text:span><text:span text:style-name="T48">ﮥﮦ</text:span><text:span text:style-name="T1"> </text:span><text:span text:style-name="T48">ﮧ</text:span><text:span text:style-name="T1"> </text:span><text:span text:style-name="T48">ﮨ</text:span><text:span text:style-name="T1"> </text:span><text:span text:style-name="T48">ﮩ</text:span><text:span text:style-name="T1"> </text:span><text:span text:style-name="T48">ﮪ</text:span></text:p>
      <text:p text:style-name="P46"><text:span text:style-name="T1"><text:s/></text:span><text:span text:style-name="T48">ﮫ</text:span><text:span text:style-name="T1"> </text:span><text:span text:style-name="T48">ﮬﮭ</text:span><text:span text:style-name="T1"> </text:span><text:span text:style-name="T48">ﮮ</text:span><text:span text:style-name="T1"> </text:span><text:span text:style-name="T48">ﮯ</text:span><text:span text:style-name="T1"> </text:span><text:span text:style-name="T48">ﮰ</text:span><text:span text:style-name="T1"> </text:span><text:span text:style-name="T48">ﮱﯓ</text:span><text:span text:style-name="T1"> </text:span><text:span text:style-name="T48">ﯔ</text:span><text:span text:style-name="T1"> </text:span><text:span text:style-name="T48">ﯕ</text:span><text:span text:style-name="T1"> </text:span><text:span text:style-name="T48">ﯖ</text:span><text:span text:style-name="T1"> </text:span><text:span text:style-name="T48">ﯗ</text:span><text:span text:style-name="T1"> </text:span><text:span text:style-name="T48">ﯘ</text:span></text:p>
      <text:p text:style-name="P46"><text:span text:style-name="T1"><text:s/></text:span><text:span text:style-name="T48">ﯙ</text:span><text:span text:style-name="T1"> </text:span><text:span text:style-name="T48">ﯚ</text:span><text:span text:style-name="T1"> </text:span><text:span text:style-name="T48">ﯛ</text:span><text:span text:style-name="T1"> </text:span><text:span text:style-name="T48">ﯜ</text:span><text:span text:style-name="T1"> </text:span><text:span text:style-name="T48">ﯝ</text:span><text:span text:style-name="T1"> </text:span><text:span text:style-name="T48">ﯞ</text:span><text:span text:style-name="T1"> </text:span><text:span text:style-name="T48">ﯟ</text:span><text:span text:style-name="T1"> </text:span><text:span text:style-name="T48">ﯠ</text:span><text:span text:style-name="T1"> </text:span><text:span text:style-name="T48">ﯡ</text:span></text:p>
      <text:p text:style-name="P46"><text:span text:style-name="T1"><text:s/></text:span><text:span text:style-name="T48">ﯢ</text:span><text:span text:style-name="T1"> </text:span><text:span text:style-name="T48">ﯣ</text:span><text:span text:style-name="T1"> </text:span><text:span text:style-name="T48">ﯤ</text:span><text:span text:style-name="T1"> </text:span><text:span text:style-name="T48">ﯥ</text:span><text:span text:style-name="T1"> </text:span><text:span text:style-name="T48">ﯦ</text:span><text:span text:style-name="T1"> </text:span><text:span text:style-name="T48">ﯧ</text:span><text:span text:style-name="T1"> </text:span><text:span text:style-name="T48">ﯨﯩ</text:span><text:span text:style-name="T1"> </text:span><text:span text:style-name="T48">ﯪ</text:span></text:p>
      <text:p text:style-name="P46"><text:span text:style-name="T1"><text:s/></text:span><text:span text:style-name="T48">ﯫ</text:span><text:span text:style-name="T1"> </text:span><text:span text:style-name="T48">ﯬ</text:span><text:span text:style-name="T1"> </text:span><text:span text:style-name="T48">ﯭ</text:span><text:span text:style-name="T1"> </text:span><text:span text:style-name="T48">ﯮ</text:span><text:span text:style-name="T1"> </text:span><text:span text:style-name="T48">ﯯﯰ</text:span><text:span text:style-name="T1"> </text:span><text:span text:style-name="T48">ﯱ</text:span><text:span text:style-name="T1"> </text:span><text:span text:style-name="T48">ﯲ</text:span><text:span text:style-name="T1"> </text:span><text:span text:style-name="T48">ﯳ</text:span></text:p>
      <text:p text:style-name="P46"><text:span text:style-name="T1"><text:s/></text:span><text:span text:style-name="T48">ﯴ</text:span><text:span text:style-name="T1"> </text:span><text:span text:style-name="T48">ﯵ</text:span><text:span text:style-name="T1"> </text:span><text:span text:style-name="T48">ﯶ</text:span><text:span text:style-name="T1"> </text:span><text:span text:style-name="T48">ﯷ</text:span><text:span text:style-name="T1"> </text:span><text:span text:style-name="T48">ﯸ</text:span><text:span text:style-name="T1"> </text:span><text:span text:style-name="T48">ﯹ</text:span><text:span text:style-name="T1"> </text:span><text:span text:style-name="T48">ﯺ</text:span><text:span text:style-name="T1"> </text:span><text:span text:style-name="T48">ﯻ</text:span><text:span text:style-name="T1"> </text:span><text:span text:style-name="T48">ﯼ</text:span><text:span text:style-name="T1"> </text:span><text:span text:style-name="T48">ﯽ</text:span><text:span text:style-name="T1"> </text:span><text:span text:style-name="T48">ﯾﯿ</text:span></text:p>
      <text:p text:style-name="P46"><text:span text:style-name="T1"><text:s/></text:span><text:span text:style-name="T48">ﰀ</text:span><text:span text:style-name="T1"> </text:span><text:span text:style-name="T48">ﰁ</text:span><text:span text:style-name="T1"> </text:span><text:span text:style-name="T48">ﰂ</text:span><text:span text:style-name="T1"> </text:span><text:span text:style-name="T48">ﰃ</text:span><text:span text:style-name="T1"> </text:span><text:span text:style-name="T48">ﰄ</text:span><text:span text:style-name="T1"> </text:span><text:span text:style-name="T48">ﰅ</text:span><text:span text:style-name="T1"> </text:span><text:span text:style-name="T48">ﰆ</text:span><text:span text:style-name="T1"> </text:span><text:span text:style-name="T48">ﰇ</text:span><text:span text:style-name="T1"> </text:span><text:span text:style-name="T48">ﰈ</text:span><text:span text:style-name="T1"> </text:span><text:span text:style-name="T48">ﰉ</text:span></text:p>
      <text:p text:style-name="P59"><text:span text:style-name="T50">ﭑ</text:span><text:span text:style-name="T1"> </text:span><text:span text:style-name="T50">ﭒ</text:span><text:span text:style-name="T1"> </text:span><text:span text:style-name="T50">ﭓ</text:span><text:span text:style-name="T1"> </text:span><text:span text:style-name="T50">ﭔ</text:span><text:span text:style-name="T1"> </text:span><text:span text:style-name="T50">ﭕ</text:span><text:span text:style-name="T1"> </text:span><text:span text:style-name="T50">ﭖ</text:span><text:span text:style-name="T1"> </text:span><text:span text:style-name="T50">ﭗ</text:span><text:span text:style-name="T1"> </text:span><text:span text:style-name="T50">ﭘ</text:span><text:span text:style-name="T1"> </text:span><text:span text:style-name="T50">ﭙ</text:span></text:p>
      <text:p text:style-name="P47"><text:span text:style-name="T50">ﭚﭛ</text:span><text:span text:style-name="T1"> </text:span><text:span text:style-name="T50">ﭜ</text:span><text:span text:style-name="T1"> </text:span><text:span text:style-name="T50">ﭝﭞﭟﭠﭡﭢﭣﭤﭥ</text:span><text:span text:style-name="T1"> </text:span><text:span text:style-name="T50">ﭦ</text:span></text:p>
      <text:p text:style-name="P47"><text:span text:style-name="T1"><text:s/></text:span><text:span text:style-name="T50">ﭧ</text:span><text:span text:style-name="T1"> </text:span><text:span text:style-name="T50">ﭨ</text:span><text:span text:style-name="T1"> </text:span><text:span text:style-name="T50">ﭩ</text:span><text:span text:style-name="T1"> </text:span><text:span text:style-name="T50">ﭪﭫ</text:span><text:span text:style-name="T1"> </text:span><text:span text:style-name="T50">ﭬ</text:span><text:span text:style-name="T1"> </text:span><text:span text:style-name="T50">ﭭ</text:span><text:span text:style-name="T1"> </text:span><text:span text:style-name="T50">ﭮﭯ</text:span><text:span text:style-name="T1"> </text:span><text:span text:style-name="T50">ﭰ</text:span></text:p>
      <text:p text:style-name="P47"><text:span text:style-name="T1"><text:s/></text:span><text:span text:style-name="T50">ﭱ</text:span><text:span text:style-name="T1"> </text:span><text:span text:style-name="T50">ﭲ</text:span><text:span text:style-name="T1"> </text:span><text:span text:style-name="T50">ﭳ</text:span><text:span text:style-name="T1"> </text:span><text:span text:style-name="T50">ﭴ</text:span><text:span text:style-name="T1"> </text:span><text:span text:style-name="T50">ﭵ</text:span><text:span text:style-name="T1"> </text:span><text:span text:style-name="T50">ﭶ</text:span><text:span text:style-name="T1"> </text:span><text:span text:style-name="T50">ﭷ</text:span><text:span text:style-name="T1"> </text:span><text:span text:style-name="T50">ﭸ</text:span><text:span text:style-name="T1"> </text:span><text:span text:style-name="T50">ﭹ</text:span><text:span text:style-name="T1"> </text:span><text:span text:style-name="T50">ﭺﭻ</text:span><text:span text:style-name="T1"> </text:span><text:span text:style-name="T50">ﭼ</text:span></text:p>
      <text:p text:style-name="P47"><text:span text:style-name="T1"><text:s/></text:span><text:span text:style-name="T50">ﭽ</text:span><text:span text:style-name="T1"> </text:span><text:span text:style-name="T50">ﭾ</text:span><text:span text:style-name="T1"> </text:span><text:span text:style-name="T50">ﭿ</text:span><text:span text:style-name="T1"> </text:span><text:span text:style-name="T50">ﮀ</text:span><text:span text:style-name="T1"> </text:span><text:span text:style-name="T50">ﮁ</text:span><text:span text:style-name="T1"> </text:span><text:span text:style-name="T50">ﮂ</text:span><text:span text:style-name="T1"> </text:span><text:span text:style-name="T50">ﮃﮄ</text:span><text:span text:style-name="T1"> </text:span><text:span text:style-name="T50">ﮅ</text:span><text:span text:style-name="T1"> </text:span><text:span text:style-name="T50">ﮆ</text:span><text:span text:style-name="T1"> </text:span><text:span text:style-name="T50">ﮇ</text:span><text:span text:style-name="T1"> </text:span><text:span text:style-name="T50">ﮈ</text:span><text:span text:style-name="T1"> </text:span><text:span text:style-name="T50">ﮉ</text:span></text:p>
      <text:p text:style-name="P47"><text:span text:style-name="T1"><text:s/></text:span><text:span text:style-name="T50">ﮊ</text:span><text:span text:style-name="T1"> </text:span><text:span text:style-name="T50">ﮋﮌ</text:span><text:span text:style-name="T1"> </text:span><text:span text:style-name="T50">ﮍ</text:span><text:span text:style-name="T1"> </text:span><text:span text:style-name="T50">ﮎ</text:span><text:span text:style-name="T1"> </text:span><text:span text:style-name="T50">ﮏ</text:span><text:span text:style-name="T1"> </text:span><text:span text:style-name="T50">ﮐ</text:span><text:span text:style-name="T1"> </text:span><text:span text:style-name="T50">ﮑ</text:span><text:span text:style-name="T1"> </text:span><text:span text:style-name="T50">ﮒ</text:span><text:span text:style-name="T1"> </text:span><text:span text:style-name="T50">ﮓ</text:span><text:span text:style-name="T1"> </text:span><text:span text:style-name="T50">ﮔ</text:span><text:span text:style-name="T1"> </text:span><text:span text:style-name="T50">ﮕ</text:span><text:span text:style-name="T1"> </text:span><text:span text:style-name="T50">ﮖ</text:span></text:p>
      <text:p text:style-name="P47"><text:span text:style-name="T1"><text:s/></text:span><text:span text:style-name="T50">ﮗ</text:span><text:span text:style-name="T1"> </text:span><text:span text:style-name="T50">ﮘ</text:span><text:span text:style-name="T1"> </text:span><text:span text:style-name="T50">ﮙ</text:span><text:span text:style-name="T1"> </text:span><text:span text:style-name="T50">ﮚ</text:span><text:span text:style-name="T1"> </text:span><text:span text:style-name="T50">ﮛ</text:span><text:span text:style-name="T1"> </text:span><text:span text:style-name="T50">ﮜ</text:span><text:span text:style-name="T1"> </text:span><text:span text:style-name="T50">ﮝ</text:span><text:span text:style-name="T1"> </text:span><text:span text:style-name="T50">ﮞ</text:span><text:span text:style-name="T1"> </text:span><text:span text:style-name="T50">ﮟ</text:span></text:p>
      <text:p text:style-name="P47"><text:span text:style-name="T1"><text:s/></text:span><text:span text:style-name="T50">ﮠ</text:span><text:span text:style-name="T1"> </text:span><text:span text:style-name="T50">ﮡ</text:span><text:span text:style-name="T1"> </text:span><text:span text:style-name="T50">ﮢ</text:span><text:span text:style-name="T1"> </text:span><text:span text:style-name="T50">ﮣ</text:span><text:span text:style-name="T1"> </text:span><text:span text:style-name="T50">ﮤ</text:span><text:span text:style-name="T1"> </text:span><text:span text:style-name="T50">ﮥ</text:span><text:span text:style-name="T1"> </text:span><text:span text:style-name="T50">ﮦ</text:span><text:span text:style-name="T1"> </text:span><text:span text:style-name="T50">ﮧ</text:span><text:span text:style-name="T1"> </text:span><text:span text:style-name="T50">ﮨ</text:span><text:span text:style-name="T1"> </text:span><text:span text:style-name="T50">ﮩ</text:span><text:span text:style-name="T1"> </text:span><text:span text:style-name="T50">ﮪ</text:span><text:span text:style-name="T1"> </text:span><text:span text:style-name="T50">ﮫ</text:span></text:p>
      <text:p text:style-name="P47"><text:span text:style-name="T1"><text:s/></text:span><text:span text:style-name="T50">ﮬ</text:span><text:span text:style-name="T1"> </text:span><text:span text:style-name="T50">ﮭ</text:span><text:span text:style-name="T1"> </text:span><text:span text:style-name="T50">ﮮﮯ</text:span><text:span text:style-name="T1"> </text:span><text:span text:style-name="T50">ﮰ</text:span><text:span text:style-name="T1"> </text:span><text:span text:style-name="T50">ﮱ</text:span><text:span text:style-name="T1"> </text:span><text:span text:style-name="T50">ﯓ</text:span><text:span text:style-name="T1"> </text:span><text:span text:style-name="T50">ﯔ</text:span><text:span text:style-name="T1"> </text:span><text:span text:style-name="T50">ﯕ</text:span><text:span text:style-name="T1"> </text:span><text:span text:style-name="T50">ﯖﯗ</text:span><text:span text:style-name="T1"> </text:span><text:span text:style-name="T50">ﯘ</text:span><text:span text:style-name="T1"> </text:span><text:span text:style-name="T50">ﯙ</text:span></text:p>
      <text:p text:style-name="P47"><text:span text:style-name="T1"><text:s/></text:span><text:span text:style-name="T50">ﯚ</text:span><text:span text:style-name="T1"> </text:span><text:span text:style-name="T50">ﯛ</text:span><text:span text:style-name="T1"> </text:span><text:span text:style-name="T50">ﯜ</text:span><text:span text:style-name="T1"> </text:span><text:span text:style-name="T50">ﯝ</text:span><text:span text:style-name="T1"> </text:span><text:span text:style-name="T50">ﯞ</text:span><text:span text:style-name="T1"> </text:span><text:span text:style-name="T50">ﯟ</text:span><text:span text:style-name="T1"> </text:span><text:span text:style-name="T50">ﯠ</text:span><text:span text:style-name="T1"> </text:span><text:span text:style-name="T50">ﯡ</text:span><text:span text:style-name="T1"> </text:span><text:span text:style-name="T50">ﯢ</text:span><text:span text:style-name="T1"> </text:span><text:span text:style-name="T50">ﯣ</text:span><text:span text:style-name="T1"> </text:span><text:span text:style-name="T50">ﯤ</text:span></text:p>
      <text:p text:style-name="P47"><text:span text:style-name="T1"><text:s/></text:span><text:span text:style-name="T50">ﯥ</text:span><text:span text:style-name="T1"> </text:span><text:span text:style-name="T50">ﯦ</text:span><text:span text:style-name="T1"> </text:span><text:span text:style-name="T50">ﯧ</text:span><text:span text:style-name="T1"> </text:span><text:span text:style-name="T50">ﯨ</text:span><text:span text:style-name="T1"> </text:span><text:span text:style-name="T50">ﯩ</text:span><text:span text:style-name="T1"> </text:span><text:span text:style-name="T50">ﯪ</text:span><text:span text:style-name="T1"> </text:span><text:span text:style-name="T50">ﯫ</text:span><text:span text:style-name="T1"> </text:span><text:span text:style-name="T50">ﯬﯭ</text:span><text:span text:style-name="T1"> </text:span><text:span text:style-name="T50">ﯮ</text:span><text:span text:style-name="T1"> </text:span><text:span text:style-name="T50">ﯯ</text:span></text:p>
      <text:p text:style-name="P47"><text:span text:style-name="T1"><text:s/></text:span><text:span text:style-name="T50">ﯰ</text:span><text:span text:style-name="T1"> </text:span><text:span text:style-name="T50">ﯱ</text:span><text:span text:style-name="T1"> </text:span><text:span text:style-name="T50">ﯲ</text:span><text:span text:style-name="T1"> </text:span><text:span text:style-name="T50">ﯳﯴﯵﯶﯷﯸ</text:span><text:span text:style-name="T1"> </text:span><text:span text:style-name="T50">ﯹ</text:span></text:p>
      <text:p text:style-name="P47"><text:span text:style-name="T1"><text:s/></text:span><text:span text:style-name="T50">ﯺ</text:span><text:span text:style-name="T1"> </text:span><text:span text:style-name="T50">ﯻﯼ</text:span><text:span text:style-name="T1"> </text:span><text:span text:style-name="T50">ﯽ</text:span><text:span text:style-name="T1"> </text:span><text:span text:style-name="T50">ﯾ</text:span><text:span text:style-name="T1"> </text:span><text:span text:style-name="T50">ﯿ</text:span><text:span text:style-name="T1"> </text:span><text:span text:style-name="T50">ﰀ</text:span><text:span text:style-name="T1"> </text:span><text:span text:style-name="T50">ﰁ</text:span><text:span text:style-name="T1"> </text:span><text:span text:style-name="T50">ﰂ</text:span><text:span text:style-name="T1"> </text:span><text:span text:style-name="T50">ﰃ</text:span><text:span text:style-name="T1"> </text:span><text:span text:style-name="T50">ﰄ</text:span><text:span text:style-name="T1"> </text:span><text:span text:style-name="T50">ﰅ</text:span><text:span text:style-name="T1"> </text:span><text:span text:style-name="T50">ﰆ</text:span><text:span text:style-name="T1"> </text:span><text:span text:style-name="T50">ﰇ</text:span></text:p>
      <text:p text:style-name="P47"><text:span text:style-name="T1"><text:s/></text:span><text:span text:style-name="T50">ﰈ</text:span><text:span text:style-name="T1"> </text:span><text:span text:style-name="T50">ﰉ</text:span><text:span text:style-name="T1"> </text:span><text:span text:style-name="T50">ﰊ</text:span><text:span text:style-name="T1"> </text:span><text:span text:style-name="T50">ﰋ</text:span><text:span text:style-name="T1"> </text:span><text:span text:style-name="T50">ﰌ</text:span><text:span text:style-name="T1"> </text:span><text:span text:style-name="T50">ﰍ</text:span><text:span text:style-name="T1"> </text:span><text:span text:style-name="T50">ﰎ</text:span><text:span text:style-name="T1"> </text:span><text:span text:style-name="T50">ﰏ</text:span><text:span text:style-name="T1"> </text:span><text:span text:style-name="T50">ﰐ</text:span><text:span text:style-name="T1"> </text:span><text:span text:style-name="T50">ﰑ</text:span></text:p>
      <text:p text:style-name="P47"><text:span text:style-name="T1"><text:s/></text:span><text:span text:style-name="T50">ﰒ</text:span><text:span text:style-name="T1"> </text:span><text:span text:style-name="T50">ﰓ</text:span><text:span text:style-name="T1"> </text:span><text:span text:style-name="T50">ﰔ</text:span><text:span text:style-name="T1"> </text:span><text:span text:style-name="T50">ﰕ</text:span><text:span text:style-name="T1"> </text:span><text:span text:style-name="T50">ﰖ</text:span><text:span text:style-name="T1"> </text:span><text:span text:style-name="T50">ﰗ</text:span><text:span text:style-name="T1"> </text:span><text:span text:style-name="T50">ﰘ</text:span><text:span text:style-name="T1"> </text:span><text:span text:style-name="T50">ﰙ</text:span><text:span text:style-name="T1"> </text:span><text:span text:style-name="T50">ﰚ</text:span><text:span text:style-name="T1"> </text:span><text:span text:style-name="T50">ﰛ</text:span><text:span text:style-name="T1"> </text:span><text:span text:style-name="T50">ﰜ</text:span></text:p>
      <text:p text:style-name="P62"><text:span text:style-name="T54">ﮌ</text:span><text:span text:style-name="T25">ﯯ</text:span></text:p>
      <text:p text:style-name="P49"><text:span text:style-name="T25">ﭤﭥﭦ</text:span></text:p>
      <text:p text:style-name="P48"><text:span text:style-name="T52">ﭑ</text:span><text:span text:style-name="T1"> </text:span><text:span text:style-name="T52">ﭒ</text:span><text:span text:style-name="T1"> </text:span><text:span text:style-name="T52">ﭓ</text:span><text:span text:style-name="T1"> </text:span><text:span text:style-name="T52">ﭔ</text:span><text:span text:style-name="T1"> </text:span><text:span text:style-name="T52">ﭕ</text:span><text:span text:style-name="T1"> </text:span><text:span text:style-name="T52">ﭖ</text:span><text:span text:style-name="T1"> </text:span><text:span text:style-name="T52">ﭗ</text:span><text:span text:style-name="T1"> </text:span><text:span text:style-name="T52">ﭘﭙ</text:span><text:span text:style-name="T1"> </text:span><text:span text:style-name="T52">ﭚ</text:span><text:span text:style-name="T1"> </text:span><text:span text:style-name="T52">ﭛ</text:span><text:span text:style-name="T1"> </text:span><text:span text:style-name="T52">ﭜﭝ</text:span><text:span text:style-name="T1"> </text:span><text:span text:style-name="T52">ﭞ</text:span></text:p>
      <text:p text:style-name="P48"><text:span text:style-name="T1"><text:s/></text:span><text:span text:style-name="T52">ﭟ</text:span><text:span text:style-name="T1"> </text:span><text:span text:style-name="T52">ﭠ</text:span><text:span text:style-name="T1"> </text:span><text:span text:style-name="T52">ﭡ</text:span><text:span text:style-name="T1"> </text:span><text:span text:style-name="T52">ﭢ</text:span><text:span text:style-name="T1"> </text:span><text:span text:style-name="T52">ﭣﭤﭥﭦﭧﭨ</text:span><text:span text:style-name="T1"> </text:span><text:span text:style-name="T52">ﭩﭪﭫ</text:span><text:span text:style-name="T1"> </text:span><text:span text:style-name="T52">ﭬ</text:span></text:p>
      <text:p text:style-name="P48"><text:span text:style-name="T1"><text:s/></text:span><text:span text:style-name="T52">ﭭ</text:span><text:span text:style-name="T1"> </text:span><text:span text:style-name="T52">ﭮ</text:span><text:span text:style-name="T1"> </text:span><text:span text:style-name="T52">ﭯ</text:span><text:span text:style-name="T1"> </text:span><text:span text:style-name="T52">ﭰ</text:span><text:span text:style-name="T1"> </text:span><text:span text:style-name="T52">ﭱ</text:span><text:span text:style-name="T1"> </text:span><text:span text:style-name="T52">ﭲ</text:span><text:span text:style-name="T1"> </text:span><text:span text:style-name="T52">ﭳ</text:span><text:span text:style-name="T1"> </text:span><text:span text:style-name="T52">ﭴ</text:span><text:span text:style-name="T1"> </text:span><text:span text:style-name="T52">ﭵ</text:span><text:span text:style-name="T1"> </text:span><text:span text:style-name="T52">ﭶ</text:span><text:span text:style-name="T1"> </text:span><text:span text:style-name="T52">ﭷ</text:span></text:p>
      <text:p text:style-name="P48"><text:span text:style-name="T1"><text:s/></text:span><text:span text:style-name="T52">ﭸ</text:span><text:span text:style-name="T1"> </text:span><text:span text:style-name="T52">ﭹ</text:span><text:span text:style-name="T1"> </text:span><text:span text:style-name="T52">ﭺ</text:span><text:span text:style-name="T1"> </text:span><text:span text:style-name="T52">ﭻ</text:span><text:span text:style-name="T1"> </text:span><text:span text:style-name="T52">ﭼ</text:span><text:span text:style-name="T1"> </text:span><text:span text:style-name="T52">ﭽ</text:span><text:span text:style-name="T1"> </text:span><text:span text:style-name="T52">ﭾ</text:span><text:span text:style-name="T1"> </text:span><text:span text:style-name="T52">ﭿ</text:span><text:span text:style-name="T1"> </text:span><text:span text:style-name="T52">ﮀ</text:span><text:span text:style-name="T1"> </text:span><text:span text:style-name="T52">ﮁﮂ</text:span><text:span text:style-name="T1"> </text:span><text:span text:style-name="T52">ﮃ</text:span></text:p>
      <text:p text:style-name="P48"><text:span text:style-name="T1"><text:s/></text:span><text:span text:style-name="T52">ﮄ</text:span><text:span text:style-name="T1"> </text:span><text:span text:style-name="T52">ﮅ</text:span><text:span text:style-name="T1"> </text:span><text:span text:style-name="T52">ﮆ</text:span><text:span text:style-name="T1"> </text:span><text:span text:style-name="T52">ﮇ</text:span><text:span text:style-name="T1"> </text:span><text:span text:style-name="T52">ﮈ</text:span><text:span text:style-name="T1"> </text:span><text:span text:style-name="T52">ﮉﮊ</text:span><text:span text:style-name="T1"> </text:span><text:span text:style-name="T52">ﮋ</text:span><text:span text:style-name="T1"> </text:span><text:span text:style-name="T52">ﮌ</text:span><text:span text:style-name="T1"> </text:span><text:span text:style-name="T52">ﮍ</text:span><text:span text:style-name="T1"> </text:span><text:span text:style-name="T52">ﮎ</text:span><text:span text:style-name="T1"> </text:span><text:span text:style-name="T52">ﮏ</text:span><text:span text:style-name="T1"> </text:span><text:span text:style-name="T52">ﮐ</text:span></text:p>
      <text:p text:style-name="P48"><text:span text:style-name="T1"><text:s/></text:span><text:span text:style-name="T52">ﮑ</text:span><text:span text:style-name="T1"> </text:span><text:span text:style-name="T52">ﮒ</text:span><text:span text:style-name="T1"> </text:span><text:span text:style-name="T52">ﮓ</text:span><text:span text:style-name="T1"> </text:span><text:span text:style-name="T52">ﮔ</text:span><text:span text:style-name="T1"> </text:span><text:span text:style-name="T52">ﮕ</text:span><text:span text:style-name="T1"> </text:span><text:span text:style-name="T52">ﮖﮗ</text:span><text:span text:style-name="T1"> </text:span><text:span text:style-name="T52">ﮘ</text:span><text:span text:style-name="T1"> </text:span><text:span text:style-name="T52">ﮙ</text:span><text:span text:style-name="T1"> </text:span><text:span text:style-name="T52">ﮚ</text:span><text:span text:style-name="T1"> </text:span><text:span text:style-name="T52">ﮛ</text:span><text:span text:style-name="T1"> </text:span><text:span text:style-name="T52">ﮜ</text:span></text:p>
      <text:p text:style-name="P48"><text:span text:style-name="T1"><text:s/></text:span><text:span text:style-name="T52">ﮝ</text:span><text:span text:style-name="T1"> </text:span><text:span text:style-name="T52">ﮞ</text:span><text:span text:style-name="T1"> </text:span><text:span text:style-name="T52">ﮟ</text:span><text:span text:style-name="T1"> </text:span><text:span text:style-name="T52">ﮠ</text:span><text:span text:style-name="T1"> </text:span><text:span text:style-name="T52">ﮡﮢ</text:span><text:span text:style-name="T1"> </text:span><text:span text:style-name="T52">ﮣ</text:span><text:span text:style-name="T1"> </text:span><text:span text:style-name="T52">ﮤ</text:span><text:span text:style-name="T1"> </text:span><text:span text:style-name="T52">ﮥ</text:span></text:p>
      <text:p text:style-name="P48"><text:span text:style-name="T1"><text:s/></text:span><text:span text:style-name="T52">ﮦ</text:span><text:span text:style-name="T1"> </text:span><text:span text:style-name="T52">ﮧ</text:span><text:span text:style-name="T1"> </text:span><text:span text:style-name="T52">ﮨ</text:span><text:span text:style-name="T1"> </text:span><text:span text:style-name="T52">ﮩ</text:span><text:span text:style-name="T1"> </text:span><text:span text:style-name="T52">ﮪ</text:span><text:span text:style-name="T1"> </text:span><text:span text:style-name="T52">ﮫ</text:span><text:span text:style-name="T1"> </text:span><text:span text:style-name="T52">ﮬ</text:span><text:span text:style-name="T1"> </text:span><text:span text:style-name="T52">ﮭ</text:span><text:span text:style-name="T1"> </text:span><text:span text:style-name="T52">ﮮ</text:span><text:span text:style-name="T1"> </text:span><text:span text:style-name="T52">ﮯ</text:span><text:span text:style-name="T1"> </text:span><text:span text:style-name="T52">ﮰ</text:span></text:p>
      <text:p text:style-name="P48"><text:span text:style-name="T1"><text:s/></text:span><text:span text:style-name="T52">ﮱ</text:span><text:span text:style-name="T1"> </text:span><text:span text:style-name="T52">ﯓ</text:span><text:span text:style-name="T1"> </text:span><text:span text:style-name="T52">ﯔ</text:span><text:span text:style-name="T1"> </text:span><text:span text:style-name="T52">ﯕ</text:span><text:span text:style-name="T1"> </text:span><text:span text:style-name="T52">ﯖ</text:span><text:span text:style-name="T1"> </text:span><text:span text:style-name="T52">ﯗ</text:span><text:span text:style-name="T1"> </text:span><text:span text:style-name="T52">ﯘ</text:span></text:p>
      <text:p text:style-name="P48"><text:span text:style-name="T1"><text:s/></text:span><text:span text:style-name="T52">ﯙ</text:span><text:span text:style-name="T1"> </text:span><text:span text:style-name="T52">ﯚ</text:span><text:span text:style-name="T1"> </text:span><text:span text:style-name="T52">ﯛ</text:span><text:span text:style-name="T1"> </text:span><text:span text:style-name="T52">ﯜ</text:span><text:span text:style-name="T1"> </text:span><text:span text:style-name="T52">ﯝ</text:span><text:span text:style-name="T1"> </text:span><text:span text:style-name="T52">ﯞ</text:span><text:span text:style-name="T1"> </text:span><text:span text:style-name="T52">ﯟ</text:span><text:span text:style-name="T1"> </text:span><text:span text:style-name="T52">ﯠ</text:span><text:span text:style-name="T1"> </text:span><text:span text:style-name="T52">ﯡ</text:span></text:p>
      <text:p text:style-name="P48"><text:span text:style-name="T1"><text:s/></text:span><text:span text:style-name="T52">ﯢ</text:span><text:span text:style-name="T1"> </text:span><text:span text:style-name="T52">ﯣ</text:span><text:span text:style-name="T1"> </text:span><text:span text:style-name="T52">ﯤ</text:span><text:span text:style-name="T1"> </text:span><text:span text:style-name="T52">ﯥ</text:span><text:span text:style-name="T1"> </text:span><text:span text:style-name="T52">ﯦ</text:span><text:span text:style-name="T1"> </text:span><text:span text:style-name="T52">ﯧ</text:span><text:span text:style-name="T1"> </text:span><text:span text:style-name="T52">ﯨ</text:span></text:p>
      <text:p text:style-name="P48"><text:span text:style-name="T52">ﯩ</text:span><text:span text:style-name="T1"> </text:span><text:span text:style-name="T52">ﯪ</text:span><text:span text:style-name="T1"> </text:span><text:span text:style-name="T52">ﯫ</text:span><text:span text:style-name="T1"> </text:span><text:span text:style-name="T52">ﯬ</text:span><text:span text:style-name="T1"> </text:span><text:span text:style-name="T52">ﯭ</text:span><text:span text:style-name="T1"> </text:span><text:span text:style-name="T52">ﯮ</text:span><text:span text:style-name="T1"> </text:span><text:span text:style-name="T52">ﯯ</text:span><text:span text:style-name="T1"> </text:span><text:span text:style-name="T52">ﯰ</text:span><text:span text:style-name="T1"> </text:span><text:span text:style-name="T52">ﯱ</text:span><text:span text:style-name="T1"> </text:span><text:span text:style-name="T52">ﯲ</text:span><text:span text:style-name="T1"> </text:span><text:span text:style-name="T52">ﯳ</text:span></text:p>
      <text:p text:style-name="P48"><text:span text:style-name="T1"><text:s/></text:span><text:span text:style-name="T52">ﯴ</text:span><text:span text:style-name="T1"> </text:span><text:span text:style-name="T52">ﯵ</text:span><text:span text:style-name="T1"> </text:span><text:span text:style-name="T52">ﯶ</text:span><text:span text:style-name="T1"> </text:span><text:span text:style-name="T52">ﯷﯸ</text:span><text:span text:style-name="T1"> </text:span><text:span text:style-name="T52">ﯹ</text:span><text:span text:style-name="T1"> </text:span><text:span text:style-name="T52">ﯺ</text:span><text:span text:style-name="T1"> </text:span><text:span text:style-name="T52">ﯻ</text:span><text:span text:style-name="T1"> </text:span><text:span text:style-name="T52">ﯼ</text:span><text:span text:style-name="T1"> </text:span><text:span text:style-name="T52">ﯽ</text:span><text:span text:style-name="T1"> </text:span><text:span text:style-name="T52">ﯾ</text:span></text:p>
      <text:p text:style-name="P61"><text:span text:style-name="T55">ﭑ</text:span><text:span text:style-name="T1"> </text:span><text:span text:style-name="T55">ﭒ</text:span><text:span text:style-name="T1"> </text:span><text:span text:style-name="T55">ﭓ</text:span><text:span text:style-name="T1"> </text:span><text:span text:style-name="T55">ﭔ</text:span><text:span text:style-name="T1"> </text:span><text:span text:style-name="T55">ﭕ</text:span><text:span text:style-name="T1"> </text:span><text:span text:style-name="T55">ﭖ</text:span><text:span text:style-name="T1"> </text:span><text:span text:style-name="T55">ﭗ</text:span><text:span text:style-name="T1"> </text:span><text:span text:style-name="T55">ﭘ</text:span><text:span text:style-name="T1"> </text:span><text:span text:style-name="T55">ﭙ</text:span><text:span text:style-name="T1"> </text:span><text:span text:style-name="T55">ﭚ</text:span></text:p>
      <text:p text:style-name="P50"><text:span text:style-name="T1"><text:s/></text:span><text:span text:style-name="T55">ﭛ</text:span><text:span text:style-name="T1"> </text:span><text:span text:style-name="T55">ﭜ</text:span><text:span text:style-name="T1"> </text:span><text:span text:style-name="T55">ﭝ</text:span><text:span text:style-name="T1"> </text:span><text:span text:style-name="T55">ﭞ</text:span><text:span text:style-name="T1"> </text:span><text:span text:style-name="T55">ﭟ</text:span><text:span text:style-name="T1"> </text:span><text:span text:style-name="T55">ﭠ</text:span><text:span text:style-name="T1"> </text:span><text:span text:style-name="T55">ﭡ</text:span></text:p>
      <text:p text:style-name="P50"><text:span text:style-name="T1"><text:s/></text:span><text:span text:style-name="T55">ﭢ</text:span><text:span text:style-name="T1"> </text:span><text:span text:style-name="T55">ﭣ</text:span><text:span text:style-name="T1"> </text:span><text:span text:style-name="T55">ﭤ</text:span><text:span text:style-name="T1"> </text:span><text:span text:style-name="T55">ﭥ</text:span><text:span text:style-name="T1"> </text:span><text:span text:style-name="T55">ﭦ</text:span><text:span text:style-name="T1"> </text:span><text:span text:style-name="T55">ﭧ</text:span><text:span text:style-name="T1"> </text:span><text:span text:style-name="T55">ﭨ</text:span><text:span text:style-name="T1"> </text:span><text:span text:style-name="T55">ﭩ</text:span><text:span text:style-name="T1"> </text:span><text:span text:style-name="T55">ﭪ</text:span><text:span text:style-name="T1"> </text:span><text:span text:style-name="T55">ﭫ</text:span></text:p>
      <text:p text:style-name="P50"><text:span text:style-name="T1"><text:s/></text:span><text:span text:style-name="T55">ﭬﭭ</text:span><text:span text:style-name="T1"> </text:span><text:span text:style-name="T55">ﭮ</text:span><text:span text:style-name="T1"> </text:span><text:span text:style-name="T55">ﭯ</text:span><text:span text:style-name="T1"> </text:span><text:span text:style-name="T55">ﭰ</text:span><text:span text:style-name="T1"> </text:span><text:span text:style-name="T55">ﭱ</text:span><text:span text:style-name="T1"> </text:span><text:span text:style-name="T55">ﭲ</text:span><text:span text:style-name="T1"> </text:span><text:span text:style-name="T55">ﭳ</text:span><text:span text:style-name="T1"> </text:span><text:span text:style-name="T55">ﭴ</text:span></text:p>
      <text:p text:style-name="P50"><text:span text:style-name="T1"><text:s/></text:span><text:span text:style-name="T55">ﭵ</text:span><text:span text:style-name="T1"> </text:span><text:span text:style-name="T55">ﭶ</text:span><text:span text:style-name="T1"> </text:span><text:span text:style-name="T55">ﭷ</text:span><text:span text:style-name="T1"> </text:span><text:span text:style-name="T55">ﭸ</text:span><text:span text:style-name="T1"> </text:span><text:span text:style-name="T55">ﭹﭺ</text:span><text:span text:style-name="T1"> </text:span><text:span text:style-name="T55">ﭻ</text:span><text:span text:style-name="T1"> </text:span><text:span text:style-name="T55">ﭼ</text:span><text:span text:style-name="T1"> </text:span><text:span text:style-name="T55">ﭽ</text:span><text:span text:style-name="T1"> </text:span><text:span text:style-name="T55">ﭾ</text:span><text:span text:style-name="T1"> </text:span><text:span text:style-name="T55">ﭿ</text:span><text:span text:style-name="T1"> </text:span><text:span text:style-name="T55">ﮀ</text:span></text:p>
      <text:p text:style-name="P50"><text:span text:style-name="T1"><text:s/></text:span><text:span text:style-name="T55">ﮁ</text:span><text:span text:style-name="T1"> </text:span><text:span text:style-name="T55">ﮂ</text:span><text:span text:style-name="T1"> </text:span><text:span text:style-name="T55">ﮃ</text:span><text:span text:style-name="T1"> </text:span><text:span text:style-name="T55">ﮄ</text:span><text:span text:style-name="T1"> </text:span><text:span text:style-name="T55">ﮅ</text:span><text:span text:style-name="T1"> </text:span><text:span text:style-name="T55">ﮆ</text:span><text:span text:style-name="T1"> </text:span><text:span text:style-name="T55">ﮇﮈ</text:span></text:p>
      <text:p text:style-name="P50"><text:span text:style-name="T1"><text:s/></text:span><text:span text:style-name="T55">ﮉ</text:span><text:span text:style-name="T1"> </text:span><text:span text:style-name="T55">ﮊﮋ</text:span><text:span text:style-name="T1"> </text:span><text:span text:style-name="T55">ﮌ</text:span><text:span text:style-name="T1"> </text:span><text:span text:style-name="T55">ﮍ</text:span><text:span text:style-name="T1"> </text:span><text:span text:style-name="T55">ﮎ</text:span><text:span text:style-name="T1"> </text:span><text:span text:style-name="T55">ﮏ</text:span><text:span text:style-name="T1"> </text:span><text:span text:style-name="T55">ﮐ</text:span><text:span text:style-name="T1"> </text:span><text:span text:style-name="T55">ﮑ</text:span></text:p>
      <text:p text:style-name="P50"><text:span text:style-name="T1"><text:s/></text:span><text:span text:style-name="T55">ﮒ</text:span><text:span text:style-name="T1"> </text:span><text:span text:style-name="T55">ﮓ</text:span><text:span text:style-name="T1"> </text:span><text:span text:style-name="T55">ﮔ</text:span><text:span text:style-name="T1"> </text:span><text:span text:style-name="T55">ﮕ</text:span><text:span text:style-name="T1"> </text:span><text:span text:style-name="T55">ﮖ</text:span><text:span text:style-name="T1"> </text:span><text:span text:style-name="T55">ﮗﮘ</text:span><text:span text:style-name="T1"> </text:span><text:span text:style-name="T55">ﮙ</text:span><text:span text:style-name="T1"> </text:span><text:span text:style-name="T55">ﮚ</text:span></text:p>
      <text:p text:style-name="P50"><text:span text:style-name="T1"><text:s/></text:span><text:span text:style-name="T55">ﮛ</text:span><text:span text:style-name="T1"> </text:span><text:span text:style-name="T55">ﮜ</text:span><text:span text:style-name="T1"> </text:span><text:span text:style-name="T55">ﮝ</text:span><text:span text:style-name="T1"> </text:span><text:span text:style-name="T55">ﮞ</text:span><text:span text:style-name="T1"> </text:span><text:span text:style-name="T55">ﮟ</text:span><text:span text:style-name="T1"> </text:span><text:span text:style-name="T55">ﮠ</text:span><text:span text:style-name="T1"> </text:span><text:span text:style-name="T55">ﮡ</text:span><text:span text:style-name="T1"> </text:span><text:span text:style-name="T55">ﮢ</text:span></text:p>
      <text:p text:style-name="P50"><text:span text:style-name="T1"><text:s/></text:span><text:span text:style-name="T55">ﮣ</text:span><text:span text:style-name="T1"> </text:span><text:span text:style-name="T55">ﮤ</text:span><text:span text:style-name="T1"> </text:span><text:span text:style-name="T55">ﮥ</text:span><text:span text:style-name="T1"> </text:span><text:span text:style-name="T55">ﮦ</text:span><text:span text:style-name="T1"> </text:span><text:span text:style-name="T55">ﮧ</text:span><text:span text:style-name="T1"> </text:span><text:span text:style-name="T55">ﮨ</text:span><text:span text:style-name="T1"> </text:span><text:span text:style-name="T55">ﮩ</text:span><text:span text:style-name="T1"> </text:span><text:span text:style-name="T55">ﮪ</text:span><text:span text:style-name="T1"> </text:span><text:span text:style-name="T55">ﮫ</text:span></text:p>
      <text:p text:style-name="P50"><text:span text:style-name="T1"><text:s/></text:span><text:span text:style-name="T55">ﮬ</text:span><text:span text:style-name="T1"> </text:span><text:span text:style-name="T55">ﮭ</text:span><text:span text:style-name="T1"> </text:span><text:span text:style-name="T55">ﮮ</text:span><text:span text:style-name="T1"> </text:span><text:span text:style-name="T55">ﮯ</text:span><text:span text:style-name="T1"> </text:span><text:span text:style-name="T55">ﮰ</text:span><text:span text:style-name="T1"> </text:span><text:span text:style-name="T55">ﮱ</text:span><text:span text:style-name="T1"> </text:span><text:span text:style-name="T55">ﯓ</text:span><text:span text:style-name="T1"> </text:span><text:span text:style-name="T55">ﯔ</text:span></text:p>
      <text:p text:style-name="P50"><text:span text:style-name="T1"><text:s/></text:span><text:span text:style-name="T55">ﯕ</text:span><text:span text:style-name="T1"> </text:span><text:span text:style-name="T55">ﯖ</text:span><text:span text:style-name="T1"> </text:span><text:span text:style-name="T55">ﯗ</text:span><text:span text:style-name="T1"> </text:span><text:span text:style-name="T55">ﯘ</text:span><text:span text:style-name="T1"> </text:span><text:span text:style-name="T55">ﯙ</text:span><text:span text:style-name="T1"> </text:span><text:span text:style-name="T55">ﯚ</text:span><text:span text:style-name="T1"> </text:span><text:span text:style-name="T55">ﯛ</text:span><text:span text:style-name="T1"> </text:span><text:span text:style-name="T55">ﯜ</text:span><text:span text:style-name="T1"> </text:span><text:span text:style-name="T55">ﯝ</text:span><text:span text:style-name="T1"> </text:span><text:span text:style-name="T55">ﯞ</text:span><text:span text:style-name="T1"> </text:span><text:span text:style-name="T55">ﯟ</text:span></text:p>
      <text:p text:style-name="P50"><text:span text:style-name="T1"><text:s/></text:span><text:span text:style-name="T55">ﯠ</text:span><text:span text:style-name="T1"> </text:span><text:span text:style-name="T55">ﯡ</text:span><text:span text:style-name="T1"> </text:span><text:span text:style-name="T55">ﯢ</text:span><text:span text:style-name="T1"> </text:span><text:span text:style-name="T55">ﯣ</text:span><text:span text:style-name="T1"> </text:span><text:span text:style-name="T55">ﯤ</text:span><text:span text:style-name="T1"> </text:span><text:span text:style-name="T55">ﯥ</text:span><text:span text:style-name="T1"> </text:span><text:span text:style-name="T55">ﯦ</text:span><text:span text:style-name="T1"> </text:span><text:span text:style-name="T55">ﯧ</text:span></text:p>
      <text:p text:style-name="P50"><text:span text:style-name="T1"><text:s/></text:span><text:span text:style-name="T55">ﯨ</text:span><text:span text:style-name="T1"> </text:span><text:span text:style-name="T55">ﯩ</text:span><text:span text:style-name="T1"> </text:span><text:span text:style-name="T55">ﯪ</text:span><text:span text:style-name="T1"> </text:span><text:span text:style-name="T55">ﯫ</text:span><text:span text:style-name="T1"> </text:span><text:span text:style-name="T55">ﯬ</text:span><text:span text:style-name="T1"> </text:span><text:span text:style-name="T55">ﯭ</text:span><text:span text:style-name="T1"> </text:span><text:span text:style-name="T55">ﯮ</text:span><text:span text:style-name="T1"> </text:span><text:span text:style-name="T55">ﯯ</text:span></text:p>
      <text:p text:style-name="P50"><text:span text:style-name="T1"><text:s/></text:span><text:span text:style-name="T55">ﯰ</text:span><text:span text:style-name="T1"> </text:span><text:span text:style-name="T55">ﯱ</text:span><text:span text:style-name="T1"> </text:span><text:span text:style-name="T55">ﯲ</text:span><text:span text:style-name="T1"> </text:span><text:span text:style-name="T55">ﯳ</text:span><text:span text:style-name="T1"> </text:span><text:span text:style-name="T55">ﯴ</text:span><text:span text:style-name="T1"> </text:span><text:span text:style-name="T55">ﯵ</text:span><text:span text:style-name="T1"> </text:span><text:span text:style-name="T55">ﯶ</text:span><text:span text:style-name="T1"> </text:span><text:span text:style-name="T55">ﯷ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541" svg:font-family="MSI_Z541" style:font-pitch="variable"/>
    <style:font-face style:name="MSI_Z542" svg:font-family="MSI_Z542" style:font-pitch="variable"/>
    <style:font-face style:name="MSI_Z543" svg:font-family="MSI_Z543" style:font-pitch="variable"/>
    <style:font-face style:name="MSI_Z544" svg:font-family="MSI_Z544" style:font-pitch="variable"/>
    <style:font-face style:name="MSI_Z545" svg:font-family="MSI_Z545" style:font-pitch="variable"/>
    <style:font-face style:name="MSI_Z546" svg:font-family="MSI_Z546" style:font-pitch="variable"/>
    <style:font-face style:name="MSI_Z547" svg:font-family="MSI_Z547" style:font-pitch="variable"/>
    <style:font-face style:name="MSI_Z548" svg:font-family="MSI_Z548" style:font-pitch="variable"/>
    <style:font-face style:name="MSI_Z549" svg:font-family="MSI_Z549" style:font-pitch="variable"/>
    <style:font-face style:name="MSI_Z550" svg:font-family="MSI_Z550" style:font-pitch="variable"/>
    <style:font-face style:name="MSI_Z551" svg:font-family="MSI_Z551" style:font-pitch="variable"/>
    <style:font-face style:name="MSI_Z552" svg:font-family="MSI_Z552" style:font-pitch="variable"/>
    <style:font-face style:name="MSI_Z553" svg:font-family="MSI_Z553" style:font-pitch="variable"/>
    <style:font-face style:name="MSI_Z554" svg:font-family="MSI_Z554" style:font-pitch="variable"/>
    <style:font-face style:name="MSI_Z555" svg:font-family="MSI_Z555" style:font-pitch="variable"/>
    <style:font-face style:name="MSI_Z556" svg:font-family="MSI_Z556" style:font-pitch="variable"/>
    <style:font-face style:name="MSI_Z557" svg:font-family="MSI_Z557" style:font-pitch="variable"/>
    <style:font-face style:name="MSI_Z558" svg:font-family="MSI_Z558" style:font-pitch="variable"/>
    <style:font-face style:name="MSI_Z559" svg:font-family="MSI_Z559" style:font-pitch="variable"/>
    <style:font-face style:name="MSI_Z560" svg:font-family="MSI_Z560" style:font-pitch="variable"/>
    <style:font-face style:name="MSI_Z561" svg:font-family="MSI_Z56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QCF_P541" svg:font-family="QCF_P541" style:font-family-generic="roman" style:font-pitch="variable"/>
    <style:font-face style:name="QCF_P542" svg:font-family="QCF_P542" style:font-family-generic="roman" style:font-pitch="variable"/>
    <style:font-face style:name="QCF_P543" svg:font-family="QCF_P543" style:font-family-generic="roman" style:font-pitch="variable"/>
    <style:font-face style:name="QCF_P544" svg:font-family="QCF_P544" style:font-family-generic="roman" style:font-pitch="variable"/>
    <style:font-face style:name="QCF_P546" svg:font-family="QCF_P546" style:font-family-generic="roman" style:font-pitch="variable"/>
    <style:font-face style:name="QCF_P547" svg:font-family="QCF_P547" style:font-family-generic="roman" style:font-pitch="variable"/>
    <style:font-face style:name="QCF_P548" svg:font-family="QCF_P548" style:font-family-generic="roman" style:font-pitch="variable"/>
    <style:font-face style:name="QCF_P549" svg:font-family="QCF_P549" style:font-family-generic="roman" style:font-pitch="variable"/>
    <style:font-face style:name="QCF_P550" svg:font-family="QCF_P550" style:font-family-generic="roman" style:font-pitch="variable"/>
    <style:font-face style:name="QCF_P551" svg:font-family="QCF_P551" style:font-family-generic="roman" style:font-pitch="variable"/>
    <style:font-face style:name="QCF_P552" svg:font-family="QCF_P552" style:font-family-generic="roman" style:font-pitch="variable"/>
    <style:font-face style:name="QCF_P553" svg:font-family="QCF_P553" style:font-family-generic="roman" style:font-pitch="variable"/>
    <style:font-face style:name="QCF_P554" svg:font-family="QCF_P554" style:font-family-generic="roman" style:font-pitch="variable"/>
    <style:font-face style:name="QCF_P555" svg:font-family="QCF_P555" style:font-family-generic="roman" style:font-pitch="variable"/>
    <style:font-face style:name="QCF_P556" svg:font-family="QCF_P556" style:font-family-generic="roman" style:font-pitch="variable"/>
    <style:font-face style:name="QCF_P557" svg:font-family="QCF_P557" style:font-family-generic="roman" style:font-pitch="variable"/>
    <style:font-face style:name="QCF_P558" svg:font-family="QCF_P558" style:font-family-generic="roman" style:font-pitch="variable"/>
    <style:font-face style:name="QCF_P559" svg:font-family="QCF_P559" style:font-family-generic="roman" style:font-pitch="variable"/>
    <style:font-face style:name="QCF_P560" svg:font-family="QCF_P560" style:font-family-generic="roman" style:font-pitch="variable"/>
    <style:font-face style:name="QCF_P561" svg:font-family="QCF_P56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5511" svg:font-family="QCF_P551" style:font-family-generic="system" style:font-pitch="variable"/>
    <style:font-face style:name="QCF_P5521" svg:font-family="QCF_P552" style:font-family-generic="system" style:font-pitch="variable"/>
    <style:font-face style:name="QCF_P5531" svg:font-family="QCF_P553" style:font-family-generic="system" style:font-pitch="variable"/>
    <style:font-face style:name="QCF_P5541" svg:font-family="QCF_P554" style:font-family-generic="system" style:font-pitch="variable"/>
    <style:font-face style:name="QCF_P5551" svg:font-family="QCF_P555" style:font-family-generic="system" style:font-pitch="variable"/>
    <style:font-face style:name="QCF_P5561" svg:font-family="QCF_P556" style:font-family-generic="system" style:font-pitch="variable"/>
    <style:font-face style:name="QCF_P5571" svg:font-family="QCF_P557" style:font-family-generic="system" style:font-pitch="variable"/>
    <style:font-face style:name="QCF_P5581" svg:font-family="QCF_P558" style:font-family-generic="system" style:font-pitch="variable"/>
    <style:font-face style:name="QCF_P5591" svg:font-family="QCF_P559" style:font-family-generic="system" style:font-pitch="variable"/>
    <style:font-face style:name="QCF_P5601" svg:font-family="QCF_P560" style:font-family-generic="system" style:font-pitch="variable"/>
    <style:font-face style:name="QCF_P5611" svg:font-family="QCF_P56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75019c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T1" style:family="text">
      <style:text-properties style:font-name="Liberation Sans Narrow" fo:font-size="10pt" officeooo:rsid="0075019c" style:font-size-asian="8pt" style:font-size-complex="8pt"/>
    </style:style>
    <style:style style:name="MT2" style:family="text">
      <style:text-properties style:font-name="Liberation Sans Narrow" fo:font-size="10pt" officeooo:rsid="01dabfa1" style:font-size-asian="8pt" style:font-size-complex="8pt"/>
    </style:style>
    <style:style style:name="MT3" style:family="text">
      <style:text-properties style:font-name="Liberation Sans Narrow" fo:font-size="10pt" officeooo:rsid="020e48e7" style:font-size-asian="8pt" style:font-size-complex="8pt"/>
    </style:style>
    <style:style style:name="MT4" style:family="text">
      <style:text-properties style:font-name="Liberation Sans Narrow" fo:font-size="10pt" officeooo:rsid="015e6cbb" style:font-size-asian="8pt" style:font-size-complex="8pt"/>
    </style:style>
    <style:style style:name="MT5" style:family="text">
      <style:text-properties style:font-name="Liberation Sans Narrow" fo:font-size="10pt" officeooo:rsid="0075019c" style:font-size-asian="10pt" style:font-size-complex="10pt"/>
    </style:style>
    <style:style style:name="MT6" style:family="text">
      <style:text-properties style:font-name="Liberation Sans Narrow" fo:font-size="10pt" officeooo:rsid="01dff3d2" style:font-size-asian="10pt" style:font-size-complex="10pt"/>
    </style:style>
    <style:style style:name="MT7" style:family="text">
      <style:text-properties style:font-name="Liberation Sans Narrow" fo:font-size="10pt" officeooo:rsid="020fbc37" style:font-size-asian="10pt" style:font-size-complex="10pt"/>
    </style:style>
    <style:style style:name="MT8" style:family="text">
      <style:text-properties style:font-name="Liberation Sans Narrow" fo:font-size="10pt" officeooo:rsid="016128c4" style:font-size-asian="10pt" style:font-size-complex="10pt"/>
    </style:style>
    <style:style style:name="MT9" style:family="text">
      <style:text-properties style:font-name="Liberation Sans Narrow" fo:font-size="10pt" officeooo:rsid="01c515fe" style:font-size-asian="10pt" style:font-size-complex="10pt"/>
    </style:style>
    <style:style style:name="MT10" style:family="text">
      <style:text-properties style:font-name="Liberation Sans Narrow" fo:font-size="10pt" officeooo:rsid="0163d1a8" style:font-size-asian="10pt" style:font-size-complex="10pt"/>
    </style:style>
    <style:style style:name="MT11" style:family="text">
      <style:text-properties style:font-name="Liberation Sans Narrow" fo:font-size="10pt" officeooo:rsid="019c7e8c" style:font-size-asian="8pt" style:font-size-complex="8pt"/>
    </style:style>
    <style:style style:name="MT12" style:family="text">
      <style:text-properties style:font-name="Liberation Sans Narrow" fo:font-size="10pt" officeooo:rsid="020fbc37" style:font-size-asian="8pt" style:font-size-complex="8pt"/>
    </style:style>
    <style:style style:name="MT13" style:family="text">
      <style:text-properties style:font-name="Liberation Sans Narrow" fo:font-size="10pt" officeooo:rsid="01e3d5c0" style:font-size-asian="8pt" style:font-size-complex="8pt"/>
    </style:style>
    <style:style style:name="MT14" style:family="text">
      <style:text-properties style:font-name="Liberation Sans Narrow" fo:font-size="10pt" officeooo:rsid="01c0fc98" style:font-size-asian="8pt" style:font-size-complex="8pt"/>
    </style:style>
    <style:style style:name="MT15" style:family="text">
      <style:text-properties style:font-name="Liberation Sans Narrow" fo:font-size="10pt" officeooo:rsid="02108ee1" style:font-size-asian="8pt" style:font-size-complex="8pt"/>
    </style:style>
    <style:style style:name="MT16" style:family="text">
      <style:text-properties style:font-name="Liberation Sans Narrow" fo:font-size="10pt" officeooo:rsid="01f67100" style:font-size-asian="8pt" style:font-size-complex="8pt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4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47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urat </text:span><text:span text:style-name="MT2">A</text:span><text:span text:style-name="MT3">l Mujadilah</text:span><text:span text:style-name="MT1"><text:tab/><text:tab/>Juz </text:span><text:span text:style-name="MT4">2</text:span><text:span text:style-name="MT3">8</text:span></text:p>
      </style:header>
      <style:footer>
        <text:p text:style-name="MP2"><text:page-number text:select-page="current">542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<text:span text:style-name="MT5">Surat </text:span><text:span text:style-name="MT6">A</text:span><text:span text:style-name="MT7">l Hasyr</text:span><text:span text:style-name="MT5"><text:tab/><text:tab/>Juz </text:span><text:span text:style-name="MT8">2</text:span><text:span text:style-name="MT7">8</text:span></text:p>
      </style:header>
      <style:footer>
        <text:p text:style-name="MP2"><text:page-number text:select-page="current">548</text:page-number></text:p>
      </style:footer>
    </style:master-page>
    <style:master-page style:name="ganti_20_surat2" style:display-name="ganti surat2" style:page-layout-name="Mpm9">
      <style:header>
        <text:p text:style-name="MP3"><text:span text:style-name="MT5">Surat </text:span><text:span text:style-name="MT9">A</text:span><text:span text:style-name="MT7">l Mumtahanah</text:span><text:span text:style-name="MT9"><text:tab/><text:tab/></text:span><text:span text:style-name="MT5">Juz </text:span><text:span text:style-name="MT10">2</text:span><text:span text:style-name="MT7">8</text:span></text:p>
      </style:header>
      <style:footer>
        <text:p text:style-name="MP2"><text:page-number text:select-page="current">550</text:page-number></text:p>
      </style:footer>
    </style:master-page>
    <style:master-page style:name="ganti_20_surat3" style:display-name="ganti surat3" style:page-layout-name="Mpm1">
      <style:header>
        <text:p text:style-name="MP1"><text:span text:style-name="MT1">Surat </text:span><text:span text:style-name="MT11">A</text:span><text:span text:style-name="MT12">sh Shaf</text:span><text:span text:style-name="MT1"><text:tab/><text:tab/>Juz </text:span><text:span text:style-name="MT4">2</text:span><text:span text:style-name="MT12">8</text:span></text:p>
      </style:header>
      <style:footer>
        <text:p text:style-name="MP2"><text:page-number text:select-page="current">552</text:page-number></text:p>
      </style:footer>
    </style:master-page>
    <style:master-page style:name="ganti_20_surat4" style:display-name="ganti surat4" style:page-layout-name="Mpm1">
      <style:header>
        <text:p text:style-name="MP1"><text:span text:style-name="MT1">Surat </text:span><text:span text:style-name="MT13">A</text:span><text:span text:style-name="MT12">l Jumu’ah</text:span><text:span text:style-name="MT1"><text:tab/><text:tab/>Juz </text:span><text:span text:style-name="MT4">2</text:span><text:span text:style-name="MT12">8</text:span></text:p>
      </style:header>
      <style:footer>
        <text:p text:style-name="MP2"><text:page-number text:select-page="current">553</text:page-number></text:p>
      </style:footer>
    </style:master-page>
    <style:master-page style:name="ganti_20_surat5" style:display-name="ganti surat5" style:page-layout-name="Mpm1">
      <style:header>
        <text:p text:style-name="MP1"><text:span text:style-name="MT1">Surat </text:span><text:span text:style-name="MT13">Al </text:span><text:span text:style-name="MT12">Munafiqun</text:span><text:span text:style-name="MT1"><text:tab/><text:tab/>Juz </text:span><text:span text:style-name="MT4">2</text:span><text:span text:style-name="MT12">8</text:span></text:p>
      </style:header>
      <style:footer>
        <text:p text:style-name="MP2"><text:page-number text:select-page="current">555</text:page-number></text:p>
      </style:footer>
    </style:master-page>
    <style:master-page style:name="ganti_20_surat6" style:display-name="ganti surat6" style:page-layout-name="Mpm1">
      <style:header>
        <text:p text:style-name="MP1"><text:span text:style-name="MT1">Surat </text:span><text:span text:style-name="MT14">A</text:span><text:span text:style-name="MT12">t Taghabun</text:span><text:span text:style-name="MT1"><text:tab/><text:tab/>Juz </text:span><text:span text:style-name="MT4">2</text:span><text:span text:style-name="MT12">8</text:span></text:p>
      </style:header>
      <style:footer>
        <text:p text:style-name="MP2"><text:page-number text:select-page="current">557</text:page-number></text:p>
      </style:footer>
    </style:master-page>
    <style:master-page style:name="ganti_20_surat7" style:display-name="ganti surat7" style:page-layout-name="Mpm1">
      <style:header>
        <text:p text:style-name="MP1"><text:span text:style-name="MT1">Surat </text:span><text:span text:style-name="MT2">A</text:span><text:span text:style-name="MT15">th Thalaq</text:span><text:span text:style-name="MT1"><text:tab/><text:tab/>Juz </text:span><text:span text:style-name="MT4">2</text:span><text:span text:style-name="MT15">8</text:span></text:p>
      </style:header>
      <style:footer>
        <text:p text:style-name="MP2"><text:page-number text:select-page="current">559</text:page-number></text:p>
      </style:footer>
    </style:master-page>
    <style:master-page style:name="ganti_20_surat8" style:display-name="ganti surat8" style:page-layout-name="Mpm1">
      <style:header>
        <text:p text:style-name="MP1"><text:span text:style-name="MT1">Surat </text:span><text:span text:style-name="MT2">A</text:span><text:span text:style-name="MT15">t Tahrim</text:span><text:span text:style-name="MT1"><text:tab/><text:tab/>Juz </text:span><text:span text:style-name="MT4">2</text:span><text:span text:style-name="MT15">8</text:span></text:p>
      </style:header>
      <style:footer>
        <text:p text:style-name="MP2"><text:page-number text:select-page="current">561</text:page-number></text:p>
      </style:footer>
    </style:master-page>
    <style:master-page style:name="ganti_20_surat9" style:display-name="ganti surat9" style:page-layout-name="Mpm1">
      <style:header>
        <text:p text:style-name="MP1"><text:span text:style-name="MT1">Surat </text:span><text:span text:style-name="MT2">Ad</text:span><text:span text:style-name="MT16">z Dzariyat</text:span><text:span text:style-name="MT1"><text:tab/><text:tab/>Juz </text:span><text:span text:style-name="MT4">27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4-17T23:51:51.012659065</dc:date>
    <meta:editing-duration>PT20H54M14S</meta:editing-duration>
    <meta:editing-cycles>469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320" meta:word-count="2771" meta:character-count="5913" meta:non-whitespace-character-count="3215"/>
  </office:meta>
</office:document-meta>
</file>